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200000002000309F1C.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6" style:family="graphic">
      <style:graphic-properties style:protect="size"/>
    </style:style>
    <style:style style:name="gr8" style:family="graphic" style:parent-style-name="standard">
      <style:graphic-properties draw:fill-color="#ffff99" draw:textarea-horizontal-align="justify" draw:textarea-vertical-align="middle" draw:auto-grow-height="false" fo:wrap-option="wrap"/>
    </style:style>
    <style:style style:name="gr10" style:family="graphic" style:parent-style-name="standard">
      <style:graphic-properties draw:fill-color="#00cc33" draw:opacity="50%" draw:textarea-horizontal-align="justify" draw:textarea-vertical-align="middle" draw:auto-grow-height="false" fo:wrap-option="wrap" draw:shadow-opacity="50%"/>
    </style:style>
    <style:style style:name="gr11" style:family="graphic" style:parent-style-name="standard">
      <style:graphic-properties draw:fill-color="#ff3333" draw:opacity="50%" draw:textarea-horizontal-align="justify" draw:textarea-vertical-align="middle" draw:auto-grow-height="false" fo:wrap-option="wrap" draw:shadow-opacity="50%"/>
    </style:style>
    <style:style style:name="gr12" style:family="graphic" style:parent-style-name="standard">
      <style:graphic-properties draw:fill-color="#ff00cc" draw:opacity="50%" draw:textarea-horizontal-align="justify" draw:textarea-vertical-align="middle" draw:auto-grow-height="false" fo:wrap-option="wrap" draw:shadow-opacity="50%"/>
    </style:style>
    <style:style style:name="gr13" style:family="graphic" style:parent-style-name="standard">
      <style:graphic-properties draw:fill-color="#0000ff" draw:opacity="50%" draw:textarea-horizontal-align="justify" draw:textarea-vertical-align="middle" draw:auto-grow-height="false" fo:wrap-option="wrap" draw:shadow-opacity="50%"/>
    </style:style>
    <style:style style:name="gr14" style:family="graphic" style:parent-style-name="standard">
      <style:graphic-properties draw:marker-start="Circle" draw:marker-start-width="0.3cm" draw:marker-end="Arrow" draw:marker-end-width="0.3cm" draw:textarea-horizontal-align="center" draw:textarea-vertical-align="middle" fo:wrap-option="wrap"/>
    </style:style>
    <style:style style:name="gr15" style:family="graphic" style:parent-style-name="standard">
      <style:graphic-properties draw:marker-start="Arrow" draw:marker-start-width="0.3cm" draw:marker-end="Arrow" draw:marker-end-width="0.3cm" draw:textarea-horizontal-align="center" draw:textarea-vertical-align="middle" fo:wrap-option="wrap"/>
    </style:style>
    <style:style style:name="gr16" style:family="graphic" style:parent-style-name="standard">
      <style:graphic-properties draw:marker-end="Arrow" draw:marker-end-width="0.3cm" draw:textarea-horizontal-align="center" draw:textarea-vertical-align="middle" fo:wrap-option="wrap"/>
    </style:style>
    <style:style style:name="gr17" style:family="graphic" style:parent-style-name="standard">
      <style:graphic-properties draw:textarea-horizontal-align="center" draw:textarea-vertical-align="middle" fo:wrap-option="wrap"/>
    </style:style>
    <style:style style:name="gr18" style:family="graphic" style:parent-style-name="standard">
      <style:graphic-properties draw:marker-end="Arrow" draw:marker-end-width="0.3cm" draw:textarea-horizontal-align="center" draw:textarea-vertical-align="middle" fo:wrap-option="wrap"/>
    </style:style>
    <style:style style:name="gr19" style:family="graphic" style:parent-style-name="standard">
      <style:graphic-properties draw:stroke="none" svg:stroke-color="#000000" draw:fill="none" draw:fill-color="#ffffff" draw:auto-grow-height="true" draw:auto-grow-width="false" fo:max-height="0cm" fo:min-height="1.655cm" fo:wrap-option="wrap"/>
    </style:style>
    <style:style style:name="gr20" style:family="graphic" style:parent-style-name="standard">
      <style:graphic-properties draw:stroke="none" svg:stroke-color="#000000" draw:fill="none" draw:fill-color="#ffffff" draw:auto-grow-height="true" draw:auto-grow-width="false" fo:max-height="0cm" fo:min-height="0cm" fo:wrap-option="wrap"/>
    </style:style>
    <style:style style:name="gr22" style:family="graphic" style:parent-style-name="standard">
      <style:graphic-properties draw:fill-color="#ff0000" draw:opacity="50%" draw:textarea-horizontal-align="justify" draw:textarea-vertical-align="middle" draw:auto-grow-height="false" fo:wrap-option="wrap" draw:shadow-opacity="50%"/>
    </style:style>
    <style:style style:name="gr23" style:family="graphic" style:parent-style-name="standard">
      <style:graphic-properties draw:marker-start="Circle" draw:marker-start-width="0.3cm" draw:marker-end="Arrow" draw:marker-end-width="0.3cm" draw:textarea-horizontal-align="center" draw:textarea-vertical-align="middle" fo:wrap-option="wrap"/>
    </style:style>
    <style:style style:name="gr29" style:family="graphic" style:parent-style-name="standard">
      <style:graphic-properties draw:fill-color="#ffff99" draw:textarea-horizontal-align="justify" draw:textarea-vertical-align="middle" draw:auto-grow-height="false" fo:wrap-option="wrap"/>
    </style:style>
    <style:style style:name="gr30" style:family="graphic" style:parent-style-name="standard">
      <style:graphic-properties draw:fill-color="#ff33ff" draw:opacity="50%" draw:textarea-horizontal-align="justify" draw:textarea-vertical-align="middle" draw:auto-grow-height="false" fo:wrap-option="wrap" draw:shadow-opacity="50%"/>
    </style:style>
    <style:style style:name="gr31" style:family="graphic" style:parent-style-name="standard">
      <style:graphic-properties draw:fill-color="#00ffff" draw:opacity="50%" draw:textarea-horizontal-align="justify" draw:textarea-vertical-align="middle" draw:auto-grow-height="false" fo:wrap-option="wrap" draw:shadow-opacity="50%"/>
    </style:style>
    <style:style style:name="gr32" style:family="graphic" style:parent-style-name="standard">
      <style:graphic-properties draw:stroke="none" svg:stroke-color="#000000" draw:fill="none" draw:fill-color="#ffffff" draw:auto-grow-height="true" draw:auto-grow-width="false" fo:max-height="0cm" fo:min-height="0.385cm" fo:wrap-option="wrap"/>
    </style:style>
    <style:style style:name="gr33" style:family="graphic" style:parent-style-name="standard">
      <style:graphic-properties draw:fill-color="#66ff00" draw:opacity="50%" draw:textarea-horizontal-align="justify" draw:textarea-vertical-align="middle" draw:auto-grow-height="false" fo:wrap-option="wrap" draw:shadow-opacity="50%"/>
    </style:style>
    <style:style style:name="gr35" style:family="graphic" style:parent-style-name="standard">
      <style:graphic-properties draw:fill-color="#ff66cc" draw:opacity="50%" draw:textarea-horizontal-align="justify" draw:textarea-vertical-align="middle" draw:auto-grow-height="false" fo:wrap-option="wrap" draw:shadow-opacity="50%"/>
    </style:style>
    <style:style style:name="gr36" style:family="graphic" style:parent-style-name="standard">
      <style:graphic-properties draw:fill-color="#cc3300" draw:opacity="50%" draw:textarea-horizontal-align="justify" draw:textarea-vertical-align="middle" draw:auto-grow-height="false" fo:wrap-option="wrap" draw:shadow-opacity="50%"/>
    </style:style>
    <style:style style:name="gr37" style:family="graphic" style:parent-style-name="standard">
      <style:graphic-properties draw:fill-color="#00cc00" draw:opacity="50%" draw:textarea-horizontal-align="justify" draw:textarea-vertical-align="middle" draw:auto-grow-height="false" fo:wrap-option="wrap" draw:shadow-opacity="50%"/>
    </style:style>
    <style:style style:name="gr38" style:family="graphic" style:parent-style-name="standard">
      <style:graphic-properties draw:fill-color="#99ffcc" draw:opacity="50%" draw:textarea-horizontal-align="justify" draw:textarea-vertical-align="middle" draw:auto-grow-height="false" fo:wrap-option="wrap" draw:shadow-opacity="50%"/>
    </style:style>
    <style:style style:name="pr3" style:family="presentation" style:parent-style-name="_28_Default_29__20_Title_20_Master-title">
      <style:graphic-properties fo:min-height="4.244cm" fo:wrap-option="wrap"/>
    </style:style>
    <style:style style:name="pr5" style:family="presentation" style:parent-style-name="_28_Default_29__20_Title_20_Master-notes">
      <style:graphic-properties draw:auto-grow-height="true" fo:min-height="12.573cm" fo:wrap-option="wrap"/>
    </style:style>
    <style:style style:name="pr26" style:family="presentation" style:parent-style-name="_28_Default_29__20_Title_20_Master-notes">
      <style:graphic-properties fo:min-height="12.322cm" fo:wrap-option="wrap"/>
    </style:style>
    <style:style style:name="pr34" style:family="presentation" style:parent-style-name="_28_Default_29__20_Title_20_Master-notes">
      <style:graphic-properties fo:min-height="12.322cm" fo:wrap-option="wrap"/>
    </style:style>
    <style:style style:name="P4" style:family="paragraph">
      <style:paragraph-properties style:punctuation-wrap="simple" style:line-break="strict" style:writing-mode="lr-tb"/>
    </style:style>
    <style:style style:name="P7" style:family="paragraph">
      <style:paragraph-properties fo:text-align="center"/>
    </style:style>
    <style:style style:name="P9" style:family="paragraph">
      <style:paragraph-properties fo:text-align="center" style:punctuation-wrap="simple" style:line-break="strict" style:writing-mode="lr-tb"/>
    </style:style>
    <style:style style:name="P21" style:family="paragraph">
      <style:paragraph-properties style:line-break="strict"/>
    </style:style>
    <style:style style:name="P25" style:family="paragraph">
      <style:paragraph-properties style:punctuation-wrap="simple" style:line-break="strict" style:writing-mode="lr-tb"/>
      <style:text-properties fo:font-size="26pt" style:font-size-asian="26pt" style:font-size-complex="26pt"/>
    </style:style>
    <style:style style:name="P27" style:family="paragraph">
      <style:paragraph-properties fo:text-align="start"/>
    </style:style>
    <style:style style:name="P28" style:family="paragraph">
      <style:paragraph-properties fo:text-align="start" style:punctuation-wrap="simple" style:line-break="strict" style:writing-mode="lr-tb"/>
    </style:style>
    <style:style style:name="T24" style:family="text">
      <style:text-properties fo:font-size="26pt" style:font-size-asian="26pt" style:font-size-complex="26pt"/>
    </style:style>
    <text:list-style style:name="L937">
      <text:list-level-style-bullet text:level="1" text:bullet-char="●">
        <style:list-level-properties text:min-label-width="1cm"/>
        <style:text-properties fo:font-family="StarSymbol" style:use-window-font-color="true" fo:font-size="45%"/>
      </text:list-level-style-bullet>
      <text:list-level-style-bullet text:level="2" text:bullet-char="●">
        <style:list-level-properties text:space-before="1cm" text:min-label-width="1cm"/>
        <style:text-properties fo:font-family="StarSymbol" style:use-window-font-color="true" fo:font-size="45%"/>
      </text:list-level-style-bullet>
      <text:list-level-style-bullet text:level="3" text:bullet-char="●">
        <style:list-level-properties text:space-before="2cm" text:min-label-width="1cm"/>
        <style:text-properties fo:font-family="StarSymbol" style:use-window-font-color="true" fo:font-size="45%"/>
      </text:list-level-style-bullet>
      <text:list-level-style-bullet text:level="4" text:bullet-char="●">
        <style:list-level-properties text:space-before="3cm" text:min-label-width="1cm"/>
        <style:text-properties fo:font-family="StarSymbol" style:use-window-font-color="true" fo:font-size="45%"/>
      </text:list-level-style-bullet>
      <text:list-level-style-bullet text:level="5" text:bullet-char="●">
        <style:list-level-properties text:space-before="4cm" text:min-label-width="1cm"/>
        <style:text-properties fo:font-family="StarSymbol" style:use-window-font-color="true" fo:font-size="45%"/>
      </text:list-level-style-bullet>
      <text:list-level-style-bullet text:level="6" text:bullet-char="●">
        <style:list-level-properties text:space-before="5cm" text:min-label-width="1cm"/>
        <style:text-properties fo:font-family="StarSymbol" style:use-window-font-color="true" fo:font-size="45%"/>
      </text:list-level-style-bullet>
      <text:list-level-style-bullet text:level="7" text:bullet-char="●">
        <style:list-level-properties text:space-before="6cm" text:min-label-width="1cm"/>
        <style:text-properties fo:font-family="StarSymbol" style:use-window-font-color="true" fo:font-size="45%"/>
      </text:list-level-style-bullet>
      <text:list-level-style-bullet text:level="8" text:bullet-char="●">
        <style:list-level-properties text:space-before="7cm" text:min-label-width="1cm"/>
        <style:text-properties fo:font-family="StarSymbol" style:use-window-font-color="true" fo:font-size="45%"/>
      </text:list-level-style-bullet>
      <text:list-level-style-bullet text:level="9" text:bullet-char="●">
        <style:list-level-properties text:space-before="8cm" text:min-label-width="1cm"/>
        <style:text-properties fo:font-family="StarSymbol" style:use-window-font-color="true" fo:font-size="45%"/>
      </text:list-level-style-bullet>
      <text:list-level-style-bullet text:level="10" text:bullet-char="●">
        <style:list-level-properties text:space-before="9cm" text:min-label-width="1cm"/>
        <style:text-properties fo:font-family="StarSymbol" style:use-window-font-color="true" fo:font-size="45%"/>
      </text:list-level-style-bullet>
    </text:list-style>
    <text:list-style style:name="L938">
      <text:list-level-style-bullet text:level="1" text:bullet-char="●">
        <style:list-level-properties text:min-label-width="1cm"/>
        <style:text-properties fo:font-family="StarSymbol" style:use-window-font-color="true" fo:font-size="45%"/>
      </text:list-level-style-bullet>
      <text:list-level-style-bullet text:level="2" text:bullet-char="●">
        <style:list-level-properties text:space-before="1cm" text:min-label-width="1cm"/>
        <style:text-properties fo:font-family="StarSymbol" style:use-window-font-color="true" fo:font-size="45%"/>
      </text:list-level-style-bullet>
      <text:list-level-style-bullet text:level="3" text:bullet-char="●">
        <style:list-level-properties text:space-before="2cm" text:min-label-width="1cm"/>
        <style:text-properties fo:font-family="StarSymbol" style:use-window-font-color="true" fo:font-size="45%"/>
      </text:list-level-style-bullet>
      <text:list-level-style-bullet text:level="4" text:bullet-char="●">
        <style:list-level-properties text:space-before="3cm" text:min-label-width="1cm"/>
        <style:text-properties fo:font-family="StarSymbol" style:use-window-font-color="true" fo:font-size="45%"/>
      </text:list-level-style-bullet>
      <text:list-level-style-bullet text:level="5" text:bullet-char="●">
        <style:list-level-properties text:space-before="4cm" text:min-label-width="1cm"/>
        <style:text-properties fo:font-family="StarSymbol" style:use-window-font-color="true" fo:font-size="45%"/>
      </text:list-level-style-bullet>
      <text:list-level-style-bullet text:level="6" text:bullet-char="●">
        <style:list-level-properties text:space-before="5cm" text:min-label-width="1cm"/>
        <style:text-properties fo:font-family="StarSymbol" style:use-window-font-color="true" fo:font-size="45%"/>
      </text:list-level-style-bullet>
      <text:list-level-style-bullet text:level="7" text:bullet-char="●">
        <style:list-level-properties text:space-before="6cm" text:min-label-width="1cm"/>
        <style:text-properties fo:font-family="StarSymbol" style:use-window-font-color="true" fo:font-size="45%"/>
      </text:list-level-style-bullet>
      <text:list-level-style-bullet text:level="8" text:bullet-char="●">
        <style:list-level-properties text:space-before="7cm" text:min-label-width="1cm"/>
        <style:text-properties fo:font-family="StarSymbol" style:use-window-font-color="true" fo:font-size="45%"/>
      </text:list-level-style-bullet>
      <text:list-level-style-bullet text:level="9" text:bullet-char="●">
        <style:list-level-properties text:space-before="8cm" text:min-label-width="1cm"/>
        <style:text-properties fo:font-family="StarSymbol" style:use-window-font-color="true" fo:font-size="45%"/>
      </text:list-level-style-bullet>
      <text:list-level-style-bullet text:level="10" text:bullet-char="●">
        <style:list-level-properties text:space-before="9cm" text:min-label-width="1cm"/>
        <style:text-properties fo:font-family="StarSymbol" style:use-window-font-color="true" fo:font-size="45%"/>
      </text:list-level-style-bullet>
    </text:list-style>
    <style:style style:name="dp56" style:family="drawing-page">
      <style:drawing-page-properties presentation:background-visible="true" presentation:background-objects-visible="true" presentation:display-footer="true" presentation:display-page-number="false" presentation:display-date-time="true"/>
    </style:style>
    <style:style style:name="dp57" style:family="drawing-page">
      <style:drawing-page-properties presentation:display-header="true" presentation:display-footer="true" presentation:display-page-number="false" presentation:display-date-time="true"/>
    </style:style>
    <style:style style:name="gr59" style:family="graphic" style:parent-style-name="standard">
      <style:graphic-properties draw:fill-color="#ffff99" draw:textarea-horizontal-align="justify" draw:textarea-vertical-align="middle" draw:auto-grow-height="false" fo:wrap-option="wrap"/>
    </style:style>
    <style:style style:name="gr61" style:family="graphic" style:parent-style-name="standard">
      <style:graphic-properties draw:fill-color="#ff66cc" draw:opacity="50%" draw:textarea-horizontal-align="justify" draw:textarea-vertical-align="middle" draw:auto-grow-height="false" fo:wrap-option="wrap" draw:shadow-opacity="50%"/>
    </style:style>
    <style:style style:name="gr62" style:family="graphic" style:parent-style-name="standard">
      <style:graphic-properties draw:fill-color="#cc3300" draw:opacity="50%" draw:textarea-horizontal-align="justify" draw:textarea-vertical-align="middle" draw:auto-grow-height="false" fo:wrap-option="wrap" draw:shadow-opacity="50%"/>
    </style:style>
    <style:style style:name="gr63" style:family="graphic" style:parent-style-name="standard">
      <style:graphic-properties draw:fill-color="#99ffcc" draw:opacity="50%" draw:textarea-horizontal-align="justify" draw:textarea-vertical-align="middle" draw:auto-grow-height="false" fo:wrap-option="wrap" draw:shadow-opacity="50%"/>
    </style:style>
    <style:style style:name="gr64" style:family="graphic" style:parent-style-name="standard">
      <style:graphic-properties draw:marker-start="Circle" draw:marker-start-width="0.3cm" draw:marker-end="Arrow" draw:marker-end-width="0.3cm" draw:textarea-horizontal-align="center" draw:textarea-vertical-align="middle" fo:wrap-option="wrap"/>
    </style:style>
    <style:style style:name="gr65" style:family="graphic" style:parent-style-name="standard">
      <style:graphic-properties draw:marker-end="Arrow" draw:marker-end-width="0.3cm" draw:textarea-horizontal-align="center" draw:textarea-vertical-align="middle" fo:wrap-option="wrap"/>
    </style:style>
    <style:style style:name="gr67" style:family="graphic" style:parent-style-name="standard">
      <style:graphic-properties draw:stroke="none" svg:stroke-color="#000000" draw:fill="none" draw:fill-color="#ffffff" draw:auto-grow-height="true" draw:auto-grow-width="false" fo:max-height="0cm" fo:min-height="0cm" fo:wrap-option="wrap"/>
    </style:style>
    <style:style style:name="gr70" style:family="graphic">
      <style:graphic-properties style:protect="size"/>
    </style:style>
    <style:style style:name="pr71" style:family="presentation" style:parent-style-name="_28_Default_29__20_Title_20_Master-notes">
      <style:graphic-properties fo:min-height="12.322cm" fo:wrap-option="wrap"/>
    </style:style>
    <style:style style:name="P58" style:family="paragraph">
      <style:paragraph-properties fo:text-align="center"/>
    </style:style>
    <style:style style:name="P60" style:family="paragraph">
      <style:paragraph-properties fo:text-align="center" style:punctuation-wrap="simple" style:line-break="strict" style:writing-mode="lr-tb"/>
    </style:style>
    <style:style style:name="P68" style:family="paragraph">
      <style:paragraph-properties style:punctuation-wrap="simple" style:line-break="strict" style:writing-mode="lr-tb"/>
      <style:text-properties fo:font-size="26pt" style:font-size-asian="26pt" style:font-size-complex="26pt"/>
    </style:style>
    <style:style style:name="P69" style:family="paragraph">
      <style:paragraph-properties style:punctuation-wrap="simple" style:line-break="strict" style:writing-mode="lr-tb"/>
    </style:style>
    <style:style style:name="T66" style:family="text">
      <style:text-properties fo:font-size="26pt" style:font-size-asian="26pt" style:font-size-complex="26pt"/>
    </style:style>
    <text:list-style style:name="L56">
      <text:list-level-style-bullet text:level="1" text:bullet-char="●">
        <style:list-level-properties text:min-label-width="1cm"/>
        <style:text-properties fo:font-family="StarSymbol" style:use-window-font-color="true" fo:font-size="45%"/>
      </text:list-level-style-bullet>
      <text:list-level-style-bullet text:level="2" text:bullet-char="●">
        <style:list-level-properties text:space-before="1cm" text:min-label-width="1cm"/>
        <style:text-properties fo:font-family="StarSymbol" style:use-window-font-color="true" fo:font-size="45%"/>
      </text:list-level-style-bullet>
      <text:list-level-style-bullet text:level="3" text:bullet-char="●">
        <style:list-level-properties text:space-before="2cm" text:min-label-width="1cm"/>
        <style:text-properties fo:font-family="StarSymbol" style:use-window-font-color="true" fo:font-size="45%"/>
      </text:list-level-style-bullet>
      <text:list-level-style-bullet text:level="4" text:bullet-char="●">
        <style:list-level-properties text:space-before="3cm" text:min-label-width="1cm"/>
        <style:text-properties fo:font-family="StarSymbol" style:use-window-font-color="true" fo:font-size="45%"/>
      </text:list-level-style-bullet>
      <text:list-level-style-bullet text:level="5" text:bullet-char="●">
        <style:list-level-properties text:space-before="4cm" text:min-label-width="1cm"/>
        <style:text-properties fo:font-family="StarSymbol" style:use-window-font-color="true" fo:font-size="45%"/>
      </text:list-level-style-bullet>
      <text:list-level-style-bullet text:level="6" text:bullet-char="●">
        <style:list-level-properties text:space-before="5cm" text:min-label-width="1cm"/>
        <style:text-properties fo:font-family="StarSymbol" style:use-window-font-color="true" fo:font-size="45%"/>
      </text:list-level-style-bullet>
      <text:list-level-style-bullet text:level="7" text:bullet-char="●">
        <style:list-level-properties text:space-before="6cm" text:min-label-width="1cm"/>
        <style:text-properties fo:font-family="StarSymbol" style:use-window-font-color="true" fo:font-size="45%"/>
      </text:list-level-style-bullet>
      <text:list-level-style-bullet text:level="8" text:bullet-char="●">
        <style:list-level-properties text:space-before="7cm" text:min-label-width="1cm"/>
        <style:text-properties fo:font-family="StarSymbol" style:use-window-font-color="true" fo:font-size="45%"/>
      </text:list-level-style-bullet>
      <text:list-level-style-bullet text:level="9" text:bullet-char="●">
        <style:list-level-properties text:space-before="8cm" text:min-label-width="1cm"/>
        <style:text-properties fo:font-family="StarSymbol" style:use-window-font-color="true" fo:font-size="45%"/>
      </text:list-level-style-bullet>
      <text:list-level-style-bullet text:level="10" text:bullet-char="●">
        <style:list-level-properties text:space-before="9cm" text:min-label-width="1cm"/>
        <style:text-properties fo:font-family="StarSymbol" style:use-window-font-color="true" fo:font-size="45%"/>
      </text:list-level-style-bullet>
    </text:list-style>
    <style:style style:name="dp89" style:family="drawing-page">
      <style:drawing-page-properties presentation:background-visible="true" presentation:background-objects-visible="true" presentation:display-footer="true" presentation:display-page-number="false" presentation:display-date-time="true"/>
    </style:style>
    <style:style style:name="dp90" style:family="drawing-page">
      <style:drawing-page-properties presentation:display-header="true" presentation:display-footer="true" presentation:display-page-number="false" presentation:display-date-time="true"/>
    </style:style>
    <style:style style:name="gr92" style:family="graphic" style:parent-style-name="standard">
      <style:graphic-properties draw:fill-color="#ffff99" draw:textarea-horizontal-align="justify" draw:textarea-vertical-align="middle" draw:auto-grow-height="false" fo:wrap-option="wrap"/>
    </style:style>
    <style:style style:name="gr94" style:family="graphic" style:parent-style-name="standard">
      <style:graphic-properties draw:fill-color="#ff66cc" draw:opacity="50%" draw:textarea-horizontal-align="justify" draw:textarea-vertical-align="middle" draw:auto-grow-height="false" fo:wrap-option="wrap" draw:shadow-opacity="50%"/>
    </style:style>
    <style:style style:name="gr95" style:family="graphic" style:parent-style-name="standard">
      <style:graphic-properties draw:fill-color="#00cc00" draw:opacity="50%" draw:textarea-horizontal-align="justify" draw:textarea-vertical-align="middle" draw:auto-grow-height="false" fo:wrap-option="wrap" draw:shadow-opacity="50%"/>
    </style:style>
    <style:style style:name="gr96" style:family="graphic" style:parent-style-name="standard">
      <style:graphic-properties draw:fill-color="#99ffcc" draw:opacity="50%" draw:textarea-horizontal-align="justify" draw:textarea-vertical-align="middle" draw:auto-grow-height="false" fo:wrap-option="wrap" draw:shadow-opacity="50%"/>
    </style:style>
    <style:style style:name="gr97" style:family="graphic" style:parent-style-name="standard">
      <style:graphic-properties draw:marker-start="Circle" draw:marker-start-width="0.3cm" draw:marker-end="Arrow" draw:marker-end-width="0.3cm" draw:textarea-horizontal-align="center" draw:textarea-vertical-align="middle" fo:wrap-option="wrap"/>
    </style:style>
    <style:style style:name="gr98" style:family="graphic" style:parent-style-name="standard">
      <style:graphic-properties draw:marker-end="Arrow" draw:marker-end-width="0.3cm" draw:textarea-horizontal-align="center" draw:textarea-vertical-align="middle" fo:wrap-option="wrap"/>
    </style:style>
    <style:style style:name="gr100" style:family="graphic" style:parent-style-name="standard">
      <style:graphic-properties draw:stroke="none" svg:stroke-color="#000000" draw:fill="none" draw:fill-color="#ffffff" draw:auto-grow-height="true" draw:auto-grow-width="false" fo:max-height="0cm" fo:min-height="0cm" fo:wrap-option="wrap"/>
    </style:style>
    <style:style style:name="gr103" style:family="graphic">
      <style:graphic-properties style:protect="size"/>
    </style:style>
    <style:style style:name="pr104" style:family="presentation" style:parent-style-name="_28_Default_29__20_Title_20_Master-notes">
      <style:graphic-properties fo:min-height="12.322cm" fo:wrap-option="wrap"/>
    </style:style>
    <style:style style:name="P91" style:family="paragraph">
      <style:paragraph-properties fo:text-align="center"/>
    </style:style>
    <style:style style:name="P93" style:family="paragraph">
      <style:paragraph-properties fo:text-align="center" style:punctuation-wrap="simple" style:line-break="strict" style:writing-mode="lr-tb"/>
    </style:style>
    <style:style style:name="P101" style:family="paragraph">
      <style:paragraph-properties style:punctuation-wrap="simple" style:line-break="strict" style:writing-mode="lr-tb"/>
      <style:text-properties fo:font-size="26pt" style:font-size-asian="26pt" style:font-size-complex="26pt"/>
    </style:style>
    <style:style style:name="P102" style:family="paragraph">
      <style:paragraph-properties style:punctuation-wrap="simple" style:line-break="strict" style:writing-mode="lr-tb"/>
    </style:style>
    <style:style style:name="T99" style:family="text">
      <style:text-properties fo:font-size="26pt" style:font-size-asian="26pt" style:font-size-complex="26pt"/>
    </style:style>
    <text:list-style style:name="L89">
      <text:list-level-style-bullet text:level="1" text:bullet-char="●">
        <style:list-level-properties text:min-label-width="1cm"/>
        <style:text-properties fo:font-family="StarSymbol" style:use-window-font-color="true" fo:font-size="45%"/>
      </text:list-level-style-bullet>
      <text:list-level-style-bullet text:level="2" text:bullet-char="●">
        <style:list-level-properties text:space-before="1cm" text:min-label-width="1cm"/>
        <style:text-properties fo:font-family="StarSymbol" style:use-window-font-color="true" fo:font-size="45%"/>
      </text:list-level-style-bullet>
      <text:list-level-style-bullet text:level="3" text:bullet-char="●">
        <style:list-level-properties text:space-before="2cm" text:min-label-width="1cm"/>
        <style:text-properties fo:font-family="StarSymbol" style:use-window-font-color="true" fo:font-size="45%"/>
      </text:list-level-style-bullet>
      <text:list-level-style-bullet text:level="4" text:bullet-char="●">
        <style:list-level-properties text:space-before="3cm" text:min-label-width="1cm"/>
        <style:text-properties fo:font-family="StarSymbol" style:use-window-font-color="true" fo:font-size="45%"/>
      </text:list-level-style-bullet>
      <text:list-level-style-bullet text:level="5" text:bullet-char="●">
        <style:list-level-properties text:space-before="4cm" text:min-label-width="1cm"/>
        <style:text-properties fo:font-family="StarSymbol" style:use-window-font-color="true" fo:font-size="45%"/>
      </text:list-level-style-bullet>
      <text:list-level-style-bullet text:level="6" text:bullet-char="●">
        <style:list-level-properties text:space-before="5cm" text:min-label-width="1cm"/>
        <style:text-properties fo:font-family="StarSymbol" style:use-window-font-color="true" fo:font-size="45%"/>
      </text:list-level-style-bullet>
      <text:list-level-style-bullet text:level="7" text:bullet-char="●">
        <style:list-level-properties text:space-before="6cm" text:min-label-width="1cm"/>
        <style:text-properties fo:font-family="StarSymbol" style:use-window-font-color="true" fo:font-size="45%"/>
      </text:list-level-style-bullet>
      <text:list-level-style-bullet text:level="8" text:bullet-char="●">
        <style:list-level-properties text:space-before="7cm" text:min-label-width="1cm"/>
        <style:text-properties fo:font-family="StarSymbol" style:use-window-font-color="true" fo:font-size="45%"/>
      </text:list-level-style-bullet>
      <text:list-level-style-bullet text:level="9" text:bullet-char="●">
        <style:list-level-properties text:space-before="8cm" text:min-label-width="1cm"/>
        <style:text-properties fo:font-family="StarSymbol" style:use-window-font-color="true" fo:font-size="45%"/>
      </text:list-level-style-bullet>
      <text:list-level-style-bullet text:level="10" text:bullet-char="●">
        <style:list-level-properties text:space-before="9cm" text:min-label-width="1cm"/>
        <style:text-properties fo:font-family="StarSymbol" style:use-window-font-color="true" fo:font-size="45%"/>
      </text:list-level-style-bullet>
    </text:list-style>
    <style:style style:name="dp1074" style:family="drawing-page">
      <style:drawing-page-properties presentation:background-visible="true" presentation:background-objects-visible="true" presentation:display-footer="true" presentation:display-page-number="false" presentation:display-date-time="true"/>
    </style:style>
    <style:style style:name="dp1075" style:family="drawing-page">
      <style:drawing-page-properties presentation:display-header="true" presentation:display-footer="true" presentation:display-page-number="false" presentation:display-date-time="true"/>
    </style:style>
    <style:style style:name="gr1079" style:family="graphic">
      <style:graphic-properties style:protect="size"/>
    </style:style>
    <style:style style:name="gr1081" style:family="graphic" style:parent-style-name="standard">
      <style:graphic-properties draw:fill-color="#ffff99" draw:textarea-horizontal-align="justify" draw:textarea-vertical-align="middle" draw:auto-grow-height="false" fo:wrap-option="wrap"/>
    </style:style>
    <style:style style:name="gr1083" style:family="graphic" style:parent-style-name="standard">
      <style:graphic-properties draw:fill-color="#00cc33" draw:opacity="50%" draw:textarea-horizontal-align="justify" draw:textarea-vertical-align="middle" draw:auto-grow-height="false" fo:wrap-option="wrap" draw:shadow-opacity="50%"/>
    </style:style>
    <style:style style:name="gr1084" style:family="graphic" style:parent-style-name="standard">
      <style:graphic-properties draw:fill-color="#ff3333" draw:opacity="50%" draw:textarea-horizontal-align="justify" draw:textarea-vertical-align="middle" draw:auto-grow-height="false" fo:wrap-option="wrap" draw:shadow-opacity="50%"/>
    </style:style>
    <style:style style:name="gr1085" style:family="graphic" style:parent-style-name="standard">
      <style:graphic-properties draw:fill-color="#ff00cc" draw:opacity="50%" draw:textarea-horizontal-align="justify" draw:textarea-vertical-align="middle" draw:auto-grow-height="false" fo:wrap-option="wrap" draw:shadow-opacity="50%"/>
    </style:style>
    <style:style style:name="gr1086" style:family="graphic" style:parent-style-name="standard">
      <style:graphic-properties draw:fill-color="#0000ff" draw:opacity="50%" draw:textarea-horizontal-align="justify" draw:textarea-vertical-align="middle" draw:auto-grow-height="false" fo:wrap-option="wrap" draw:shadow-opacity="50%"/>
    </style:style>
    <style:style style:name="gr1087" style:family="graphic" style:parent-style-name="standard">
      <style:graphic-properties draw:marker-start="Circle" draw:marker-start-width="0.3cm" draw:marker-end="Arrow" draw:marker-end-width="0.3cm" draw:textarea-horizontal-align="center" draw:textarea-vertical-align="middle" fo:wrap-option="wrap"/>
    </style:style>
    <style:style style:name="gr1088" style:family="graphic" style:parent-style-name="standard">
      <style:graphic-properties draw:marker-start="Arrow" draw:marker-start-width="0.3cm" draw:marker-end="Arrow" draw:marker-end-width="0.3cm" draw:textarea-horizontal-align="center" draw:textarea-vertical-align="middle" fo:wrap-option="wrap"/>
    </style:style>
    <style:style style:name="gr1089" style:family="graphic" style:parent-style-name="standard">
      <style:graphic-properties draw:marker-end="Arrow" draw:marker-end-width="0.3cm" draw:textarea-horizontal-align="center" draw:textarea-vertical-align="middle" fo:wrap-option="wrap"/>
    </style:style>
    <style:style style:name="gr1090" style:family="graphic" style:parent-style-name="standard">
      <style:graphic-properties draw:textarea-horizontal-align="center" draw:textarea-vertical-align="middle" fo:wrap-option="wrap"/>
    </style:style>
    <style:style style:name="gr1091" style:family="graphic" style:parent-style-name="standard">
      <style:graphic-properties draw:marker-end="Arrow" draw:marker-end-width="0.3cm" draw:textarea-horizontal-align="center" draw:textarea-vertical-align="middle" fo:wrap-option="wrap"/>
    </style:style>
    <style:style style:name="gr1092" style:family="graphic" style:parent-style-name="standard">
      <style:graphic-properties draw:stroke="none" svg:stroke-color="#000000" draw:fill="none" draw:fill-color="#ffffff" draw:auto-grow-height="true" draw:auto-grow-width="false" fo:max-height="0cm" fo:min-height="1.655cm" fo:wrap-option="wrap"/>
    </style:style>
    <style:style style:name="gr1093" style:family="graphic" style:parent-style-name="standard">
      <style:graphic-properties draw:stroke="none" svg:stroke-color="#000000" draw:fill="none" draw:fill-color="#ffffff" draw:auto-grow-height="true" draw:auto-grow-width="false" fo:max-height="0cm" fo:min-height="0cm" fo:wrap-option="wrap"/>
    </style:style>
    <style:style style:name="gr1095" style:family="graphic" style:parent-style-name="standard">
      <style:graphic-properties draw:fill-color="#ff0000" draw:opacity="50%" draw:textarea-horizontal-align="justify" draw:textarea-vertical-align="middle" draw:auto-grow-height="false" fo:wrap-option="wrap" draw:shadow-opacity="50%"/>
    </style:style>
    <style:style style:name="gr1096" style:family="graphic" style:parent-style-name="standard">
      <style:graphic-properties draw:marker-start="Circle" draw:marker-start-width="0.3cm" draw:marker-end="Arrow" draw:marker-end-width="0.3cm" draw:textarea-horizontal-align="center" draw:textarea-vertical-align="middle" fo:wrap-option="wrap"/>
    </style:style>
    <style:style style:name="gr1102" style:family="graphic" style:parent-style-name="standard">
      <style:graphic-properties draw:fill-color="#ffff99" draw:textarea-horizontal-align="justify" draw:textarea-vertical-align="middle" draw:auto-grow-height="false" fo:wrap-option="wrap"/>
    </style:style>
    <style:style style:name="gr1103" style:family="graphic" style:parent-style-name="standard">
      <style:graphic-properties draw:fill-color="#ff33ff" draw:opacity="50%" draw:textarea-horizontal-align="justify" draw:textarea-vertical-align="middle" draw:auto-grow-height="false" fo:wrap-option="wrap" draw:shadow-opacity="50%"/>
    </style:style>
    <style:style style:name="gr1104" style:family="graphic" style:parent-style-name="standard">
      <style:graphic-properties draw:fill-color="#00ffff" draw:opacity="50%" draw:textarea-horizontal-align="justify" draw:textarea-vertical-align="middle" draw:auto-grow-height="false" fo:wrap-option="wrap" draw:shadow-opacity="50%"/>
    </style:style>
    <style:style style:name="gr1105" style:family="graphic" style:parent-style-name="standard">
      <style:graphic-properties draw:stroke="none" svg:stroke-color="#000000" draw:fill="none" draw:fill-color="#ffffff" draw:auto-grow-height="true" draw:auto-grow-width="false" fo:max-height="0cm" fo:min-height="0.385cm" fo:wrap-option="wrap"/>
    </style:style>
    <style:style style:name="gr1106" style:family="graphic" style:parent-style-name="standard">
      <style:graphic-properties draw:fill-color="#66ff00" draw:opacity="50%" draw:textarea-horizontal-align="justify" draw:textarea-vertical-align="middle" draw:auto-grow-height="false" fo:wrap-option="wrap" draw:shadow-opacity="50%"/>
    </style:style>
    <style:style style:name="gr1107" style:family="graphic" style:parent-style-name="standard">
      <style:graphic-properties draw:fill-color="#ff66cc" draw:opacity="50%" draw:textarea-horizontal-align="justify" draw:textarea-vertical-align="middle" draw:auto-grow-height="false" fo:wrap-option="wrap" draw:shadow-opacity="50%"/>
    </style:style>
    <style:style style:name="gr1108" style:family="graphic" style:parent-style-name="standard">
      <style:graphic-properties draw:fill-color="#cc3300" draw:opacity="50%" draw:textarea-horizontal-align="justify" draw:textarea-vertical-align="middle" draw:auto-grow-height="false" fo:wrap-option="wrap" draw:shadow-opacity="50%"/>
    </style:style>
    <style:style style:name="gr1109" style:family="graphic" style:parent-style-name="standard">
      <style:graphic-properties draw:fill-color="#99ffcc" draw:opacity="50%" draw:textarea-horizontal-align="justify" draw:textarea-vertical-align="middle" draw:auto-grow-height="false" fo:wrap-option="wrap" draw:shadow-opacity="50%"/>
    </style:style>
    <style:style style:name="gr1110" style:family="graphic" style:parent-style-name="standard">
      <style:graphic-properties draw:fill-color="#00cc00" draw:opacity="50%" draw:textarea-horizontal-align="justify" draw:textarea-vertical-align="middle" draw:auto-grow-height="false" fo:wrap-option="wrap" draw:shadow-opacity="50%"/>
    </style:style>
    <style:style style:name="gr1111" style:family="graphic" style:parent-style-name="standard">
      <style:graphic-properties draw:marker-end="Arrow" draw:marker-end-width="0.3cm" draw:textarea-horizontal-align="center" draw:textarea-vertical-align="middle" fo:wrap-option="wrap"/>
    </style:style>
    <style:style style:name="gr1112" style:family="graphic" style:parent-style-name="standard">
      <style:graphic-properties draw:stroke="none" svg:stroke-color="#000000" draw:fill="none" draw:fill-color="#ffffff" draw:auto-grow-height="true" draw:auto-grow-width="false" fo:max-height="0cm" fo:min-height="0cm" fo:wrap-option="wrap"/>
    </style:style>
    <style:style style:name="gr1113" style:family="graphic" style:parent-style-name="standard">
      <style:graphic-properties draw:fill-color="#ffff99" draw:textarea-horizontal-align="justify" draw:textarea-vertical-align="middle" draw:auto-grow-height="false" fo:wrap-option="wrap"/>
    </style:style>
    <style:style style:name="gr1114" style:family="graphic" style:parent-style-name="standard">
      <style:graphic-properties draw:fill-color="#cc66ff" draw:textarea-horizontal-align="justify" draw:textarea-vertical-align="middle" draw:auto-grow-height="false" fo:wrap-option="wrap"/>
    </style:style>
    <style:style style:name="gr1115" style:family="graphic" style:parent-style-name="standard">
      <style:graphic-properties draw:stroke="none" svg:stroke-color="#000000" draw:fill="none" draw:fill-color="#ffffff" draw:textarea-horizontal-align="left" draw:auto-grow-height="true" draw:auto-grow-width="true" fo:min-height="0cm" fo:min-width="0cm" fo:wrap-option="wrap"/>
    </style:style>
    <style:style style:name="gr1118" style:family="graphic" style:parent-style-name="standard">
      <style:graphic-properties draw:stroke="none" svg:stroke-color="#000000" draw:fill="none" draw:fill-color="#ffffff" draw:auto-grow-height="true" draw:auto-grow-width="false" fo:max-height="0cm" fo:min-height="0.385cm" fo:wrap-option="wrap"/>
    </style:style>
    <style:style style:name="gr1120" style:family="graphic" style:parent-style-name="standard">
      <style:graphic-properties draw:stroke="none" svg:stroke-color="#000000" draw:fill="none" draw:fill-color="#ffffff" draw:textarea-horizontal-align="left" draw:auto-grow-height="true" draw:auto-grow-width="false" fo:min-height="0cm" fo:min-width="8.39cm" fo:wrap-option="wrap"/>
    </style:style>
    <style:style style:name="gr1121" style:family="graphic" style:parent-style-name="standard">
      <style:graphic-properties draw:stroke="none" svg:stroke-color="#000000" draw:fill="none" draw:fill-color="#ffffff" draw:textarea-horizontal-align="left" draw:auto-grow-height="true" draw:auto-grow-width="false" fo:min-height="0cm" fo:min-width="9.025cm" fo:wrap-option="wrap"/>
    </style:style>
    <style:style style:name="gr1122" style:family="graphic" style:parent-style-name="standard">
      <style:graphic-properties draw:stroke="none" svg:stroke-color="#000000" draw:fill="none" draw:fill-color="#ffffff" draw:textarea-horizontal-align="left" draw:auto-grow-height="true" draw:auto-grow-width="false" fo:min-height="0cm" fo:min-width="9.66cm" fo:wrap-option="wrap"/>
    </style:style>
    <style:style style:name="pr1076" style:family="presentation" style:parent-style-name="_28_Default_29__20_Title_20_Master-title">
      <style:graphic-properties fo:min-height="4.244cm" fo:wrap-option="wrap"/>
    </style:style>
    <style:style style:name="pr1078" style:family="presentation" style:parent-style-name="_28_Default_29__20_Title_20_Master-notes">
      <style:graphic-properties draw:auto-grow-height="true" fo:min-height="12.573cm" fo:wrap-option="wrap"/>
    </style:style>
    <style:style style:name="pr1099" style:family="presentation" style:parent-style-name="_28_Default_29__20_Title_20_Master-notes">
      <style:graphic-properties fo:min-height="12.322cm" fo:wrap-option="wrap"/>
    </style:style>
    <style:style style:name="pr1123" style:family="presentation" style:parent-style-name="_28_Default_29__20_Title_20_Master-notes">
      <style:graphic-properties fo:min-height="12.322cm" fo:wrap-option="wrap"/>
    </style:style>
    <style:style style:name="P1077" style:family="paragraph">
      <style:paragraph-properties style:punctuation-wrap="simple" style:line-break="strict" style:writing-mode="lr-tb"/>
    </style:style>
    <style:style style:name="P1080" style:family="paragraph">
      <style:paragraph-properties fo:text-align="center"/>
    </style:style>
    <style:style style:name="P1082" style:family="paragraph">
      <style:paragraph-properties fo:text-align="center" style:punctuation-wrap="simple" style:line-break="strict" style:writing-mode="lr-tb"/>
    </style:style>
    <style:style style:name="P1094" style:family="paragraph">
      <style:paragraph-properties style:line-break="strict"/>
    </style:style>
    <style:style style:name="P1098" style:family="paragraph">
      <style:paragraph-properties style:punctuation-wrap="simple" style:line-break="strict" style:writing-mode="lr-tb"/>
      <style:text-properties fo:font-size="26pt" style:font-size-asian="26pt" style:font-size-complex="26pt"/>
    </style:style>
    <style:style style:name="P1100" style:family="paragraph">
      <style:paragraph-properties fo:text-align="start"/>
    </style:style>
    <style:style style:name="P1101" style:family="paragraph">
      <style:paragraph-properties fo:text-align="start" style:punctuation-wrap="simple" style:line-break="strict" style:writing-mode="lr-tb"/>
    </style:style>
    <style:style style:name="P1116" style:family="paragraph">
      <style:text-properties fo:font-family="Consolas" style:font-style-name="Italic" style:font-family-generic="modern" style:font-pitch="fixed"/>
    </style:style>
    <style:style style:name="P1119" style:family="paragraph">
      <style:paragraph-properties style:punctuation-wrap="simple" style:line-break="strict" style:writing-mode="lr-tb"/>
      <style:text-properties fo:font-family="Consolas" style:font-style-name="Italic" style:font-family-generic="modern" style:font-pitch="fixed"/>
    </style:style>
    <style:style style:name="T1097" style:family="text">
      <style:text-properties fo:font-size="26pt" style:font-size-asian="26pt" style:font-size-complex="26pt"/>
    </style:style>
    <style:style style:name="T1117" style:family="text">
      <style:text-properties fo:font-family="Consolas" style:font-style-name="Italic" style:font-family-generic="modern" style:font-pitch="fixed"/>
    </style:style>
    <text:list-style style:name="L1074">
      <text:list-level-style-bullet text:level="1" text:bullet-char="●">
        <style:list-level-properties text:min-label-width="1cm"/>
        <style:text-properties fo:font-family="StarSymbol" style:use-window-font-color="true" fo:font-size="45%"/>
      </text:list-level-style-bullet>
      <text:list-level-style-bullet text:level="2" text:bullet-char="●">
        <style:list-level-properties text:space-before="1cm" text:min-label-width="1cm"/>
        <style:text-properties fo:font-family="StarSymbol" style:use-window-font-color="true" fo:font-size="45%"/>
      </text:list-level-style-bullet>
      <text:list-level-style-bullet text:level="3" text:bullet-char="●">
        <style:list-level-properties text:space-before="2cm" text:min-label-width="1cm"/>
        <style:text-properties fo:font-family="StarSymbol" style:use-window-font-color="true" fo:font-size="45%"/>
      </text:list-level-style-bullet>
      <text:list-level-style-bullet text:level="4" text:bullet-char="●">
        <style:list-level-properties text:space-before="3cm" text:min-label-width="1cm"/>
        <style:text-properties fo:font-family="StarSymbol" style:use-window-font-color="true" fo:font-size="45%"/>
      </text:list-level-style-bullet>
      <text:list-level-style-bullet text:level="5" text:bullet-char="●">
        <style:list-level-properties text:space-before="4cm" text:min-label-width="1cm"/>
        <style:text-properties fo:font-family="StarSymbol" style:use-window-font-color="true" fo:font-size="45%"/>
      </text:list-level-style-bullet>
      <text:list-level-style-bullet text:level="6" text:bullet-char="●">
        <style:list-level-properties text:space-before="5cm" text:min-label-width="1cm"/>
        <style:text-properties fo:font-family="StarSymbol" style:use-window-font-color="true" fo:font-size="45%"/>
      </text:list-level-style-bullet>
      <text:list-level-style-bullet text:level="7" text:bullet-char="●">
        <style:list-level-properties text:space-before="6cm" text:min-label-width="1cm"/>
        <style:text-properties fo:font-family="StarSymbol" style:use-window-font-color="true" fo:font-size="45%"/>
      </text:list-level-style-bullet>
      <text:list-level-style-bullet text:level="8" text:bullet-char="●">
        <style:list-level-properties text:space-before="7cm" text:min-label-width="1cm"/>
        <style:text-properties fo:font-family="StarSymbol" style:use-window-font-color="true" fo:font-size="45%"/>
      </text:list-level-style-bullet>
      <text:list-level-style-bullet text:level="9" text:bullet-char="●">
        <style:list-level-properties text:space-before="8cm" text:min-label-width="1cm"/>
        <style:text-properties fo:font-family="StarSymbol" style:use-window-font-color="true" fo:font-size="45%"/>
      </text:list-level-style-bullet>
      <text:list-level-style-bullet text:level="10" text:bullet-char="●">
        <style:list-level-properties text:space-before="9cm" text:min-label-width="1cm"/>
        <style:text-properties fo:font-family="StarSymbol" style:use-window-font-color="true" fo:font-size="45%"/>
      </text:list-level-style-bullet>
    </text:list-style>
    <text:list-style style:name="L1075">
      <text:list-level-style-bullet text:level="1" text:bullet-char="●">
        <style:list-level-properties text:min-label-width="1cm"/>
        <style:text-properties fo:font-family="StarSymbol" style:use-window-font-color="true" fo:font-size="45%"/>
      </text:list-level-style-bullet>
      <text:list-level-style-bullet text:level="2" text:bullet-char="●">
        <style:list-level-properties text:space-before="1cm" text:min-label-width="1cm"/>
        <style:text-properties fo:font-family="StarSymbol" style:use-window-font-color="true" fo:font-size="45%"/>
      </text:list-level-style-bullet>
      <text:list-level-style-bullet text:level="3" text:bullet-char="●">
        <style:list-level-properties text:space-before="2cm" text:min-label-width="1cm"/>
        <style:text-properties fo:font-family="StarSymbol" style:use-window-font-color="true" fo:font-size="45%"/>
      </text:list-level-style-bullet>
      <text:list-level-style-bullet text:level="4" text:bullet-char="●">
        <style:list-level-properties text:space-before="3cm" text:min-label-width="1cm"/>
        <style:text-properties fo:font-family="StarSymbol" style:use-window-font-color="true" fo:font-size="45%"/>
      </text:list-level-style-bullet>
      <text:list-level-style-bullet text:level="5" text:bullet-char="●">
        <style:list-level-properties text:space-before="4cm" text:min-label-width="1cm"/>
        <style:text-properties fo:font-family="StarSymbol" style:use-window-font-color="true" fo:font-size="45%"/>
      </text:list-level-style-bullet>
      <text:list-level-style-bullet text:level="6" text:bullet-char="●">
        <style:list-level-properties text:space-before="5cm" text:min-label-width="1cm"/>
        <style:text-properties fo:font-family="StarSymbol" style:use-window-font-color="true" fo:font-size="45%"/>
      </text:list-level-style-bullet>
      <text:list-level-style-bullet text:level="7" text:bullet-char="●">
        <style:list-level-properties text:space-before="6cm" text:min-label-width="1cm"/>
        <style:text-properties fo:font-family="StarSymbol" style:use-window-font-color="true" fo:font-size="45%"/>
      </text:list-level-style-bullet>
      <text:list-level-style-bullet text:level="8" text:bullet-char="●">
        <style:list-level-properties text:space-before="7cm" text:min-label-width="1cm"/>
        <style:text-properties fo:font-family="StarSymbol" style:use-window-font-color="true" fo:font-size="45%"/>
      </text:list-level-style-bullet>
      <text:list-level-style-bullet text:level="9" text:bullet-char="●">
        <style:list-level-properties text:space-before="8cm" text:min-label-width="1cm"/>
        <style:text-properties fo:font-family="StarSymbol" style:use-window-font-color="true" fo:font-size="45%"/>
      </text:list-level-style-bullet>
      <text:list-level-style-bullet text:level="10" text:bullet-char="●">
        <style:list-level-properties text:space-before="9cm" text:min-label-width="1cm"/>
        <style:text-properties fo:font-family="StarSymbol" style:use-window-font-color="true" fo:font-size="45%"/>
      </text:list-level-style-bullet>
    </text:list-style>
    <style:style style:name="dp1179" style:family="drawing-page">
      <style:drawing-page-properties presentation:background-visible="true" presentation:background-objects-visible="true" presentation:display-footer="true" presentation:display-page-number="false" presentation:display-date-time="true"/>
    </style:style>
    <style:style style:name="dp1180" style:family="drawing-page">
      <style:drawing-page-properties presentation:display-header="true" presentation:display-footer="true" presentation:display-page-number="false" presentation:display-date-time="true"/>
    </style:style>
    <style:style style:name="gr1182" style:family="graphic" style:parent-style-name="standard">
      <style:graphic-properties draw:stroke="none" svg:stroke-color="#000000" draw:fill="none" draw:fill-color="#ffffff" draw:auto-grow-height="true" draw:auto-grow-width="false" fo:max-height="0cm" fo:min-height="0cm" fo:wrap-option="wrap"/>
    </style:style>
    <style:style style:name="gr1184" style:family="graphic" style:parent-style-name="standard">
      <style:graphic-properties draw:fill-color="#ffff99" draw:textarea-horizontal-align="justify" draw:textarea-vertical-align="middle" draw:auto-grow-height="false" fo:wrap-option="wrap"/>
    </style:style>
    <style:style style:name="gr1187" style:family="graphic" style:parent-style-name="standard">
      <style:graphic-properties draw:fill-color="#cc66ff" draw:textarea-horizontal-align="justify" draw:textarea-vertical-align="middle" draw:auto-grow-height="false" fo:wrap-option="wrap"/>
    </style:style>
    <style:style style:name="gr1188" style:family="graphic" style:parent-style-name="standard">
      <style:graphic-properties draw:stroke="none" svg:stroke-color="#000000" draw:fill="none" draw:fill-color="#ffffff" draw:textarea-horizontal-align="left" draw:auto-grow-height="true" draw:auto-grow-width="true" fo:min-height="0cm" fo:min-width="0cm" fo:wrap-option="wrap"/>
    </style:style>
    <style:style style:name="gr1189" style:family="graphic" style:parent-style-name="standard">
      <style:graphic-properties draw:marker-end="Arrow" draw:marker-end-width="0.3cm" draw:textarea-horizontal-align="center" draw:textarea-vertical-align="middle" fo:wrap-option="wrap"/>
    </style:style>
    <style:style style:name="gr1192" style:family="graphic" style:parent-style-name="standard">
      <style:graphic-properties draw:stroke="none" svg:stroke-color="#000000" draw:fill="none" draw:fill-color="#ffffff" draw:auto-grow-height="true" draw:auto-grow-width="false" fo:max-height="0cm" fo:min-height="0.385cm" fo:wrap-option="wrap"/>
    </style:style>
    <style:style style:name="gr1194" style:family="graphic" style:parent-style-name="standard">
      <style:graphic-properties draw:stroke="none" svg:stroke-color="#000000" draw:fill="none" draw:fill-color="#ffffff" draw:textarea-horizontal-align="left" draw:auto-grow-height="true" draw:auto-grow-width="false" fo:min-height="0cm" fo:min-width="8.39cm" fo:wrap-option="wrap"/>
    </style:style>
    <style:style style:name="gr1195" style:family="graphic" style:parent-style-name="standard">
      <style:graphic-properties draw:stroke="none" svg:stroke-color="#000000" draw:fill="none" draw:fill-color="#ffffff" draw:textarea-horizontal-align="left" draw:auto-grow-height="true" draw:auto-grow-width="false" fo:min-height="0cm" fo:min-width="9.025cm" fo:wrap-option="wrap"/>
    </style:style>
    <style:style style:name="gr1196" style:family="graphic" style:parent-style-name="standard">
      <style:graphic-properties draw:stroke="none" svg:stroke-color="#000000" draw:fill="none" draw:fill-color="#ffffff" draw:textarea-horizontal-align="left" draw:auto-grow-height="true" draw:auto-grow-width="false" fo:min-height="0cm" fo:min-width="9.66cm" fo:wrap-option="wrap"/>
    </style:style>
    <style:style style:name="gr1197" style:family="graphic" style:parent-style-name="standard">
      <style:graphic-properties draw:fill-color="#00ccff" draw:opacity="50%" draw:textarea-vertical-align="middle" draw:auto-grow-height="false" fo:min-height="0.749cm" fo:min-width="0.499cm" fo:wrap-option="wrap"/>
    </style:style>
    <style:style style:name="gr1198" style:family="graphic" style:parent-style-name="standard">
      <style:graphic-properties draw:stroke="none" svg:stroke-color="#000000" draw:fill="none" draw:fill-color="#ffffff" draw:auto-grow-height="true" draw:auto-grow-width="false" fo:max-height="0cm" fo:min-height="2.772cm" fo:wrap-option="wrap"/>
    </style:style>
    <style:style style:name="gr1199" style:family="graphic">
      <style:graphic-properties style:protect="size"/>
    </style:style>
    <style:style style:name="pr1200" style:family="presentation" style:parent-style-name="_28_Default_29__20_Title_20_Master-notes">
      <style:graphic-properties fo:min-height="12.322cm" fo:wrap-option="wrap"/>
    </style:style>
    <style:style style:name="P1183" style:family="paragraph">
      <style:paragraph-properties style:punctuation-wrap="simple" style:line-break="strict" style:writing-mode="lr-tb"/>
    </style:style>
    <style:style style:name="P1185" style:family="paragraph">
      <style:paragraph-properties fo:text-align="center" style:punctuation-wrap="simple" style:line-break="strict" style:writing-mode="lr-tb"/>
    </style:style>
    <style:style style:name="P1186" style:family="paragraph">
      <style:paragraph-properties fo:text-align="center"/>
    </style:style>
    <style:style style:name="P1190" style:family="paragraph">
      <style:text-properties fo:font-family="Consolas" style:font-style-name="Italic" style:font-family-generic="modern" style:font-pitch="fixed"/>
    </style:style>
    <style:style style:name="P1193" style:family="paragraph">
      <style:paragraph-properties style:punctuation-wrap="simple" style:line-break="strict" style:writing-mode="lr-tb"/>
      <style:text-properties fo:font-family="Consolas" style:font-style-name="Italic" style:font-family-generic="modern" style:font-pitch="fixed"/>
    </style:style>
    <style:style style:name="T1181" style:family="text">
      <style:text-properties fo:font-size="26pt" style:font-size-asian="26pt" style:font-size-complex="26pt"/>
    </style:style>
    <style:style style:name="T1191" style:family="text">
      <style:text-properties fo:font-family="Consolas" style:font-style-name="Italic" style:font-family-generic="modern" style:font-pitch="fixed"/>
    </style:style>
    <text:list-style style:name="L1179">
      <text:list-level-style-bullet text:level="1" text:bullet-char="●">
        <style:list-level-properties text:min-label-width="1cm"/>
        <style:text-properties fo:font-family="StarSymbol" style:use-window-font-color="true" fo:font-size="45%"/>
      </text:list-level-style-bullet>
      <text:list-level-style-bullet text:level="2" text:bullet-char="●">
        <style:list-level-properties text:space-before="1cm" text:min-label-width="1cm"/>
        <style:text-properties fo:font-family="StarSymbol" style:use-window-font-color="true" fo:font-size="45%"/>
      </text:list-level-style-bullet>
      <text:list-level-style-bullet text:level="3" text:bullet-char="●">
        <style:list-level-properties text:space-before="2cm" text:min-label-width="1cm"/>
        <style:text-properties fo:font-family="StarSymbol" style:use-window-font-color="true" fo:font-size="45%"/>
      </text:list-level-style-bullet>
      <text:list-level-style-bullet text:level="4" text:bullet-char="●">
        <style:list-level-properties text:space-before="3cm" text:min-label-width="1cm"/>
        <style:text-properties fo:font-family="StarSymbol" style:use-window-font-color="true" fo:font-size="45%"/>
      </text:list-level-style-bullet>
      <text:list-level-style-bullet text:level="5" text:bullet-char="●">
        <style:list-level-properties text:space-before="4cm" text:min-label-width="1cm"/>
        <style:text-properties fo:font-family="StarSymbol" style:use-window-font-color="true" fo:font-size="45%"/>
      </text:list-level-style-bullet>
      <text:list-level-style-bullet text:level="6" text:bullet-char="●">
        <style:list-level-properties text:space-before="5cm" text:min-label-width="1cm"/>
        <style:text-properties fo:font-family="StarSymbol" style:use-window-font-color="true" fo:font-size="45%"/>
      </text:list-level-style-bullet>
      <text:list-level-style-bullet text:level="7" text:bullet-char="●">
        <style:list-level-properties text:space-before="6cm" text:min-label-width="1cm"/>
        <style:text-properties fo:font-family="StarSymbol" style:use-window-font-color="true" fo:font-size="45%"/>
      </text:list-level-style-bullet>
      <text:list-level-style-bullet text:level="8" text:bullet-char="●">
        <style:list-level-properties text:space-before="7cm" text:min-label-width="1cm"/>
        <style:text-properties fo:font-family="StarSymbol" style:use-window-font-color="true" fo:font-size="45%"/>
      </text:list-level-style-bullet>
      <text:list-level-style-bullet text:level="9" text:bullet-char="●">
        <style:list-level-properties text:space-before="8cm" text:min-label-width="1cm"/>
        <style:text-properties fo:font-family="StarSymbol" style:use-window-font-color="true" fo:font-size="45%"/>
      </text:list-level-style-bullet>
      <text:list-level-style-bullet text:level="10" text:bullet-char="●">
        <style:list-level-properties text:space-before="9cm" text:min-label-width="1cm"/>
        <style:text-properties fo:font-family="StarSymbol" style:use-window-font-color="true" fo:font-size="45%"/>
      </text:list-level-style-bullet>
    </text:list-style>
    <style:style style:name="dp1292" style:family="drawing-page">
      <style:drawing-page-properties presentation:background-visible="true" presentation:background-objects-visible="true" presentation:display-footer="true" presentation:display-page-number="false" presentation:display-date-time="true"/>
    </style:style>
    <style:style style:name="dp1293" style:family="drawing-page">
      <style:drawing-page-properties presentation:display-header="true" presentation:display-footer="true" presentation:display-page-number="false" presentation:display-date-time="true"/>
    </style:style>
    <style:style style:name="gr1297" style:family="graphic">
      <style:graphic-properties style:protect="size"/>
    </style:style>
    <style:style style:name="gr1299" style:family="graphic" style:parent-style-name="standard">
      <style:graphic-properties draw:fill-color="#ffff99" draw:textarea-horizontal-align="justify" draw:textarea-vertical-align="middle" draw:auto-grow-height="false" fo:wrap-option="wrap"/>
    </style:style>
    <style:style style:name="gr1301" style:family="graphic" style:parent-style-name="standard">
      <style:graphic-properties draw:fill-color="#ff66cc" draw:opacity="50%" draw:textarea-horizontal-align="justify" draw:textarea-vertical-align="middle" draw:auto-grow-height="false" fo:wrap-option="wrap" draw:shadow-opacity="50%"/>
    </style:style>
    <style:style style:name="gr1302" style:family="graphic" style:parent-style-name="standard">
      <style:graphic-properties draw:fill-color="#00cc00" draw:opacity="50%" draw:textarea-horizontal-align="justify" draw:textarea-vertical-align="middle" draw:auto-grow-height="false" fo:wrap-option="wrap" draw:shadow-opacity="50%"/>
    </style:style>
    <style:style style:name="gr1303" style:family="graphic" style:parent-style-name="standard">
      <style:graphic-properties draw:fill-color="#99ffcc" draw:opacity="50%" draw:textarea-horizontal-align="justify" draw:textarea-vertical-align="middle" draw:auto-grow-height="false" fo:wrap-option="wrap" draw:shadow-opacity="50%"/>
    </style:style>
    <style:style style:name="gr1304" style:family="graphic" style:parent-style-name="standard">
      <style:graphic-properties draw:marker-start="Circle" draw:marker-start-width="0.3cm" draw:marker-end="Arrow" draw:marker-end-width="0.3cm" draw:textarea-horizontal-align="center" draw:textarea-vertical-align="middle" fo:wrap-option="wrap"/>
    </style:style>
    <style:style style:name="gr1305" style:family="graphic" style:parent-style-name="standard">
      <style:graphic-properties draw:marker-end="Arrow" draw:marker-end-width="0.3cm" draw:textarea-horizontal-align="center" draw:textarea-vertical-align="middle" fo:wrap-option="wrap"/>
    </style:style>
    <style:style style:name="gr1307" style:family="graphic" style:parent-style-name="standard">
      <style:graphic-properties draw:stroke="none" svg:stroke-color="#000000" draw:fill="none" draw:fill-color="#ffffff" draw:auto-grow-height="true" draw:auto-grow-width="false" fo:max-height="0cm" fo:min-height="0cm" fo:wrap-option="wrap"/>
    </style:style>
    <style:style style:name="gr1309" style:family="graphic" style:parent-style-name="standard">
      <style:graphic-properties draw:marker-end="Arrow" draw:marker-end-width="0.3cm" draw:textarea-horizontal-align="center" draw:textarea-vertical-align="middle" fo:wrap-option="wrap"/>
    </style:style>
    <style:style style:name="gr1311" style:family="graphic" style:parent-style-name="standard">
      <style:graphic-properties draw:stroke="none" svg:stroke-color="#000000" draw:fill="none" draw:fill-color="#ffffff" draw:auto-grow-height="true" draw:auto-grow-width="false" fo:max-height="0cm" fo:min-height="0cm" fo:wrap-option="wrap"/>
    </style:style>
    <style:style style:name="gr1312" style:family="graphic" style:parent-style-name="standard">
      <style:graphic-properties draw:fill-color="#ffff99" draw:textarea-horizontal-align="justify" draw:textarea-vertical-align="middle" draw:auto-grow-height="false" fo:wrap-option="wrap"/>
    </style:style>
    <style:style style:name="gr1313" style:family="graphic" style:parent-style-name="standard">
      <style:graphic-properties draw:fill-color="#cc66ff" draw:textarea-horizontal-align="justify" draw:textarea-vertical-align="middle" draw:auto-grow-height="false" fo:wrap-option="wrap"/>
    </style:style>
    <style:style style:name="gr1314" style:family="graphic" style:parent-style-name="standard">
      <style:graphic-properties draw:stroke="none" svg:stroke-color="#000000" draw:fill="none" draw:fill-color="#ffffff" draw:textarea-horizontal-align="left" draw:auto-grow-height="true" draw:auto-grow-width="true" fo:min-height="0cm" fo:min-width="0cm" fo:wrap-option="wrap"/>
    </style:style>
    <style:style style:name="gr1317" style:family="graphic" style:parent-style-name="standard">
      <style:graphic-properties draw:stroke="none" svg:stroke-color="#000000" draw:fill="none" draw:fill-color="#ffffff" draw:auto-grow-height="true" draw:auto-grow-width="false" fo:max-height="0cm" fo:min-height="0.385cm" fo:wrap-option="wrap"/>
    </style:style>
    <style:style style:name="gr1319" style:family="graphic" style:parent-style-name="standard">
      <style:graphic-properties draw:stroke="none" svg:stroke-color="#000000" draw:fill="none" draw:fill-color="#ffffff" draw:textarea-horizontal-align="left" draw:auto-grow-height="true" draw:auto-grow-width="false" fo:min-height="0cm" fo:min-width="8.39cm" fo:wrap-option="wrap"/>
    </style:style>
    <style:style style:name="gr1320" style:family="graphic" style:parent-style-name="standard">
      <style:graphic-properties draw:stroke="none" svg:stroke-color="#000000" draw:fill="none" draw:fill-color="#ffffff" draw:textarea-horizontal-align="left" draw:auto-grow-height="true" draw:auto-grow-width="false" fo:min-height="0cm" fo:min-width="9.025cm" fo:wrap-option="wrap"/>
    </style:style>
    <style:style style:name="gr1321" style:family="graphic" style:parent-style-name="standard">
      <style:graphic-properties draw:stroke="none" svg:stroke-color="#000000" draw:fill="none" draw:fill-color="#ffffff" draw:textarea-horizontal-align="left" draw:auto-grow-height="true" draw:auto-grow-width="false" fo:min-height="0cm" fo:min-width="9.66cm" fo:wrap-option="wrap"/>
    </style:style>
    <style:style style:name="gr1322" style:family="graphic" style:parent-style-name="standard">
      <style:graphic-properties draw:fill-color="#00ccff" draw:opacity="50%" draw:textarea-vertical-align="middle" draw:auto-grow-height="false" fo:min-height="0.749cm" fo:min-width="0.499cm" fo:wrap-option="wrap"/>
    </style:style>
    <style:style style:name="gr1323" style:family="graphic" style:parent-style-name="standard">
      <style:graphic-properties draw:stroke="none" svg:stroke-color="#000000" draw:fill="none" draw:fill-color="#ffffff" draw:auto-grow-height="true" draw:auto-grow-width="false" fo:max-height="0cm" fo:min-height="2.772cm" fo:wrap-option="wrap"/>
    </style:style>
    <style:style style:name="gr1328" style:family="graphic" style:parent-style-name="standard">
      <style:graphic-properties draw:fill-color="#ffff99" draw:textarea-horizontal-align="justify" draw:textarea-vertical-align="middle" draw:auto-grow-height="false" fo:wrap-option="wrap"/>
    </style:style>
    <style:style style:name="gr1329" style:family="graphic" style:parent-style-name="standard">
      <style:graphic-properties draw:fill-color="#99cc66" draw:textarea-horizontal-align="justify" draw:textarea-vertical-align="middle" draw:auto-grow-height="false" fo:wrap-option="wrap"/>
    </style:style>
    <style:style style:name="gr1330" style:family="graphic" style:parent-style-name="standard">
      <style:graphic-properties draw:fill-color="#ffff99" draw:textarea-vertical-align="middle" draw:auto-grow-height="false" fo:min-height="0.749cm" fo:min-width="0.499cm" fo:wrap-option="wrap"/>
    </style:style>
    <style:style style:name="gr1331" style:family="graphic" style:parent-style-name="standard">
      <style:graphic-properties draw:stroke="none" svg:stroke-color="#000000" draw:fill="none" draw:fill-color="#ffffff" draw:textarea-horizontal-align="left" draw:auto-grow-height="true" draw:auto-grow-width="false" fo:min-height="1.02cm" fo:min-width="3.317cm" fo:wrap-option="wrap"/>
    </style:style>
    <style:style style:name="gr1332" style:family="graphic" style:parent-style-name="standard">
      <style:graphic-properties svg:stroke-color="#cc0000" draw:marker-start="Arrow" draw:marker-start-width="0.3cm" draw:marker-end="Arrow" draw:marker-end-width="0.3cm" draw:fill-color="#33ff99" draw:textarea-horizontal-align="center" draw:textarea-vertical-align="middle" fo:wrap-option="wrap"/>
    </style:style>
    <style:style style:name="pr1294" style:family="presentation" style:parent-style-name="_28_Default_29__20_Title_20_Master-title">
      <style:graphic-properties fo:min-height="4.244cm" fo:wrap-option="wrap"/>
    </style:style>
    <style:style style:name="pr1296" style:family="presentation" style:parent-style-name="_28_Default_29__20_Title_20_Master-notes">
      <style:graphic-properties draw:auto-grow-height="true" fo:min-height="12.573cm" fo:wrap-option="wrap"/>
    </style:style>
    <style:style style:name="pr1310" style:family="presentation" style:parent-style-name="_28_Default_29__20_Title_20_Master-notes">
      <style:graphic-properties fo:min-height="12.322cm" fo:wrap-option="wrap"/>
    </style:style>
    <style:style style:name="pr1324" style:family="presentation" style:parent-style-name="_28_Default_29__20_Title_20_Master-notes">
      <style:graphic-properties fo:min-height="12.322cm" fo:wrap-option="wrap"/>
    </style:style>
    <style:style style:name="P1295" style:family="paragraph">
      <style:paragraph-properties style:punctuation-wrap="simple" style:line-break="strict" style:writing-mode="lr-tb"/>
    </style:style>
    <style:style style:name="P1298" style:family="paragraph">
      <style:paragraph-properties fo:text-align="center"/>
    </style:style>
    <style:style style:name="P1300" style:family="paragraph">
      <style:paragraph-properties fo:text-align="center" style:punctuation-wrap="simple" style:line-break="strict" style:writing-mode="lr-tb"/>
    </style:style>
    <style:style style:name="P1308" style:family="paragraph">
      <style:paragraph-properties style:punctuation-wrap="simple" style:line-break="strict" style:writing-mode="lr-tb"/>
      <style:text-properties fo:font-size="26pt" style:font-size-asian="26pt" style:font-size-complex="26pt"/>
    </style:style>
    <style:style style:name="P1315" style:family="paragraph">
      <style:text-properties fo:font-family="Consolas" style:font-style-name="Italic" style:font-family-generic="modern" style:font-pitch="fixed"/>
    </style:style>
    <style:style style:name="P1318" style:family="paragraph">
      <style:paragraph-properties style:punctuation-wrap="simple" style:line-break="strict" style:writing-mode="lr-tb"/>
      <style:text-properties fo:font-family="Consolas" style:font-style-name="Italic" style:font-family-generic="modern" style:font-pitch="fixed"/>
    </style:style>
    <style:style style:name="P1325" style:family="paragraph">
      <style:text-properties fo:font-size="24pt" style:font-size-asian="24pt" style:font-size-complex="24pt"/>
    </style:style>
    <style:style style:name="P1327" style:family="paragraph">
      <style:paragraph-properties style:punctuation-wrap="simple" style:line-break="strict" style:writing-mode="lr-tb"/>
      <style:text-properties fo:font-size="24pt" style:font-size-asian="24pt" style:font-size-complex="24pt"/>
    </style:style>
    <style:style style:name="T1306" style:family="text">
      <style:text-properties fo:font-size="26pt" style:font-size-asian="26pt" style:font-size-complex="26pt"/>
    </style:style>
    <style:style style:name="T1316" style:family="text">
      <style:text-properties fo:font-family="Consolas" style:font-style-name="Italic" style:font-family-generic="modern" style:font-pitch="fixed"/>
    </style:style>
    <style:style style:name="T1326" style:family="text">
      <style:text-properties fo:font-size="24pt" style:font-size-asian="24pt" style:font-size-complex="24pt"/>
    </style:style>
    <text:list-style style:name="L1292">
      <text:list-level-style-bullet text:level="1" text:bullet-char="●">
        <style:list-level-properties text:min-label-width="1cm"/>
        <style:text-properties fo:font-family="StarSymbol" style:use-window-font-color="true" fo:font-size="45%"/>
      </text:list-level-style-bullet>
      <text:list-level-style-bullet text:level="2" text:bullet-char="●">
        <style:list-level-properties text:space-before="1cm" text:min-label-width="1cm"/>
        <style:text-properties fo:font-family="StarSymbol" style:use-window-font-color="true" fo:font-size="45%"/>
      </text:list-level-style-bullet>
      <text:list-level-style-bullet text:level="3" text:bullet-char="●">
        <style:list-level-properties text:space-before="2cm" text:min-label-width="1cm"/>
        <style:text-properties fo:font-family="StarSymbol" style:use-window-font-color="true" fo:font-size="45%"/>
      </text:list-level-style-bullet>
      <text:list-level-style-bullet text:level="4" text:bullet-char="●">
        <style:list-level-properties text:space-before="3cm" text:min-label-width="1cm"/>
        <style:text-properties fo:font-family="StarSymbol" style:use-window-font-color="true" fo:font-size="45%"/>
      </text:list-level-style-bullet>
      <text:list-level-style-bullet text:level="5" text:bullet-char="●">
        <style:list-level-properties text:space-before="4cm" text:min-label-width="1cm"/>
        <style:text-properties fo:font-family="StarSymbol" style:use-window-font-color="true" fo:font-size="45%"/>
      </text:list-level-style-bullet>
      <text:list-level-style-bullet text:level="6" text:bullet-char="●">
        <style:list-level-properties text:space-before="5cm" text:min-label-width="1cm"/>
        <style:text-properties fo:font-family="StarSymbol" style:use-window-font-color="true" fo:font-size="45%"/>
      </text:list-level-style-bullet>
      <text:list-level-style-bullet text:level="7" text:bullet-char="●">
        <style:list-level-properties text:space-before="6cm" text:min-label-width="1cm"/>
        <style:text-properties fo:font-family="StarSymbol" style:use-window-font-color="true" fo:font-size="45%"/>
      </text:list-level-style-bullet>
      <text:list-level-style-bullet text:level="8" text:bullet-char="●">
        <style:list-level-properties text:space-before="7cm" text:min-label-width="1cm"/>
        <style:text-properties fo:font-family="StarSymbol" style:use-window-font-color="true" fo:font-size="45%"/>
      </text:list-level-style-bullet>
      <text:list-level-style-bullet text:level="9" text:bullet-char="●">
        <style:list-level-properties text:space-before="8cm" text:min-label-width="1cm"/>
        <style:text-properties fo:font-family="StarSymbol" style:use-window-font-color="true" fo:font-size="45%"/>
      </text:list-level-style-bullet>
      <text:list-level-style-bullet text:level="10" text:bullet-char="●">
        <style:list-level-properties text:space-before="9cm" text:min-label-width="1cm"/>
        <style:text-properties fo:font-family="StarSymbol" style:use-window-font-color="true" fo:font-size="45%"/>
      </text:list-level-style-bullet>
    </text:list-style>
    <style:style style:name="dp1402" style:family="drawing-page">
      <style:drawing-page-properties presentation:background-visible="true" presentation:background-objects-visible="true" presentation:display-footer="true" presentation:display-page-number="false" presentation:display-date-time="true"/>
    </style:style>
    <style:style style:name="dp1403" style:family="drawing-page">
      <style:drawing-page-properties presentation:display-header="true" presentation:display-footer="true" presentation:display-page-number="false" presentation:display-date-time="true"/>
    </style:style>
    <style:style style:name="gr1405" style:family="graphic" style:parent-style-name="standard">
      <style:graphic-properties draw:fill-color="#ffff99" draw:textarea-horizontal-align="justify" draw:textarea-vertical-align="middle" draw:auto-grow-height="false" fo:wrap-option="wrap"/>
    </style:style>
    <style:style style:name="gr1407" style:family="graphic" style:parent-style-name="standard">
      <style:graphic-properties draw:fill-color="#ff66cc" draw:opacity="50%" draw:textarea-horizontal-align="justify" draw:textarea-vertical-align="middle" draw:auto-grow-height="false" fo:wrap-option="wrap" draw:shadow-opacity="50%"/>
    </style:style>
    <style:style style:name="gr1408" style:family="graphic" style:parent-style-name="standard">
      <style:graphic-properties draw:fill-color="#00cc00" draw:opacity="50%" draw:textarea-horizontal-align="justify" draw:textarea-vertical-align="middle" draw:auto-grow-height="false" fo:wrap-option="wrap" draw:shadow-opacity="50%"/>
    </style:style>
    <style:style style:name="gr1409" style:family="graphic" style:parent-style-name="standard">
      <style:graphic-properties draw:fill-color="#99ffcc" draw:opacity="50%" draw:textarea-horizontal-align="justify" draw:textarea-vertical-align="middle" draw:auto-grow-height="false" fo:wrap-option="wrap" draw:shadow-opacity="50%"/>
    </style:style>
    <style:style style:name="gr1410" style:family="graphic" style:parent-style-name="standard">
      <style:graphic-properties draw:marker-start="Circle" draw:marker-start-width="0.3cm" draw:marker-end="Arrow" draw:marker-end-width="0.3cm" draw:textarea-horizontal-align="center" draw:textarea-vertical-align="middle" fo:wrap-option="wrap"/>
    </style:style>
    <style:style style:name="gr1412" style:family="graphic" style:parent-style-name="standard">
      <style:graphic-properties draw:stroke="none" svg:stroke-color="#000000" draw:fill="none" draw:fill-color="#ffffff" draw:auto-grow-height="true" draw:auto-grow-width="false" fo:max-height="0cm" fo:min-height="0cm" fo:wrap-option="wrap"/>
    </style:style>
    <style:style style:name="gr1415" style:family="graphic" style:parent-style-name="standard">
      <style:graphic-properties draw:marker-end="Arrow" draw:marker-end-width="0.3cm" draw:textarea-horizontal-align="center" draw:textarea-vertical-align="middle" fo:wrap-option="wrap"/>
    </style:style>
    <style:style style:name="gr1416" style:family="graphic" style:parent-style-name="standard">
      <style:graphic-properties draw:marker-start="Circle" draw:marker-start-width="0.3cm" draw:marker-end="Arrow" draw:marker-end-width="0.3cm" draw:textarea-horizontal-align="center" draw:textarea-vertical-align="middle" fo:wrap-option="wrap"/>
    </style:style>
    <style:style style:name="gr1417" style:family="graphic">
      <style:graphic-properties style:protect="size"/>
    </style:style>
    <style:style style:name="gr1419" style:family="graphic" style:parent-style-name="standard">
      <style:graphic-properties draw:fill-color="#ffff99" draw:textarea-horizontal-align="justify" draw:textarea-vertical-align="middle" draw:auto-grow-height="false" fo:wrap-option="wrap"/>
    </style:style>
    <style:style style:name="gr1420" style:family="graphic" style:parent-style-name="standard">
      <style:graphic-properties draw:fill-color="#cc66ff" draw:textarea-horizontal-align="justify" draw:textarea-vertical-align="middle" draw:auto-grow-height="false" fo:wrap-option="wrap"/>
    </style:style>
    <style:style style:name="gr1421" style:family="graphic" style:parent-style-name="standard">
      <style:graphic-properties draw:stroke="none" svg:stroke-color="#000000" draw:fill="none" draw:fill-color="#ffffff" draw:textarea-horizontal-align="left" draw:auto-grow-height="true" draw:auto-grow-width="true" fo:min-height="0cm" fo:min-width="0cm" fo:wrap-option="wrap"/>
    </style:style>
    <style:style style:name="gr1423" style:family="graphic" style:parent-style-name="standard">
      <style:graphic-properties draw:stroke="none" svg:stroke-color="#000000" draw:fill="none" draw:fill-color="#ffffff" draw:auto-grow-height="true" draw:auto-grow-width="false" fo:max-height="0cm" fo:min-height="0.385cm" fo:wrap-option="wrap"/>
    </style:style>
    <style:style style:name="gr1425" style:family="graphic" style:parent-style-name="standard">
      <style:graphic-properties draw:stroke="none" svg:stroke-color="#000000" draw:fill="none" draw:fill-color="#ffffff" draw:textarea-horizontal-align="left" draw:auto-grow-height="true" draw:auto-grow-width="false" fo:min-height="0cm" fo:min-width="8.39cm" fo:wrap-option="wrap"/>
    </style:style>
    <style:style style:name="gr1426" style:family="graphic" style:parent-style-name="standard">
      <style:graphic-properties draw:stroke="none" svg:stroke-color="#000000" draw:fill="none" draw:fill-color="#ffffff" draw:textarea-horizontal-align="left" draw:auto-grow-height="true" draw:auto-grow-width="false" fo:min-height="0cm" fo:min-width="9.025cm" fo:wrap-option="wrap"/>
    </style:style>
    <style:style style:name="gr1427" style:family="graphic" style:parent-style-name="standard">
      <style:graphic-properties draw:stroke="none" svg:stroke-color="#000000" draw:fill="none" draw:fill-color="#ffffff" draw:textarea-horizontal-align="left" draw:auto-grow-height="true" draw:auto-grow-width="false" fo:min-height="0cm" fo:min-width="9.66cm" fo:wrap-option="wrap"/>
    </style:style>
    <style:style style:name="gr1428" style:family="graphic" style:parent-style-name="standard">
      <style:graphic-properties draw:fill-color="#00ccff" draw:opacity="50%" draw:textarea-vertical-align="middle" draw:auto-grow-height="false" fo:min-height="0.749cm" fo:min-width="0.499cm" fo:wrap-option="wrap"/>
    </style:style>
    <style:style style:name="gr1429" style:family="graphic" style:parent-style-name="standard">
      <style:graphic-properties draw:stroke="none" svg:stroke-color="#000000" draw:fill="none" draw:fill-color="#ffffff" draw:auto-grow-height="true" draw:auto-grow-width="false" fo:max-height="0cm" fo:min-height="2.772cm" fo:wrap-option="wrap"/>
    </style:style>
    <style:style style:name="gr1432" style:family="graphic" style:parent-style-name="standard">
      <style:graphic-properties draw:fill-color="#99cc66" draw:textarea-horizontal-align="justify" draw:textarea-vertical-align="middle" draw:auto-grow-height="false" fo:wrap-option="wrap"/>
    </style:style>
    <style:style style:name="gr1433" style:family="graphic" style:parent-style-name="standard">
      <style:graphic-properties draw:fill-color="#0066cc" draw:textarea-vertical-align="middle" draw:auto-grow-height="false" fo:min-height="0.749cm" fo:min-width="0.499cm" fo:wrap-option="wrap"/>
    </style:style>
    <style:style style:name="gr1434" style:family="graphic" style:parent-style-name="standard">
      <style:graphic-properties draw:fill-color="#ffcc99" draw:textarea-horizontal-align="justify" draw:textarea-vertical-align="middle" draw:auto-grow-height="false" fo:wrap-option="wrap"/>
    </style:style>
    <style:style style:name="gr1435" style:family="graphic" style:parent-style-name="standard">
      <style:graphic-properties draw:stroke="none" svg:stroke-color="#000000" draw:fill="none" draw:fill-color="#ffffff" draw:textarea-horizontal-align="left" draw:auto-grow-height="true" draw:auto-grow-width="false" fo:min-height="1.02cm" fo:min-width="3.317cm" fo:wrap-option="wrap"/>
    </style:style>
    <style:style style:name="gr1436" style:family="graphic" style:parent-style-name="standard">
      <style:graphic-properties svg:stroke-color="#cc0000" draw:marker-start="Arrow" draw:marker-start-width="0.3cm" draw:marker-end="Arrow" draw:marker-end-width="0.3cm" draw:fill-color="#33ff99" draw:textarea-horizontal-align="center" draw:textarea-vertical-align="middle" fo:wrap-option="wrap"/>
    </style:style>
    <style:style style:name="gr1437" style:family="graphic" style:parent-style-name="standard">
      <style:graphic-properties draw:stroke="none" svg:stroke-color="#000000" draw:fill="none" draw:fill-color="#ffffff" draw:textarea-horizontal-align="left" draw:auto-grow-height="true" draw:auto-grow-width="true" fo:min-height="1.7cm" fo:min-width="12.253cm" fo:wrap-option="wrap"/>
    </style:style>
    <style:style style:name="gr1438" style:family="graphic" style:parent-style-name="standard">
      <style:graphic-properties draw:fill-color="#ff99ff" draw:textarea-horizontal-align="justify" draw:textarea-vertical-align="middle" draw:auto-grow-height="false" fo:wrap-option="wrap"/>
    </style:style>
    <style:style style:name="pr1418" style:family="presentation" style:parent-style-name="_28_Default_29__20_Title_20_Master-notes">
      <style:graphic-properties fo:min-height="12.322cm" fo:wrap-option="wrap"/>
    </style:style>
    <style:style style:name="P1404" style:family="paragraph">
      <style:paragraph-properties fo:text-align="center"/>
    </style:style>
    <style:style style:name="P1406" style:family="paragraph">
      <style:paragraph-properties fo:text-align="center" style:punctuation-wrap="simple" style:line-break="strict" style:writing-mode="lr-tb"/>
    </style:style>
    <style:style style:name="P1413" style:family="paragraph">
      <style:paragraph-properties style:punctuation-wrap="simple" style:line-break="strict" style:writing-mode="lr-tb"/>
      <style:text-properties fo:font-size="26pt" style:font-size-asian="26pt" style:font-size-complex="26pt"/>
    </style:style>
    <style:style style:name="P1414" style:family="paragraph">
      <style:paragraph-properties style:punctuation-wrap="simple" style:line-break="strict" style:writing-mode="lr-tb"/>
    </style:style>
    <style:style style:name="P1424" style:family="paragraph">
      <style:paragraph-properties style:punctuation-wrap="simple" style:line-break="strict" style:writing-mode="lr-tb"/>
      <style:text-properties fo:font-family="Consolas" style:font-style-name="Italic" style:font-family-generic="modern" style:font-pitch="fixed"/>
    </style:style>
    <style:style style:name="P1431" style:family="paragraph">
      <style:paragraph-properties style:punctuation-wrap="simple" style:line-break="strict" style:writing-mode="lr-tb"/>
      <style:text-properties fo:font-size="24pt" style:font-size-asian="24pt" style:font-size-complex="24pt"/>
    </style:style>
    <style:style style:name="T1411" style:family="text">
      <style:text-properties fo:font-size="26pt" style:font-size-asian="26pt" style:font-size-complex="26pt"/>
    </style:style>
    <style:style style:name="T1422" style:family="text">
      <style:text-properties fo:font-family="Consolas" style:font-style-name="Italic" style:font-family-generic="modern" style:font-pitch="fixed"/>
    </style:style>
    <style:style style:name="T1430" style:family="text">
      <style:text-properties fo:font-size="24pt" style:font-size-asian="24pt" style:font-size-complex="24pt"/>
    </style:style>
    <text:list-style style:name="L1402">
      <text:list-level-style-bullet text:level="1" text:bullet-char="●">
        <style:list-level-properties text:min-label-width="1cm"/>
        <style:text-properties fo:font-family="StarSymbol" style:use-window-font-color="true" fo:font-size="45%"/>
      </text:list-level-style-bullet>
      <text:list-level-style-bullet text:level="2" text:bullet-char="●">
        <style:list-level-properties text:space-before="1cm" text:min-label-width="1cm"/>
        <style:text-properties fo:font-family="StarSymbol" style:use-window-font-color="true" fo:font-size="45%"/>
      </text:list-level-style-bullet>
      <text:list-level-style-bullet text:level="3" text:bullet-char="●">
        <style:list-level-properties text:space-before="2cm" text:min-label-width="1cm"/>
        <style:text-properties fo:font-family="StarSymbol" style:use-window-font-color="true" fo:font-size="45%"/>
      </text:list-level-style-bullet>
      <text:list-level-style-bullet text:level="4" text:bullet-char="●">
        <style:list-level-properties text:space-before="3cm" text:min-label-width="1cm"/>
        <style:text-properties fo:font-family="StarSymbol" style:use-window-font-color="true" fo:font-size="45%"/>
      </text:list-level-style-bullet>
      <text:list-level-style-bullet text:level="5" text:bullet-char="●">
        <style:list-level-properties text:space-before="4cm" text:min-label-width="1cm"/>
        <style:text-properties fo:font-family="StarSymbol" style:use-window-font-color="true" fo:font-size="45%"/>
      </text:list-level-style-bullet>
      <text:list-level-style-bullet text:level="6" text:bullet-char="●">
        <style:list-level-properties text:space-before="5cm" text:min-label-width="1cm"/>
        <style:text-properties fo:font-family="StarSymbol" style:use-window-font-color="true" fo:font-size="45%"/>
      </text:list-level-style-bullet>
      <text:list-level-style-bullet text:level="7" text:bullet-char="●">
        <style:list-level-properties text:space-before="6cm" text:min-label-width="1cm"/>
        <style:text-properties fo:font-family="StarSymbol" style:use-window-font-color="true" fo:font-size="45%"/>
      </text:list-level-style-bullet>
      <text:list-level-style-bullet text:level="8" text:bullet-char="●">
        <style:list-level-properties text:space-before="7cm" text:min-label-width="1cm"/>
        <style:text-properties fo:font-family="StarSymbol" style:use-window-font-color="true" fo:font-size="45%"/>
      </text:list-level-style-bullet>
      <text:list-level-style-bullet text:level="9" text:bullet-char="●">
        <style:list-level-properties text:space-before="8cm" text:min-label-width="1cm"/>
        <style:text-properties fo:font-family="StarSymbol" style:use-window-font-color="true" fo:font-size="45%"/>
      </text:list-level-style-bullet>
      <text:list-level-style-bullet text:level="10" text:bullet-char="●">
        <style:list-level-properties text:space-before="9cm" text:min-label-width="1cm"/>
        <style:text-properties fo:font-family="StarSymbol" style:use-window-font-color="true" fo:font-size="45%"/>
      </text:list-level-style-bullet>
    </text:list-style>
    <style:style style:name="dp1456" style:family="drawing-page">
      <style:drawing-page-properties presentation:background-visible="true" presentation:background-objects-visible="true" presentation:display-footer="true" presentation:display-page-number="false" presentation:display-date-time="true"/>
    </style:style>
    <style:style style:name="dp1457" style:family="drawing-page">
      <style:drawing-page-properties presentation:display-header="true" presentation:display-footer="true" presentation:display-page-number="false" presentation:display-date-time="true"/>
    </style:style>
    <style:style style:name="gr1459" style:family="graphic" style:parent-style-name="standard">
      <style:graphic-properties draw:stroke="none" svg:stroke-color="#000000" draw:fill="none" draw:fill-color="#ffffff" draw:auto-grow-height="true" draw:auto-grow-width="false" fo:max-height="0cm" fo:min-height="0cm" fo:wrap-option="wrap"/>
    </style:style>
    <style:style style:name="gr1462" style:family="graphic" style:parent-style-name="standard">
      <style:graphic-properties draw:fill-color="#ffff99" draw:textarea-horizontal-align="justify" draw:textarea-vertical-align="middle" draw:auto-grow-height="false" fo:wrap-option="wrap"/>
    </style:style>
    <style:style style:name="gr1464" style:family="graphic" style:parent-style-name="standard">
      <style:graphic-properties draw:fill-color="#99cc66" draw:textarea-horizontal-align="justify" draw:textarea-vertical-align="middle" draw:auto-grow-height="false" fo:wrap-option="wrap"/>
    </style:style>
    <style:style style:name="gr1465" style:family="graphic" style:parent-style-name="standard">
      <style:graphic-properties draw:fill-color="#0066cc" draw:textarea-vertical-align="middle" draw:auto-grow-height="false" fo:min-height="0.749cm" fo:min-width="0.499cm" fo:wrap-option="wrap"/>
    </style:style>
    <style:style style:name="gr1466" style:family="graphic" style:parent-style-name="standard">
      <style:graphic-properties draw:fill-color="#ffcc99" draw:textarea-horizontal-align="justify" draw:textarea-vertical-align="middle" draw:auto-grow-height="false" fo:wrap-option="wrap"/>
    </style:style>
    <style:style style:name="gr1467" style:family="graphic" style:parent-style-name="standard">
      <style:graphic-properties draw:marker-end="Arrow" draw:marker-end-width="0.3cm" draw:textarea-horizontal-align="center" draw:textarea-vertical-align="middle" fo:wrap-option="wrap"/>
    </style:style>
    <style:style style:name="gr1468" style:family="graphic" style:parent-style-name="standard">
      <style:graphic-properties draw:stroke="none" svg:stroke-color="#000000" draw:fill="none" draw:fill-color="#ffffff" draw:textarea-horizontal-align="left" draw:auto-grow-height="true" draw:auto-grow-width="false" fo:min-height="1.02cm" fo:min-width="3.317cm" fo:wrap-option="wrap"/>
    </style:style>
    <style:style style:name="gr1470" style:family="graphic" style:parent-style-name="standard">
      <style:graphic-properties svg:stroke-color="#cc0000" draw:marker-start="Arrow" draw:marker-start-width="0.3cm" draw:marker-end="Arrow" draw:marker-end-width="0.3cm" draw:fill-color="#33ff99" draw:textarea-horizontal-align="center" draw:textarea-vertical-align="middle" fo:wrap-option="wrap"/>
    </style:style>
    <style:style style:name="gr1471" style:family="graphic" style:parent-style-name="standard">
      <style:graphic-properties draw:stroke="none" svg:stroke-color="#000000" draw:fill="none" draw:fill-color="#ffffff" draw:textarea-horizontal-align="left" draw:auto-grow-height="true" draw:auto-grow-width="true" fo:min-height="1.7cm" fo:min-width="12.253cm" fo:wrap-option="wrap"/>
    </style:style>
    <style:style style:name="gr1472" style:family="graphic" style:parent-style-name="standard">
      <style:graphic-properties draw:fill-color="#ff99ff" draw:textarea-horizontal-align="justify" draw:textarea-vertical-align="middle" draw:auto-grow-height="false" fo:wrap-option="wrap"/>
    </style:style>
    <style:style style:name="gr1473" style:family="graphic">
      <style:graphic-properties style:protect="size"/>
    </style:style>
    <style:style style:name="pr1474" style:family="presentation" style:parent-style-name="_28_Default_29__20_Title_20_Master-notes">
      <style:graphic-properties fo:min-height="12.322cm" fo:wrap-option="wrap"/>
    </style:style>
    <style:style style:name="P1460" style:family="paragraph">
      <style:paragraph-properties style:punctuation-wrap="simple" style:line-break="strict" style:writing-mode="lr-tb"/>
      <style:text-properties fo:font-size="24pt" style:font-size-asian="24pt" style:font-size-complex="24pt"/>
    </style:style>
    <style:style style:name="P1461" style:family="paragraph">
      <style:paragraph-properties fo:text-align="center"/>
    </style:style>
    <style:style style:name="P1463" style:family="paragraph">
      <style:paragraph-properties fo:text-align="center" style:punctuation-wrap="simple" style:line-break="strict" style:writing-mode="lr-tb"/>
    </style:style>
    <style:style style:name="P1469" style:family="paragraph">
      <style:paragraph-properties style:punctuation-wrap="simple" style:line-break="strict" style:writing-mode="lr-tb"/>
    </style:style>
    <style:style style:name="T1458" style:family="text">
      <style:text-properties fo:font-size="24pt" style:font-size-asian="24pt" style:font-size-complex="24pt"/>
    </style:style>
    <text:list-style style:name="L1456">
      <text:list-level-style-bullet text:level="1" text:bullet-char="●">
        <style:list-level-properties text:min-label-width="1cm"/>
        <style:text-properties fo:font-family="StarSymbol" style:use-window-font-color="true" fo:font-size="45%"/>
      </text:list-level-style-bullet>
      <text:list-level-style-bullet text:level="2" text:bullet-char="●">
        <style:list-level-properties text:space-before="1cm" text:min-label-width="1cm"/>
        <style:text-properties fo:font-family="StarSymbol" style:use-window-font-color="true" fo:font-size="45%"/>
      </text:list-level-style-bullet>
      <text:list-level-style-bullet text:level="3" text:bullet-char="●">
        <style:list-level-properties text:space-before="2cm" text:min-label-width="1cm"/>
        <style:text-properties fo:font-family="StarSymbol" style:use-window-font-color="true" fo:font-size="45%"/>
      </text:list-level-style-bullet>
      <text:list-level-style-bullet text:level="4" text:bullet-char="●">
        <style:list-level-properties text:space-before="3cm" text:min-label-width="1cm"/>
        <style:text-properties fo:font-family="StarSymbol" style:use-window-font-color="true" fo:font-size="45%"/>
      </text:list-level-style-bullet>
      <text:list-level-style-bullet text:level="5" text:bullet-char="●">
        <style:list-level-properties text:space-before="4cm" text:min-label-width="1cm"/>
        <style:text-properties fo:font-family="StarSymbol" style:use-window-font-color="true" fo:font-size="45%"/>
      </text:list-level-style-bullet>
      <text:list-level-style-bullet text:level="6" text:bullet-char="●">
        <style:list-level-properties text:space-before="5cm" text:min-label-width="1cm"/>
        <style:text-properties fo:font-family="StarSymbol" style:use-window-font-color="true" fo:font-size="45%"/>
      </text:list-level-style-bullet>
      <text:list-level-style-bullet text:level="7" text:bullet-char="●">
        <style:list-level-properties text:space-before="6cm" text:min-label-width="1cm"/>
        <style:text-properties fo:font-family="StarSymbol" style:use-window-font-color="true" fo:font-size="45%"/>
      </text:list-level-style-bullet>
      <text:list-level-style-bullet text:level="8" text:bullet-char="●">
        <style:list-level-properties text:space-before="7cm" text:min-label-width="1cm"/>
        <style:text-properties fo:font-family="StarSymbol" style:use-window-font-color="true" fo:font-size="45%"/>
      </text:list-level-style-bullet>
      <text:list-level-style-bullet text:level="9" text:bullet-char="●">
        <style:list-level-properties text:space-before="8cm" text:min-label-width="1cm"/>
        <style:text-properties fo:font-family="StarSymbol" style:use-window-font-color="true" fo:font-size="45%"/>
      </text:list-level-style-bullet>
      <text:list-level-style-bullet text:level="10" text:bullet-char="●">
        <style:list-level-properties text:space-before="9cm" text:min-label-width="1cm"/>
        <style:text-properties fo:font-family="StarSymbol" style:use-window-font-color="true" fo:font-size="45%"/>
      </text:list-level-style-bullet>
    </text:list-style>
    <style:style style:name="dp1492" style:family="drawing-page">
      <style:drawing-page-properties presentation:background-visible="true" presentation:background-objects-visible="true" presentation:display-footer="true" presentation:display-page-number="false" presentation:display-date-time="true"/>
    </style:style>
    <style:style style:name="dp1493" style:family="drawing-page">
      <style:drawing-page-properties presentation:display-header="true" presentation:display-footer="true" presentation:display-page-number="false" presentation:display-date-time="true"/>
    </style:style>
    <style:style style:name="gr1497" style:family="graphic">
      <style:graphic-properties style:protect="size"/>
    </style:style>
    <style:style style:name="pr1495" style:family="presentation" style:parent-style-name="_28_Default_29__20_Title_20_Master-title">
      <style:graphic-properties fo:min-height="1.243cm" fo:wrap-option="wrap"/>
    </style:style>
    <style:style style:name="pr1498" style:family="presentation" style:parent-style-name="_28_Default_29__20_Title_20_Master-notes">
      <style:graphic-properties fo:min-height="12.322cm" fo:wrap-option="wrap"/>
    </style:style>
    <style:style style:name="P1496" style:family="paragraph">
      <style:paragraph-properties style:punctuation-wrap="simple" style:line-break="strict" style:writing-mode="lr-tb"/>
    </style:style>
    <style:style style:name="T1494" style:family="text">
      <style:text-properties fo:font-size="28pt" style:font-size-asian="28pt" style:font-size-complex="28pt"/>
    </style:style>
    <text:list-style style:name="L1492">
      <text:list-level-style-bullet text:level="1" text:bullet-char="●">
        <style:list-level-properties text:min-label-width="1cm"/>
        <style:text-properties fo:font-family="StarSymbol" style:use-window-font-color="true" fo:font-size="45%"/>
      </text:list-level-style-bullet>
      <text:list-level-style-bullet text:level="2" text:bullet-char="●">
        <style:list-level-properties text:space-before="1cm" text:min-label-width="1cm"/>
        <style:text-properties fo:font-family="StarSymbol" style:use-window-font-color="true" fo:font-size="45%"/>
      </text:list-level-style-bullet>
      <text:list-level-style-bullet text:level="3" text:bullet-char="●">
        <style:list-level-properties text:space-before="2cm" text:min-label-width="1cm"/>
        <style:text-properties fo:font-family="StarSymbol" style:use-window-font-color="true" fo:font-size="45%"/>
      </text:list-level-style-bullet>
      <text:list-level-style-bullet text:level="4" text:bullet-char="●">
        <style:list-level-properties text:space-before="3cm" text:min-label-width="1cm"/>
        <style:text-properties fo:font-family="StarSymbol" style:use-window-font-color="true" fo:font-size="45%"/>
      </text:list-level-style-bullet>
      <text:list-level-style-bullet text:level="5" text:bullet-char="●">
        <style:list-level-properties text:space-before="4cm" text:min-label-width="1cm"/>
        <style:text-properties fo:font-family="StarSymbol" style:use-window-font-color="true" fo:font-size="45%"/>
      </text:list-level-style-bullet>
      <text:list-level-style-bullet text:level="6" text:bullet-char="●">
        <style:list-level-properties text:space-before="5cm" text:min-label-width="1cm"/>
        <style:text-properties fo:font-family="StarSymbol" style:use-window-font-color="true" fo:font-size="45%"/>
      </text:list-level-style-bullet>
      <text:list-level-style-bullet text:level="7" text:bullet-char="●">
        <style:list-level-properties text:space-before="6cm" text:min-label-width="1cm"/>
        <style:text-properties fo:font-family="StarSymbol" style:use-window-font-color="true" fo:font-size="45%"/>
      </text:list-level-style-bullet>
      <text:list-level-style-bullet text:level="8" text:bullet-char="●">
        <style:list-level-properties text:space-before="7cm" text:min-label-width="1cm"/>
        <style:text-properties fo:font-family="StarSymbol" style:use-window-font-color="true" fo:font-size="45%"/>
      </text:list-level-style-bullet>
      <text:list-level-style-bullet text:level="9" text:bullet-char="●">
        <style:list-level-properties text:space-before="8cm" text:min-label-width="1cm"/>
        <style:text-properties fo:font-family="StarSymbol" style:use-window-font-color="true" fo:font-size="45%"/>
      </text:list-level-style-bullet>
      <text:list-level-style-bullet text:level="10" text:bullet-char="●">
        <style:list-level-properties text:space-before="9cm" text:min-label-width="1cm"/>
        <style:text-properties fo:font-family="StarSymbol" style:use-window-font-color="true" fo:font-size="45%"/>
      </text:list-level-style-bullet>
    </text:list-style>
  </office:automatic-styles>
  <office:body>
    <office:presentation>
      <draw:page draw:name="page1" draw:style-name="dp1292" draw:master-page-name="_28_Default_29__20_Title_20_Master" presentation:presentation-page-layout-name="ALT0">
        <draw:frame presentation:style-name="pr1294" draw:text-style-name="P1295" draw:layer="layout" svg:width="23.848cm" svg:height="4.244cm" svg:x="2.075cm" svg:y="5.742cm" presentation:class="title">
          <draw:text-box>
            <text:p>FVT JCA</text:p>
          </draw:text-box>
        </draw:frame>
        <presentation:notes draw:style-name="dp1293">
          <draw:frame presentation:style-name="pr1296" draw:text-style-name="P1295" draw:layer="layout" svg:width="17.271cm" svg:height="12.573cm" svg:x="2.159cm" svg:y="13.271cm" presentation:class="notes" presentation:placeholder="true">
            <draw:text-box/>
          </draw:frame>
          <draw:page-thumbnail draw:style-name="gr1297" draw:layer="layout" svg:width="13.968cm" svg:height="10.476cm" svg:x="3.81cm" svg:y="2.123cm" draw:page-number="1" presentation:class="page"/>
        </presentation:notes>
      </draw:page>
      <draw:page draw:name="page2" draw:style-name="dp1074" draw:master-page-name="_28_Default_29__20_Title_20_Master" presentation:presentation-page-layout-name="ALT1">
        <draw:custom-shape draw:style-name="gr1081" draw:text-style-name="P1082" draw:layer="layout" svg:width="6.35cm" svg:height="3.81cm" svg:x="0.635cm" svg:y="0.635cm">
          <text:p text:style-name="P1080">JMS Test Driver</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1083" draw:text-style-name="P1082" draw:layer="layout" svg:width="13.335cm" svg:height="14.605cm" svg:x="13.97cm" svg:y="0.635cm">
          <text:p text:style-name="P1080">WAS</text:p>
          <text:p text:style-name="P1080"/>
          <text:p text:style-name="P1080"/>
          <text:p text:style-name="P1080"/>
          <text:p text:style-name="P1080"/>
          <text:p text:style-name="P1080"/>
          <text:p text:style-name="P1080"/>
          <text:p text:style-name="P1080"/>
          <text:p text:style-name="P1080"/>
          <text:p text:style-name="P1080"/>
          <text:p text:style-name="P1080"/>
          <text:p text:style-name="P1080"/>
          <text:p text:style-name="P1080"/>
          <text:p text:style-name="P1080"/>
          <text:p text:style-name="P1080"/>
          <text:p text:style-name="P1080"/>
          <text:p text:style-name="P1080"/>
          <text:p text:style-name="P1080"/>
          <text:p text:style-name="P1080"/>
          <text:p text:style-name="P1080"/>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1084" draw:text-style-name="P1082" draw:id="id1074" draw:layer="layout" svg:width="5.08cm" svg:height="2.54cm" svg:x="21.59cm" svg:y="10.795cm">
          <text:p text:style-name="P1080">MDB / EJB</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1084" draw:text-style-name="P1082" draw:layer="layout" svg:width="5.08cm" svg:height="2.54cm" svg:x="14.605cm" svg:y="2.54cm">
          <text:p text:style-name="P1080">Servlet</text:p>
          <text:p text:style-name="P1080"/>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1085" draw:text-style-name="P1082" draw:id="id1073" draw:layer="layout" svg:width="5.08cm" svg:height="2.54cm" svg:x="14.605cm" svg:y="10.795cm">
          <text:p text:style-name="P1080">IMA RA</text:p>
          <text:p text:style-name="P1080"/>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1085" draw:text-style-name="P1082" draw:layer="layout" svg:width="5.08cm" svg:height="2.54cm" svg:x="21.59cm" svg:y="2.54cm">
          <text:p text:style-name="P1080">EVIL RA</text:p>
          <text:p text:style-name="P1080"/>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1086" draw:text-style-name="P1082" draw:layer="layout" svg:width="6.985cm" svg:height="5.08cm" svg:x="0.635cm" svg:y="15.24cm">
          <text:p text:style-name="P1080">IMA</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line draw:style-name="gr1087" draw:text-style-name="P1082" draw:layer="layout" svg:x1="6.985cm" svg:y1="3.81cm" svg:x2="14.605cm" svg:y2="3.81cm">
          <text:p text:style-name="P1080"/>
          <text:p text:style-name="P1080"/>
        </draw:line>
        <draw:line draw:style-name="gr1087" draw:text-style-name="P1082" draw:layer="layout" svg:x1="17.145cm" svg:y1="5.08cm" svg:x2="17.145cm" svg:y2="10.795cm">
          <text:p text:style-name="P1080">2. Send message </text:p>
          <text:p text:style-name="P1080">through RA</text:p>
        </draw:line>
        <draw:line draw:style-name="gr1088" draw:text-style-name="P1082" draw:layer="layout" svg:x1="24.13cm" svg:y1="5.08cm" svg:x2="24.13cm" svg:y2="10.795cm">
          <text:p text:style-name="P1080">Inject XA</text:p>
          <text:p text:style-name="P1080">Exceptions</text:p>
        </draw:line>
        <draw:connector draw:style-name="gr1089" draw:text-style-name="P1082" draw:layer="layout" draw:type="curve" svg:x1="19.685cm" svg:y1="12.065cm" svg:x2="21.59cm" svg:y2="12.065cm" draw:start-shape="id1073" draw:end-shape="id1074" svg:d="m19685 12065h1905">
          <text:p text:style-name="P1080">5. IN</text:p>
          <text:p text:style-name="P1080"/>
        </draw:connector>
        <draw:connector draw:style-name="gr1089" draw:text-style-name="P1082" draw:layer="layout" draw:type="curve" draw:line-skew="0.472cm" svg:x1="24.129cm" svg:y1="13.335cm" svg:x2="17.144cm" svg:y2="13.335cm" draw:start-shape="id1074" draw:start-glue-point="6" draw:end-shape="id1073" draw:end-glue-point="6" svg:d="m24129 13335c0 1506-6985 1506-6985 0">
          <text:p text:style-name="P1080">6. OUT</text:p>
        </draw:connector>
        <draw:line draw:style-name="gr1087" draw:text-style-name="P1082" draw:layer="layout" svg:x1="3.81cm" svg:y1="15.24cm" svg:x2="3.81cm" svg:y2="4.445cm">
          <text:p text:style-name="P1080">8. JMS Test Driver</text:p>
          <text:p text:style-name="P1080"/>
          <text:p text:style-name="P1080">consumes reply</text:p>
          <text:p text:style-name="P1080"/>
        </draw:line>
        <draw:line draw:style-name="gr1087" draw:text-style-name="P1082" draw:layer="layout" svg:x1="7.62cm" svg:y1="15.875cm" svg:x2="14.605cm" svg:y2="12.7cm">
          <text:p text:style-name="P1080">4. MDB</text:p>
          <text:p text:style-name="P1080">Consumes</text:p>
        </draw:line>
        <draw:g>
          <draw:line draw:style-name="gr1090" draw:text-style-name="P1082" draw:layer="layout" svg:x1="15.875cm" svg:y1="13.335cm" svg:x2="15.875cm" svg:y2="18.415cm">
            <text:p/>
          </draw:line>
          <draw:line draw:style-name="gr1091" draw:text-style-name="P1082" draw:layer="layout" svg:x1="15.875cm" svg:y1="18.415cm" svg:x2="7.62cm" svg:y2="18.415cm">
            <text:p/>
          </draw:line>
        </draw:g>
        <draw:g>
          <draw:line draw:style-name="gr1090" draw:text-style-name="P1082" draw:layer="layout" svg:x1="14.605cm" svg:y1="12.065cm" svg:x2="6.35cm" svg:y2="12.065cm">
            <text:p/>
          </draw:line>
          <draw:line draw:style-name="gr1091" draw:text-style-name="P1082" draw:layer="layout" svg:x1="6.35cm" svg:y1="12.065cm" svg:x2="6.35cm" svg:y2="15.24cm">
            <text:p/>
          </draw:line>
        </draw:g>
        <draw:frame draw:style-name="gr1092" draw:text-style-name="P1082" draw:layer="layout" svg:width="3.175cm" svg:height="1.905cm" svg:x="10.795cm" svg:y="18.415cm">
          <draw:text-box>
            <text:p text:style-name="P1080">7. MDB Reply</text:p>
          </draw:text-box>
        </draw:frame>
        <draw:frame draw:style-name="gr1093" draw:text-style-name="P1077" draw:layer="layout" svg:width="3.81cm" svg:height="1.675cm" svg:x="8.255cm" svg:y="10.39cm">
          <draw:text-box>
            <text:p>3. Servlet</text:p>
            <text:p text:style-name="P1080">Publishes</text:p>
          </draw:text-box>
        </draw:frame>
        <draw:frame draw:style-name="gr1093" draw:text-style-name="P1077" draw:layer="layout" svg:width="3.175cm" svg:height="1.675cm" svg:x="8.89cm" svg:y="2.135cm">
          <draw:text-box>
            <text:p>1. Http</text:p>
            <text:p text:style-name="P1080">Request</text:p>
          </draw:text-box>
        </draw:frame>
        <presentation:notes draw:style-name="dp1075">
          <draw:page-thumbnail draw:style-name="gr1079" draw:layer="layout" svg:width="13.968cm" svg:height="10.476cm" svg:x="3.81cm" svg:y="2.123cm" draw:page-number="2" presentation:class="page"/>
          <draw:frame presentation:style-name="pr1078" draw:text-style-name="P1077" draw:layer="layout" svg:width="17.271cm" svg:height="12.573cm" svg:x="2.159cm" svg:y="13.271cm" presentation:class="notes" presentation:user-transformed="true">
            <draw:text-box>
              <text:p text:style-name="P1094">Overall FVT JCA Framework diagram.</text:p>
              <text:p text:style-name="P1094"/>
              <text:p text:style-name="P1094">1. Tests start by launching the test driver.</text:p>
              <text:p text:style-name="P1094">2. The test driver sends an Http Request to the servlet running in WAS.</text:p>
              <text:p text:style-name="P1094"/>
              <text:p text:style-name="P1094">3. The servlet uses the outbound resource adapter to publish messages to imaserver.</text:p>
              <text:p text:style-name="P1094"/>
              <text:p text:style-name="P1094">4. The MDB uses the inbound resource adapter to consume messages from imaserver.</text:p>
              <text:p text:style-name="P1094">5. The MDB either invokes an EJB, or directly sends a reply using the outbound resource adapter.</text:p>
              <text:p text:style-name="P1094"/>
              <text:p text:style-name="P1094">6. If an EJB is invoked, it performs either a container or bean-managed transaction.</text:p>
              <text:p text:style-name="P1094">7. From the EJB, a second XA Resource is involved. This is either DB2 or Evil RA.</text:p>
              <text:p text:style-name="P1094">8a. If DB2, a simple database query is performed.</text:p>
              <text:p text:style-name="P1094">8b. If Evil RA, an exception will be thrown during the XA function specified in TestProps.</text:p>
              <text:p text:style-name="P1094">9. A reply message is then sent from the EJB using the outbound resource adapter.</text:p>
              <text:p text:style-name="P1094"/>
              <text:p text:style-name="P1094">10. The MDB then publishes a message containing log output.</text:p>
              <text:p text:style-name="P1094"/>
              <text:p text:style-name="P1094">11. The test driver consumes reply messages sent by either the MDB or EJB.</text:p>
              <text:p text:style-name="P1094">12. The test driver consumes log messages sent by the MDB.</text:p>
              <text:p text:style-name="P1094"/>
              <text:p text:style-name="P1094">13. SearchLogs is performed on the test driver output to verify log message contents.</text:p>
            </draw:text-box>
          </draw:frame>
        </presentation:notes>
      </draw:page>
      <draw:page draw:name="page3" draw:style-name="dp1074" draw:master-page-name="_28_Default_29__20_Title_20_Master" presentation:presentation-page-layout-name="ALT1">
        <draw:custom-shape draw:style-name="gr1081" draw:text-style-name="P1082" draw:layer="layout" svg:width="5.715cm" svg:height="7.62cm" svg:x="1.27cm" svg:y="3.27cm">
          <text:p text:style-name="P1080">XML</text:p>
          <text:p text:style-name="P1080"/>
          <text:p text:style-name="P1080">Consumer on</text:p>
          <text:p text:style-name="P1080">reply dest</text:p>
          <text:p text:style-name="P1080"/>
          <text:p text:style-name="P1080">Consumer on</text:p>
          <text:p text:style-name="P1080">log topic</text:p>
          <text:p text:style-name="P1080"/>
          <text:p text:style-name="P1080">TestProps</text:p>
          <text:p text:style-name="P1080">number</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1095" draw:text-style-name="P1082" draw:layer="layout" svg:width="10.16cm" svg:height="5.08cm" svg:x="14.605cm" svg:y="4.54cm">
          <text:p text:style-name="P1080">Servlet</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line draw:style-name="gr1087" draw:text-style-name="P1082" draw:layer="layout" svg:x1="6.985cm" svg:y1="7.08cm" svg:x2="14.605cm" svg:y2="7.08cm">
          <text:p text:style-name="P1080">2. Send Http</text:p>
          <text:p text:style-name="P1080">Request</text:p>
        </draw:line>
        <draw:custom-shape draw:style-name="gr1081" draw:text-style-name="P1082" draw:layer="layout" svg:width="5.715cm" svg:height="7.62cm" svg:x="1.27cm" svg:y="12.065cm">
          <text:p text:style-name="P1080">XML</text:p>
          <text:p text:style-name="P1080"/>
          <text:p text:style-name="P1080">Receive</text:p>
          <text:p text:style-name="P1080">reply messages</text:p>
          <text:p text:style-name="P1080"/>
          <text:p text:style-name="P1080">Receive</text:p>
          <text:p text:style-name="P1080">log messages</text:p>
          <text:p text:style-name="P1080"/>
          <text:p text:style-name="P1080"/>
          <text:p text:style-name="P1080"/>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1086" draw:text-style-name="P1082" draw:layer="layout" svg:width="10.16cm" svg:height="4.445cm" svg:x="14.605cm" svg:y="13.335cm">
          <text:p text:style-name="P1080">IMA</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line draw:style-name="gr1096" draw:text-style-name="P1082" draw:layer="layout" svg:x1="14.605cm" svg:y1="15.875cm" svg:x2="6.985cm" svg:y2="15.875cm">
          <text:p/>
        </draw:line>
        <draw:frame draw:style-name="gr1093" draw:text-style-name="P1077" draw:layer="layout" svg:width="6.35cm" svg:height="1.675cm" svg:x="7.62cm" svg:y="14.2cm">
          <draw:text-box>
            <text:p text:style-name="P1080">3. Consume</text:p>
            <text:p text:style-name="P1080"><text:tab/>reply messages</text:p>
          </draw:text-box>
        </draw:frame>
        <draw:line draw:style-name="gr1096" draw:text-style-name="P1082" draw:layer="layout" svg:x1="24.765cm" svg:y1="7.08cm" svg:x2="27.305cm" svg:y2="7.08cm">
          <text:p/>
        </draw:line>
        <draw:line draw:style-name="gr1096" draw:text-style-name="P1082" draw:layer="layout" svg:x1="27.305cm" svg:y1="15.875cm" svg:x2="24.765cm" svg:y2="15.875cm">
          <text:p/>
        </draw:line>
        <draw:line draw:style-name="gr1096" draw:text-style-name="P1082" draw:layer="layout" svg:x1="3.81cm" svg:y1="1.27cm" svg:x2="3.81cm" svg:y2="3.175cm">
          <text:p/>
        </draw:line>
        <draw:frame draw:style-name="gr1093" draw:text-style-name="P1077" draw:layer="layout" svg:width="6.35cm" svg:height="1.675cm" svg:x="4.445cm" svg:y="1.27cm">
          <draw:text-box>
            <text:p>1. Run-scenarios</text:p>
            <text:p>calls JMS test driver</text:p>
          </draw:text-box>
        </draw:frame>
        <draw:frame draw:style-name="gr1093" draw:text-style-name="P1077" draw:layer="layout" svg:width="5.08cm" svg:height="1.675cm" svg:x="8.89cm" svg:y="15.875cm">
          <draw:text-box>
            <text:p>4. Consume</text:p>
            <text:p>log messages</text:p>
          </draw:text-box>
        </draw:frame>
        <draw:frame draw:style-name="gr1093" draw:text-style-name="P1098" draw:layer="layout" svg:width="11.43cm" svg:height="1.276cm" svg:x="15.24cm" svg:y="0.635cm">
          <draw:text-box>
            <text:p><text:span text:style-name="T1097">JMS Test Driver</text:span></text:p>
          </draw:text-box>
        </draw:frame>
        <presentation:notes draw:style-name="dp1075">
          <draw:page-thumbnail draw:style-name="gr1079" draw:layer="layout" svg:width="13.968cm" svg:height="10.476cm" svg:x="3.81cm" svg:y="2.123cm" draw:page-number="3" presentation:class="page"/>
          <draw:frame presentation:style-name="pr1099" draw:text-style-name="P1077" draw:layer="layout" svg:width="17.271cm" svg:height="12.322cm" svg:x="2.159cm" svg:y="13.271cm" presentation:class="notes">
            <draw:text-box>
              <text:p text:style-name="P1094">Part 1: JMS Test Driver to Test Enterprise Application Servlet</text:p>
              <text:p text:style-name="P1094"/>
              <text:p text:style-name="P1094">1. Tests start by launching the test driver.</text:p>
              <text:p text:style-name="P1094">2. A consumer is created on hostname/log/Topic for consuming log messages.</text:p>
              <text:p text:style-name="P1094">3. A consumer is created on replyDest for consuming reply messages.</text:p>
              <text:p text:style-name="P1094">4. The test driver sends an Http Request to the servlet running in WAS.</text:p>
              <text:p text:style-name="P1094"/>
              <text:p text:style-name="P1094">5. The servlet processes the Http Request.</text:p>
            </draw:text-box>
          </draw:frame>
        </presentation:notes>
      </draw:page>
      <draw:page draw:name="page4" draw:style-name="dp1074" draw:master-page-name="_28_Default_29__20_Title_20_Master" presentation:presentation-page-layout-name="ALT1">
        <draw:custom-shape draw:style-name="gr1095" draw:text-style-name="P1082" draw:layer="layout" svg:width="13.335cm" svg:height="10.795cm" svg:x="1.27cm" svg:y="2.54cm">
          <text:p text:style-name="P1080">Servlet</text:p>
          <text:p text:style-name="P1080"/>
          <text:p text:style-name="P1080"/>
          <text:p text:style-name="P1080"/>
          <text:p text:style-name="P1080"/>
          <text:p text:style-name="P1080"/>
          <text:p text:style-name="P1080"/>
          <text:p text:style-name="P1080"/>
          <text:p text:style-name="P1080"/>
          <text:p text:style-name="P1080"/>
          <text:p text:style-name="P1080"/>
          <text:p text:style-name="P1080"/>
          <text:p text:style-name="P1080"/>
          <text:p text:style-name="P1080"/>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1081" draw:text-style-name="P1082" draw:layer="layout" svg:width="3.175cm" svg:height="6.35cm" svg:x="9.525cm" svg:y="4.445cm">
          <text:p text:style-name="P1080">Test</text:p>
          <text:p text:style-name="P1080">Props</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1081" draw:text-style-name="P1101" draw:layer="layout" svg:width="6.985cm" svg:height="12.065cm" svg:x="19.685cm" svg:y="1.27cm">
          <text:p text:style-name="P1100">Test 0001</text:p>
          <text:p text:style-name="P1100"><text:tab/>Send dest</text:p>
          <text:p text:style-name="P1100"><text:tab/>Reply dest</text:p>
          <text:p text:style-name="P1100"><text:tab/>Transaction type</text:p>
          <text:p text:style-name="P1100"/>
          <text:p text:style-name="P1100">Test 0002</text:p>
          <text:p text:style-name="P1100"><text:tab/>…</text:p>
          <text:p text:style-name="P1100"><text:tab/>…</text:p>
          <text:p text:style-name="P1100"/>
          <text:p text:style-name="P1100">...</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line draw:style-name="gr1090" draw:text-style-name="P1082" draw:layer="layout" svg:x1="10.16cm" svg:y1="4.445cm" svg:x2="20.32cm" svg:y2="1.27cm">
          <text:p/>
        </draw:line>
        <draw:line draw:style-name="gr1090" draw:text-style-name="P1082" draw:layer="layout" svg:x1="10.16cm" svg:y1="10.795cm" svg:x2="20.32cm" svg:y2="13.335cm">
          <text:p/>
        </draw:line>
        <draw:custom-shape draw:style-name="gr1081" draw:text-style-name="P1082" draw:layer="layout" svg:width="3.81cm" svg:height="3.175cm" svg:x="1.905cm" svg:y="3.81cm">
          <text:p text:style-name="P1080">DoGet()</text:p>
          <text:p text:style-name="P1080">Parses</text:p>
          <text:p text:style-name="P1080">argument</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line draw:style-name="gr1089" draw:text-style-name="P1082" draw:layer="layout" svg:x1="5.715cm" svg:y1="6.35cm" svg:x2="9.525cm" svg:y2="6.35cm">
          <text:p text:style-name="P1080">2. Get </text:p>
          <text:p text:style-name="P1080">Test</text:p>
        </draw:line>
        <draw:custom-shape draw:style-name="gr1081" draw:text-style-name="P1082" draw:layer="layout" svg:width="4.445cm" svg:height="3.175cm" svg:x="1.905cm" svg:y="8.255cm">
          <text:p text:style-name="P1080">Publish</text:p>
          <text:p text:style-name="P1080">message</text:p>
          <text:p text:style-name="P1080">to send</text:p>
          <text:p text:style-name="P1080">destinatio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line draw:style-name="gr1089" draw:text-style-name="P1082" draw:layer="layout" svg:x1="9.525cm" svg:y1="9.525cm" svg:x2="6.35cm" svg:y2="9.525cm">
          <text:p text:style-name="P1080"/>
          <text:p text:style-name="P1080"/>
        </draw:line>
        <draw:frame draw:style-name="gr1093" draw:text-style-name="P1077" draw:layer="layout" svg:width="5.08cm" svg:height="3.811cm" svg:x="14.605cm" svg:y="5.715cm">
          <draw:text-box>
            <text:p>Parse file</text:p>
            <text:p>tests.properties into list of</text:p>
            <text:p>TestProps</text:p>
            <text:p>objects.</text:p>
          </draw:text-box>
        </draw:frame>
        <draw:custom-shape draw:style-name="gr1086" draw:text-style-name="P1082" draw:layer="layout" svg:width="14.605cm" svg:height="3.175cm" svg:x="1.27cm" svg:y="16.51cm">
          <text:p text:style-name="P1080">IMA</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line draw:style-name="gr1091" draw:text-style-name="P1082" draw:layer="layout" svg:x1="4.445cm" svg:y1="11.43cm" svg:x2="4.445cm" svg:y2="16.51cm">
          <text:p/>
        </draw:line>
        <draw:frame draw:style-name="gr1093" draw:text-style-name="P1077" draw:layer="layout" svg:width="8.89cm" svg:height="1.675cm" svg:x="4.445cm" svg:y="13.97cm">
          <draw:text-box>
            <text:p text:style-name="P1100">4. Using outbound RA,</text:p>
            <text:p text:style-name="P1100">Send message to IMA</text:p>
          </draw:text-box>
        </draw:frame>
        <draw:frame draw:style-name="gr1093" draw:text-style-name="P1077" draw:layer="layout" svg:width="3.81cm" svg:height="3.099cm" svg:x="6.35cm" svg:y="9.525cm">
          <draw:text-box>
            <text:p>3. Create </text:p>
            <text:p>TestProps </text:p>
            <text:p>Object</text:p>
            <text:p>Message</text:p>
          </draw:text-box>
        </draw:frame>
        <draw:line draw:style-name="gr1096" draw:text-style-name="P1082" draw:layer="layout" svg:x1="15.875cm" svg:y1="17.78cm" svg:x2="18.415cm" svg:y2="17.78cm">
          <text:p/>
        </draw:line>
        <draw:line draw:style-name="gr1096" draw:text-style-name="P1082" draw:layer="layout" svg:x1="3.81cm" svg:y1="0.635cm" svg:x2="3.81cm" svg:y2="3.81cm">
          <text:p/>
        </draw:line>
        <draw:frame draw:style-name="gr1093" draw:text-style-name="P1077" draw:layer="layout" svg:width="5.715cm" svg:height="1.675cm" svg:x="3.81cm" svg:y="0.635cm">
          <draw:text-box>
            <text:p>1. Http Request</text:p>
            <text:p>from test driver</text:p>
          </draw:text-box>
        </draw:frame>
        <draw:frame draw:style-name="gr1093" draw:text-style-name="P1098" draw:layer="layout" svg:width="7.62cm" svg:height="1.276cm" svg:x="22.86cm" svg:y="18.415cm">
          <draw:text-box>
            <text:p><text:span text:style-name="T1097">Servlet</text:span></text:p>
          </draw:text-box>
        </draw:frame>
        <presentation:notes draw:style-name="dp1075">
          <draw:page-thumbnail draw:style-name="gr1079" draw:layer="layout" svg:width="13.968cm" svg:height="10.476cm" svg:x="3.81cm" svg:y="2.123cm" draw:page-number="4" presentation:class="page"/>
          <draw:frame presentation:style-name="pr1099" draw:text-style-name="P1077" draw:layer="layout" svg:width="17.271cm" svg:height="12.322cm" svg:x="2.159cm" svg:y="13.271cm" presentation:class="notes">
            <draw:text-box>
              <text:p text:style-name="P1094">Part 2: Test Enterprise Application Servlet</text:p>
              <text:p text:style-name="P1094"/>
              <text:p text:style-name="P1094">1. The servlet receives the Http Request.</text:p>
              <text:p text:style-name="P1094">2. Servlet parses the argument, which should be a number. The number corresponds to a test case number used in TestProps file tests.properties.</text:p>
              <text:p text:style-name="P1094">3. The corresponding test case is parsed into a TestProps object and placed in a javax.jms.ObjectMessage.</text:p>
              <text:p text:style-name="P1094">4. This message is published to sendDest specified in TestProps object.</text:p>
            </draw:text-box>
          </draw:frame>
        </presentation:notes>
      </draw:page>
      <draw:page draw:name="page5" draw:style-name="dp1074" draw:master-page-name="_28_Default_29__20_Title_20_Master" presentation:presentation-page-layout-name="ALT1">
        <draw:custom-shape draw:style-name="gr1102" draw:text-style-name="P1082" draw:layer="layout" svg:width="20.955cm" svg:height="13.97cm" svg:x="3.175cm" svg:y="3.81cm">
          <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1103" draw:text-style-name="P1082" draw:id="id1075" draw:layer="layout" svg:width="10.795cm" svg:height="3.175cm" svg:x="8.255cm" svg:y="4.445cm">
          <text:p text:style-name="P1080">OnMessage</text:p>
          <text:p text:style-name="P1080"/>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1086" draw:text-style-name="P1082" draw:id="id1076" draw:layer="layout" svg:width="4.445cm" svg:height="6.35cm" svg:x="3.81cm" svg:y="7.62cm">
          <text:p text:style-name="P1080">Send</text:p>
          <text:p text:style-name="P1080">reply</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1104" draw:text-style-name="P1082" draw:layer="layout" svg:width="10.795cm" svg:height="3.175cm" svg:x="8.255cm" svg:y="13.97cm">
          <text:p text:style-name="P1080">Send logs</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line draw:style-name="gr1096" draw:text-style-name="P1082" draw:layer="layout" svg:x1="10.16cm" svg:y1="1.27cm" svg:x2="10.16cm" svg:y2="4.445cm">
          <text:p/>
        </draw:line>
        <draw:line draw:style-name="gr1096" draw:text-style-name="P1082" draw:layer="layout" svg:x1="13.335cm" svg:y1="7.62cm" svg:x2="13.335cm" svg:y2="13.97cm">
          <text:p/>
        </draw:line>
        <draw:frame draw:style-name="gr1093" draw:text-style-name="P1077" draw:layer="layout" svg:width="8.89cm" svg:height="1.675cm" svg:x="10.16cm" svg:y="1.905cm">
          <draw:text-box>
            <text:p>1. Message arrives from IMA</text:p>
            <text:p>through the inbound RA</text:p>
          </draw:text-box>
        </draw:frame>
        <draw:frame draw:style-name="gr1105" draw:text-style-name="P1077" draw:layer="layout" svg:width="3.175cm" svg:height="0.963cm" svg:x="5.08cm" svg:y="5.08cm">
          <draw:text-box>
            <text:p>2. No TX</text:p>
          </draw:text-box>
        </draw:frame>
        <draw:connector draw:style-name="gr1091" draw:text-style-name="P1082" draw:layer="layout" svg:x1="8.255cm" svg:y1="6.032cm" svg:x2="6.032cm" svg:y2="7.62cm" draw:start-shape="id1075" draw:start-glue-point="5" draw:end-shape="id1076" draw:end-glue-point="4" svg:d="m8255 6032h-2223v1588">
          <text:p/>
        </draw:connector>
        <draw:line draw:style-name="gr1096" draw:text-style-name="P1082" draw:layer="layout" svg:x1="6.35cm" svg:y1="13.97cm" svg:x2="6.35cm" svg:y2="19.685cm">
          <text:p/>
        </draw:line>
        <draw:line draw:style-name="gr1096" draw:text-style-name="P1082" draw:layer="layout" svg:x1="13.335cm" svg:y1="17.145cm" svg:x2="13.335cm" svg:y2="19.685cm">
          <text:p/>
        </draw:line>
        <draw:line draw:style-name="gr1096" draw:text-style-name="P1082" draw:layer="layout" svg:x1="8.255cm" svg:y1="10.795cm" svg:x2="11.43cm" svg:y2="7.62cm">
          <text:p/>
        </draw:line>
        <draw:frame draw:style-name="gr1093" draw:text-style-name="P1077" draw:layer="layout" svg:width="5.08cm" svg:height="1.675cm" svg:x="1.905cm" svg:y="18.01cm">
          <draw:text-box>
            <text:p>3. Send msg</text:p>
            <text:p>to reply dest</text:p>
          </draw:text-box>
        </draw:frame>
        <draw:frame draw:style-name="gr1093" draw:text-style-name="P1077" draw:layer="layout" svg:width="7.62cm" svg:height="1.675cm" svg:x="13.97cm" svg:y="18.415cm">
          <draw:text-box>
            <text:p>4. Send logs</text:p>
            <text:p>to log topic</text:p>
          </draw:text-box>
        </draw:frame>
        <draw:frame draw:style-name="gr1093" draw:text-style-name="P1098" draw:layer="layout" svg:width="8.89cm" svg:height="1.276cm" svg:x="0cm" svg:y="0cm">
          <draw:text-box>
            <text:p><text:span text:style-name="T1097">MDB Non-XA Path</text:span></text:p>
          </draw:text-box>
        </draw:frame>
        <presentation:notes draw:style-name="dp1075">
          <draw:page-thumbnail draw:style-name="gr1079" draw:layer="layout" svg:width="13.968cm" svg:height="10.476cm" svg:x="3.81cm" svg:y="2.123cm" draw:page-number="5" presentation:class="page"/>
          <draw:frame presentation:style-name="pr1099" draw:text-style-name="P1077" draw:layer="layout" svg:width="17.271cm" svg:height="12.322cm" svg:x="2.159cm" svg:y="13.271cm" presentation:class="notes">
            <draw:text-box>
              <text:p text:style-name="P1094">Part 3: Test Enterprise Application MDB</text:p>
              <text:p text:style-name="P1094"/>
              <text:p text:style-name="P1094">1. Message comes into onMessage.</text:p>
              <text:p text:style-name="P1094">2. Verify it is an ObjectMessage containing a TestProps object.</text:p>
              <text:p text:style-name="P1094"/>
              <text:p text:style-name="P1094">3. If global transaction, call invokeEJB.</text:p>
              <text:p text:style-name="P1094">4a. If BMTUT, call bean-managed session EJB.</text:p>
              <text:p text:style-name="P1094">4b. If CMT/CMTR/CMTNS, call container-managed EJB.</text:p>
              <text:p text:style-name="P1094"/>
              <text:p text:style-name="P1094">5. After return from EJB, send log message</text:p>
            </draw:text-box>
          </draw:frame>
        </presentation:notes>
      </draw:page>
      <draw:page draw:name="page6" draw:style-name="dp1074" draw:master-page-name="_28_Default_29__20_Title_20_Master" presentation:presentation-page-layout-name="ALT1">
        <draw:custom-shape draw:style-name="gr1102" draw:text-style-name="P1082" draw:layer="layout" svg:width="20.955cm" svg:height="13.97cm" svg:x="3.175cm" svg:y="3.81cm">
          <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1103" draw:text-style-name="P1082" draw:id="id1077" draw:layer="layout" svg:width="10.795cm" svg:height="3.175cm" svg:x="8.255cm" svg:y="4.445cm">
          <text:p text:style-name="P1080">OnMessage</text:p>
          <text:p text:style-name="P1080"/>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1106" draw:text-style-name="P1082" draw:id="id1078" draw:layer="layout" svg:width="4.445cm" svg:height="6.35cm" svg:x="19.05cm" svg:y="7.62cm">
          <text:p text:style-name="P1080">Invoke</text:p>
          <text:p text:style-name="P1080">EJB</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1104" draw:text-style-name="P1082" draw:layer="layout" svg:width="10.795cm" svg:height="3.175cm" svg:x="8.255cm" svg:y="13.97cm">
          <text:p text:style-name="P1080">Send logs</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line draw:style-name="gr1096" draw:text-style-name="P1082" draw:layer="layout" svg:x1="10.16cm" svg:y1="1.27cm" svg:x2="10.16cm" svg:y2="4.445cm">
          <text:p/>
        </draw:line>
        <draw:line draw:style-name="gr1096" draw:text-style-name="P1082" draw:layer="layout" svg:x1="13.335cm" svg:y1="7.62cm" svg:x2="13.335cm" svg:y2="13.97cm">
          <text:p/>
        </draw:line>
        <draw:frame draw:style-name="gr1093" draw:text-style-name="P1077" draw:layer="layout" svg:width="8.89cm" svg:height="1.675cm" svg:x="10.16cm" svg:y="1.905cm">
          <draw:text-box>
            <text:p>1. Message arrives from IMA</text:p>
            <text:p>through the inbound RA</text:p>
          </draw:text-box>
        </draw:frame>
        <draw:frame draw:style-name="gr1093" draw:text-style-name="P1077" draw:layer="layout" svg:width="3.175cm" svg:height="0.963cm" svg:x="19.685cm" svg:y="5.08cm">
          <draw:text-box>
            <text:p>2. TX</text:p>
          </draw:text-box>
        </draw:frame>
        <draw:connector draw:style-name="gr1091" draw:text-style-name="P1082" draw:layer="layout" svg:x1="19.05cm" svg:y1="6.032cm" svg:x2="21.272cm" svg:y2="7.62cm" draw:start-shape="id1077" draw:start-glue-point="7" draw:end-shape="id1078" draw:end-glue-point="4" svg:d="m19050 6032h2222v1588">
          <text:p/>
        </draw:connector>
        <draw:line draw:style-name="gr1096" draw:text-style-name="P1082" draw:layer="layout" svg:x1="19.05cm" svg:y1="10.795cm" svg:x2="15.875cm" svg:y2="7.62cm">
          <text:p/>
        </draw:line>
        <draw:line draw:style-name="gr1096" draw:text-style-name="P1082" draw:layer="layout" svg:x1="13.335cm" svg:y1="17.145cm" svg:x2="13.335cm" svg:y2="19.685cm">
          <text:p/>
        </draw:line>
        <draw:line draw:style-name="gr1096" draw:text-style-name="P1082" draw:layer="layout" svg:x1="23.495cm" svg:y1="9.525cm" svg:x2="26.67cm" svg:y2="9.525cm">
          <text:p/>
        </draw:line>
        <draw:line draw:style-name="gr1096" draw:text-style-name="P1082" draw:layer="layout" svg:x1="26.67cm" svg:y1="12.065cm" svg:x2="23.495cm" svg:y2="12.065cm">
          <text:p/>
        </draw:line>
        <draw:frame draw:style-name="gr1093" draw:text-style-name="P1077" draw:layer="layout" svg:width="2.54cm" svg:height="1.675cm" svg:x="24.765cm" svg:y="7.62cm">
          <draw:text-box>
            <text:p>3. To EJB</text:p>
          </draw:text-box>
        </draw:frame>
        <draw:frame draw:style-name="gr1093" draw:text-style-name="P1077" draw:layer="layout" svg:width="3.175cm" svg:height="1.675cm" svg:x="24.765cm" svg:y="12.295cm">
          <draw:text-box>
            <text:p>4. From</text:p>
            <text:p>EJB</text:p>
          </draw:text-box>
        </draw:frame>
        <draw:frame draw:style-name="gr1093" draw:text-style-name="P1077" draw:layer="layout" svg:width="7.62cm" svg:height="1.675cm" svg:x="13.97cm" svg:y="18.415cm">
          <draw:text-box>
            <text:p>5. Send logs</text:p>
            <text:p>to log topic</text:p>
          </draw:text-box>
        </draw:frame>
        <draw:frame draw:style-name="gr1093" draw:text-style-name="P1098" draw:layer="layout" svg:width="8.89cm" svg:height="1.276cm" svg:x="0cm" svg:y="0cm">
          <draw:text-box>
            <text:p><text:span text:style-name="T1097">MDB XA Path</text:span></text:p>
          </draw:text-box>
        </draw:frame>
        <presentation:notes draw:style-name="dp1075">
          <draw:page-thumbnail draw:style-name="gr1079" draw:layer="layout" svg:width="13.968cm" svg:height="10.476cm" svg:x="3.81cm" svg:y="2.123cm" draw:page-number="6" presentation:class="page"/>
          <draw:frame presentation:style-name="pr1099" draw:text-style-name="P1077" draw:layer="layout" svg:width="17.271cm" svg:height="12.322cm" svg:x="2.159cm" svg:y="13.271cm" presentation:class="notes" presentation:placeholder="true">
            <draw:text-box/>
          </draw:frame>
        </presentation:notes>
      </draw:page>
      <draw:page draw:name="page7" draw:style-name="dp1074" draw:master-page-name="_28_Default_29__20_Title_20_Master" presentation:presentation-page-layout-name="ALT1">
        <draw:custom-shape draw:style-name="gr1081" draw:text-style-name="P1082" draw:layer="layout" svg:width="22.225cm" svg:height="13.335cm" svg:x="3.175cm" svg:y="3.81cm">
          <text:p text:style-name="P1080"/>
          <text:p text:style-name="P1080"/>
          <text:p text:style-name="P1080"/>
          <text:p text:style-name="P1080"/>
          <text:p text:style-name="P1080"/>
          <text:p text:style-name="P1080"/>
          <text:p text:style-name="P1080"/>
          <text:p text:style-name="P1080"/>
          <text:p text:style-name="P1080"/>
          <text:p text:style-name="P1080"/>
          <text:p text:style-name="P1080"/>
          <text:p text:style-name="P1080"/>
          <text:p text:style-name="P1080"/>
          <text:p text:style-name="P1080"/>
          <text:p text:style-name="P1080"/>
          <text:p text:style-name="P1080"/>
          <text:p text:style-name="P1080"/>
          <text:p text:style-name="P1080"/>
          <text:p text:style-name="P1080"/>
          <text:p text:style-name="P1080"/>
          <text:p text:style-name="P1080"/>
          <text:p text:style-name="P1080"/>
          <text:p text:style-name="P1080"/>
          <text:p text:style-name="P1080"/>
          <text:p text:style-name="P1080"/>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1107" draw:text-style-name="P1082" draw:id="id1079" draw:layer="layout" svg:width="10.795cm" svg:height="3.175cm" svg:x="8.89cm" svg:y="4.445cm">
          <text:p text:style-name="P1080">Process test</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1108" draw:text-style-name="P1082" draw:id="id1080" draw:layer="layout" svg:width="4.445cm" svg:height="6.35cm" svg:x="3.81cm" svg:y="7.62cm">
          <text:p text:style-name="P1080">queryDB</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1109" draw:text-style-name="P1082" draw:layer="layout" svg:width="10.795cm" svg:height="3.175cm" svg:x="8.89cm" svg:y="13.335cm">
          <text:p text:style-name="P1080">sendReply</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line draw:style-name="gr1096" draw:text-style-name="P1082" draw:layer="layout" svg:x1="13.97cm" svg:y1="7.62cm" svg:x2="13.97cm" svg:y2="13.335cm">
          <text:p/>
        </draw:line>
        <draw:connector draw:style-name="gr1091" draw:text-style-name="P1082" draw:layer="layout" svg:x1="8.89cm" svg:y1="6.032cm" svg:x2="6.032cm" svg:y2="7.62cm" draw:start-shape="id1079" draw:start-glue-point="5" draw:end-shape="id1080" draw:end-glue-point="4" svg:d="m8890 6032h-2858v1588">
          <text:p/>
        </draw:connector>
        <draw:line draw:style-name="gr1096" draw:text-style-name="P1082" draw:layer="layout" svg:x1="8.255cm" svg:y1="10.795cm" svg:x2="11.43cm" svg:y2="7.62cm">
          <text:p/>
        </draw:line>
        <draw:line draw:style-name="gr1096" draw:text-style-name="P1082" draw:layer="layout" svg:x1="17.145cm" svg:y1="4.445cm" svg:x2="17.145cm" svg:y2="1.905cm">
          <text:p/>
        </draw:line>
        <draw:line draw:style-name="gr1096" draw:text-style-name="P1082" draw:layer="layout" svg:x1="11.43cm" svg:y1="1.905cm" svg:x2="11.43cm" svg:y2="4.445cm">
          <text:p/>
        </draw:line>
        <draw:frame draw:style-name="gr1093" draw:text-style-name="P1098" draw:layer="layout" svg:width="7.62cm" svg:height="1.276cm" svg:x="0cm" svg:y="0cm">
          <draw:text-box>
            <text:p><text:span text:style-name="T1097">EJB DB2 Path</text:span></text:p>
          </draw:text-box>
        </draw:frame>
        <draw:line draw:style-name="gr1096" draw:text-style-name="P1082" draw:layer="layout" svg:x1="13.97cm" svg:y1="16.51cm" svg:x2="13.97cm" svg:y2="19.685cm">
          <text:p/>
        </draw:line>
        <draw:line draw:style-name="gr1096" draw:text-style-name="P1082" draw:layer="layout" svg:x1="3.81cm" svg:y1="9.525cm" svg:x2="0.635cm" svg:y2="9.525cm">
          <text:p/>
        </draw:line>
        <draw:line draw:style-name="gr1096" draw:text-style-name="P1082" draw:layer="layout" svg:x1="0.635cm" svg:y1="12.065cm" svg:x2="3.81cm" svg:y2="12.065cm">
          <text:p/>
        </draw:line>
        <draw:frame draw:style-name="gr1093" draw:text-style-name="P1077" draw:layer="layout" svg:width="4.445cm" svg:height="0.963cm" svg:x="6.985cm" svg:y="1.905cm">
          <draw:text-box>
            <text:p>1. From MDB</text:p>
          </draw:text-box>
        </draw:frame>
        <draw:frame draw:style-name="gr1093" draw:text-style-name="P1077" draw:layer="layout" svg:width="6.35cm" svg:height="0.963cm" svg:x="4.445cm" svg:y="5.08cm">
          <draw:text-box>
            <text:p>2. Query DB2</text:p>
          </draw:text-box>
        </draw:frame>
        <draw:frame draw:style-name="gr1093" draw:text-style-name="P1077" draw:layer="layout" svg:width="8.255cm" svg:height="0.963cm" svg:x="13.97cm" svg:y="17.78cm">
          <draw:text-box>
            <text:p>3. Send reply message</text:p>
          </draw:text-box>
        </draw:frame>
        <draw:frame draw:style-name="gr1093" draw:text-style-name="P1077" draw:layer="layout" svg:width="6.35cm" svg:height="0.963cm" svg:x="17.145cm" svg:y="1.905cm">
          <draw:text-box>
            <text:p>4. Return to MDB</text:p>
          </draw:text-box>
        </draw:frame>
        <presentation:notes draw:style-name="dp1075">
          <draw:page-thumbnail draw:style-name="gr1079" draw:layer="layout" svg:width="13.968cm" svg:height="10.476cm" svg:x="3.81cm" svg:y="2.123cm" draw:page-number="7" presentation:class="page"/>
          <draw:frame presentation:style-name="pr1099" draw:text-style-name="P1077" draw:layer="layout" svg:width="17.271cm" svg:height="12.322cm" svg:x="2.159cm" svg:y="13.271cm" presentation:class="notes" presentation:placeholder="true">
            <draw:text-box/>
          </draw:frame>
        </presentation:notes>
      </draw:page>
      <draw:page draw:name="page8" draw:style-name="dp1402" draw:master-page-name="_28_Default_29__20_Title_20_Master" presentation:presentation-page-layout-name="ALT1">
        <draw:custom-shape draw:style-name="gr1405" draw:text-style-name="P1406" draw:layer="layout" svg:width="18.415cm" svg:height="13.335cm" svg:x="0.635cm" svg:y="3.81cm">
          <text:p text:style-name="P1404"/>
          <text:p text:style-name="P1404"/>
          <text:p text:style-name="P1404"/>
          <text:p text:style-name="P1404"/>
          <text:p text:style-name="P1404"/>
          <text:p text:style-name="P1404"/>
          <text:p text:style-name="P1404"/>
          <text:p text:style-name="P1404"/>
          <text:p text:style-name="P1404"/>
          <text:p text:style-name="P1404"/>
          <text:p text:style-name="P1404"/>
          <text:p text:style-name="P1404"/>
          <text:p text:style-name="P1404"/>
          <text:p text:style-name="P1404"/>
          <text:p text:style-name="P1404"/>
          <text:p text:style-name="P1404"/>
          <text:p text:style-name="P1404"/>
          <text:p text:style-name="P1404"/>
          <text:p text:style-name="P1404"/>
          <text:p text:style-name="P1404"/>
          <text:p text:style-name="P1404"/>
          <text:p text:style-name="P1404"/>
          <text:p text:style-name="P1404"/>
          <text:p text:style-name="P1404"/>
          <text:p text:style-name="P1404"/>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1407" draw:text-style-name="P1406" draw:layer="layout" svg:width="10.795cm" svg:height="3.175cm" svg:x="3.175cm" svg:y="4.445cm">
          <text:p text:style-name="P1404">Process test</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1408" draw:text-style-name="P1406" draw:layer="layout" svg:width="4.445cm" svg:height="6.35cm" svg:x="17.145cm" svg:y="5.715cm">
          <text:p text:style-name="P1404">doEvil</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1409" draw:text-style-name="P1406" draw:layer="layout" svg:width="10.795cm" svg:height="3.175cm" svg:x="2.54cm" svg:y="13.335cm">
          <text:p text:style-name="P1404">sendReply</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line draw:style-name="gr1410" draw:text-style-name="P1406" draw:layer="layout" svg:x1="9.525cm" svg:y1="7.62cm" svg:x2="9.525cm" svg:y2="13.335cm">
          <text:p/>
        </draw:line>
        <draw:line draw:style-name="gr1410" draw:text-style-name="P1406" draw:layer="layout" svg:x1="17.144cm" svg:y1="8.89cm" svg:x2="13.97cm" svg:y2="5.716cm">
          <text:p/>
        </draw:line>
        <draw:line draw:style-name="gr1410" draw:text-style-name="P1406" draw:layer="layout" svg:x1="11.43cm" svg:y1="4.445cm" svg:x2="11.43cm" svg:y2="1.905cm">
          <text:p/>
        </draw:line>
        <draw:line draw:style-name="gr1410" draw:text-style-name="P1406" draw:layer="layout" svg:x1="5.08cm" svg:y1="1.905cm" svg:x2="5.08cm" svg:y2="4.445cm">
          <text:p/>
        </draw:line>
        <draw:frame draw:style-name="gr1412" draw:text-style-name="P1413" draw:layer="layout" svg:width="8.889cm" svg:height="1.276cm" svg:x="0.001cm" svg:y="0.001cm">
          <draw:text-box>
            <text:p><text:span text:style-name="T1411">EJB Exception Path</text:span></text:p>
          </draw:text-box>
        </draw:frame>
        <draw:line draw:style-name="gr1410" draw:text-style-name="P1406" draw:layer="layout" svg:x1="8.89cm" svg:y1="16.51cm" svg:x2="8.89cm" svg:y2="19.685cm">
          <text:p/>
        </draw:line>
        <draw:frame draw:style-name="gr1412" draw:text-style-name="P1414" draw:layer="layout" svg:width="4.445cm" svg:height="0.963cm" svg:x="5.715cm" svg:y="1.905cm">
          <draw:text-box>
            <text:p>1. From MDB</text:p>
          </draw:text-box>
        </draw:frame>
        <draw:frame draw:style-name="gr1412" draw:text-style-name="P1414" draw:layer="layout" svg:width="8.89cm" svg:height="0.963cm" svg:x="19.11cm" svg:y="4.752cm">
          <draw:text-box>
            <text:p>2. Use Evil Resource Adapter</text:p>
          </draw:text-box>
        </draw:frame>
        <draw:frame draw:style-name="gr1412" draw:text-style-name="P1414" draw:layer="layout" svg:width="8.255cm" svg:height="0.963cm" svg:x="9.525cm" svg:y="18.087cm">
          <draw:text-box>
            <text:p>3. Send reply message</text:p>
          </draw:text-box>
        </draw:frame>
        <draw:frame draw:style-name="gr1412" draw:text-style-name="P1414" draw:layer="layout" svg:width="6.35cm" svg:height="0.963cm" svg:x="12.065cm" svg:y="1.905cm">
          <draw:text-box>
            <text:p>4. Return to MDB</text:p>
          </draw:text-box>
        </draw:frame>
        <draw:line draw:style-name="gr1415" draw:text-style-name="P1406" draw:layer="layout" svg:x1="21.59cm" svg:y1="6.985cm" svg:x2="27.94cm" svg:y2="6.985cm">
          <text:p/>
        </draw:line>
        <draw:line draw:style-name="gr1416" draw:text-style-name="P1406" draw:layer="layout" svg:x1="13.97cm" svg:y1="7.62cm" svg:x2="17.145cm" svg:y2="10.795cm">
          <text:p/>
        </draw:line>
        <presentation:notes draw:style-name="dp1403">
          <draw:page-thumbnail draw:style-name="gr1417" draw:layer="layout" svg:width="13.968cm" svg:height="10.476cm" svg:x="3.81cm" svg:y="2.123cm" draw:page-number="8" presentation:class="page"/>
          <draw:frame presentation:style-name="pr1418" draw:text-style-name="P1414" draw:layer="layout" svg:width="17.271cm" svg:height="12.322cm" svg:x="2.159cm" svg:y="13.271cm" presentation:class="notes" presentation:placeholder="true">
            <draw:text-box/>
          </draw:frame>
        </presentation:notes>
      </draw:page>
      <draw:page draw:name="page9" draw:style-name="dp1402" draw:master-page-name="_28_Default_29__20_Title_20_Master" presentation:presentation-page-layout-name="ALT1">
        <draw:frame draw:style-name="gr1412" draw:text-style-name="P1414" draw:layer="layout" svg:width="11.43cm" svg:height="1.276cm" svg:x="0cm" svg:y="0cm">
          <draw:text-box>
            <text:p><text:span text:style-name="T1411">Evil Resource Adapter</text:span></text:p>
          </draw:text-box>
        </draw:frame>
        <draw:custom-shape draw:style-name="gr1419" draw:text-style-name="P1406" draw:layer="layout" svg:width="9.525cm" svg:height="10.16cm" svg:x="3.81cm" svg:y="2.5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20" draw:text-style-name="P1406" draw:layer="layout" svg:width="7.62cm" svg:height="8.89cm" svg:x="8.89cm" svg:y="4.445cm">
          <text:p text:style-name="P1404">3. Participates in XA, throwing Errors if test case indicates such</text:p>
          <text:p text:style-name="P1404"/>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421" draw:text-style-name="P1414" draw:layer="layout" svg:width="5.396cm" svg:height="0.963cm" svg:x="10.16cm" svg:y="4.752cm">
          <draw:text-box>
            <text:p>Evil XA Resource</text:p>
          </draw:text-box>
        </draw:frame>
        <draw:line draw:style-name="gr1415" draw:text-style-name="P1406" draw:layer="layout" svg:x1="16.51cm" svg:y1="5.715cm" svg:x2="17.78cm" svg:y2="5.715cm">
          <text:p/>
        </draw:line>
        <draw:line draw:style-name="gr1415" draw:text-style-name="P1406" draw:layer="layout" svg:x1="16.51cm" svg:y1="6.985cm" svg:x2="17.78cm" svg:y2="6.985cm">
          <text:p/>
        </draw:line>
        <draw:line draw:style-name="gr1415" draw:text-style-name="P1406" draw:layer="layout" svg:x1="16.51cm" svg:y1="8.255cm" svg:x2="17.78cm" svg:y2="8.255cm">
          <text:p/>
        </draw:line>
        <draw:line draw:style-name="gr1415" draw:text-style-name="P1406" draw:layer="layout" svg:x1="16.51cm" svg:y1="9.525cm" svg:x2="17.78cm" svg:y2="9.525cm">
          <text:p/>
        </draw:line>
        <draw:line draw:style-name="gr1415" draw:text-style-name="P1406" draw:layer="layout" svg:x1="16.51cm" svg:y1="10.795cm" svg:x2="17.78cm" svg:y2="10.795cm">
          <text:p/>
        </draw:line>
        <draw:line draw:style-name="gr1415" draw:text-style-name="P1406" draw:layer="layout" svg:x1="16.51cm" svg:y1="12.065cm" svg:x2="17.78cm" svg:y2="12.065cm">
          <text:p/>
        </draw:line>
        <draw:frame draw:style-name="gr1423" draw:text-style-name="P1424" draw:layer="layout" svg:width="10.16cm" svg:height="0.996cm" svg:x="17.78cm" svg:y="5.354cm">
          <draw:text-box>
            <text:p><text:span text:style-name="T1422">start() <text:s text:c="8"/>throw Error</text:span></text:p>
          </draw:text-box>
        </draw:frame>
        <draw:frame draw:style-name="gr1425" draw:text-style-name="P1424" draw:layer="layout" svg:width="10.16cm" svg:height="0.996cm" svg:x="17.78cm" svg:y="6.657cm">
          <draw:text-box>
            <text:p><text:span text:style-name="T1422">commit() <text:s text:c="7"/>throw Error</text:span></text:p>
          </draw:text-box>
        </draw:frame>
        <draw:frame draw:style-name="gr1426" draw:text-style-name="P1424" draw:layer="layout" svg:width="10.16cm" svg:height="0.996cm" svg:x="17.78cm" svg:y="7.784cm">
          <draw:text-box>
            <text:p><text:span text:style-name="T1422">forget() <text:s text:c="7"/>throw Error</text:span></text:p>
          </draw:text-box>
        </draw:frame>
        <draw:frame draw:style-name="gr1427" draw:text-style-name="P1424" draw:layer="layout" svg:width="10.16cm" svg:height="0.996cm" svg:x="17.78cm" svg:y="9.164cm">
          <draw:text-box>
            <text:p><text:span text:style-name="T1422">prepare() <text:s text:c="6"/>throw Error</text:span></text:p>
          </draw:text-box>
        </draw:frame>
        <draw:frame draw:style-name="gr1412" draw:text-style-name="P1424" draw:layer="layout" svg:width="10.22cm" svg:height="0.996cm" svg:x="17.78cm" svg:y="10.467cm">
          <draw:text-box>
            <text:p><text:span text:style-name="T1422">recover() <text:s text:c="6"/>throw Error</text:span></text:p>
          </draw:text-box>
        </draw:frame>
        <draw:frame draw:style-name="gr1412" draw:text-style-name="P1424" draw:layer="layout" svg:width="10.16cm" svg:height="0.996cm" svg:x="17.78cm" svg:y="11.737cm">
          <draw:text-box>
            <text:p><text:span text:style-name="T1422">end() <text:s text:c="10"/>throw Error</text:span></text:p>
          </draw:text-box>
        </draw:frame>
        <draw:line draw:style-name="gr1415" draw:text-style-name="P1406" draw:layer="layout" svg:x1="21.59cm" svg:y1="5.715cm" svg:x2="22.86cm" svg:y2="5.715cm">
          <text:p/>
        </draw:line>
        <draw:line draw:style-name="gr1415" draw:text-style-name="P1406" draw:layer="layout" svg:x1="21.59cm" svg:y1="6.985cm" svg:x2="22.86cm" svg:y2="6.985cm">
          <text:p/>
        </draw:line>
        <draw:line draw:style-name="gr1415" draw:text-style-name="P1406" draw:layer="layout" svg:x1="21.59cm" svg:y1="8.255cm" svg:x2="22.86cm" svg:y2="8.255cm">
          <text:p/>
        </draw:line>
        <draw:line draw:style-name="gr1415" draw:text-style-name="P1406" draw:layer="layout" svg:x1="21.59cm" svg:y1="9.525cm" svg:x2="22.86cm" svg:y2="9.525cm">
          <text:p/>
        </draw:line>
        <draw:line draw:style-name="gr1415" draw:text-style-name="P1406" draw:layer="layout" svg:x1="21.59cm" svg:y1="10.795cm" svg:x2="22.86cm" svg:y2="10.795cm">
          <text:p/>
        </draw:line>
        <draw:line draw:style-name="gr1415" draw:text-style-name="P1406" draw:layer="layout" svg:x1="21.59cm" svg:y1="12.065cm" svg:x2="22.86cm" svg:y2="12.065cm">
          <text:p/>
        </draw:line>
        <draw:custom-shape draw:style-name="gr1428" draw:text-style-name="P1406" draw:layer="layout" svg:width="13.97cm" svg:height="3.175cm" svg:x="8.255cm" svg:y="0.635cm">
          <text:p text:style-name="P1404">-1. Global Transaction Begins *</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1428" draw:text-style-name="P1406" draw:layer="layout" svg:width="15.24cm" svg:height="3.175cm" svg:x="6.985cm" svg:y="13.335cm">
          <text:p text:style-name="P1404">N+1. Global Transaction Ends *</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frame draw:style-name="gr1429" draw:text-style-name="P1414" draw:layer="layout" svg:width="16.51cm" svg:height="3.099cm" svg:x="6.985cm" svg:y="17.298cm">
          <draw:text-box>
            <text:p>* Managed by Application Server</text:p>
            <text:p><text:s text:c="3"/>Transaction Boundary types:</text:p>
            <text:p><text:s text:c="6"/>- Container Managed</text:p>
            <text:p><text:s text:c="6"/>- Bean Managed (only with “UserTransaction”)</text:p>
          </draw:text-box>
        </draw:frame>
        <draw:frame draw:style-name="gr1412" draw:text-style-name="P1414" draw:layer="layout" svg:width="3.175cm" svg:height="0.963cm" svg:x="5.08cm" svg:y="3.81cm">
          <draw:text-box>
            <text:p>Evil RA</text:p>
          </draw:text-box>
        </draw:frame>
        <draw:line draw:style-name="gr1415" draw:text-style-name="P1406" draw:layer="layout" svg:x1="0cm" svg:y1="3.81cm" svg:x2="3.81cm" svg:y2="3.81cm">
          <text:p/>
        </draw:line>
        <draw:frame draw:style-name="gr1412" draw:text-style-name="P1414" draw:layer="layout" svg:width="3.81cm" svg:height="5.235cm" svg:x="0cm" svg:y="3.81cm">
          <draw:text-box>
            <text:p>1. Create <text:s/>Connection to Evil XA Resource which is Managed in XA case</text:p>
          </draw:text-box>
        </draw:frame>
        <presentation:notes draw:style-name="dp1403">
          <draw:page-thumbnail draw:style-name="gr1417" draw:layer="layout" svg:width="13.968cm" svg:height="10.476cm" svg:x="3.81cm" svg:y="2.123cm" draw:page-number="9" presentation:class="page"/>
          <draw:frame presentation:style-name="pr1418" draw:text-style-name="P1414" draw:layer="layout" svg:width="17.271cm" svg:height="12.322cm" svg:x="2.159cm" svg:y="13.271cm" presentation:class="notes" presentation:placeholder="true">
            <draw:text-box/>
          </draw:frame>
        </presentation:notes>
      </draw:page>
      <draw:page draw:name="page10" draw:style-name="dp1456" draw:master-page-name="_28_Default_29__20_Title_20_Master" presentation:presentation-page-layout-name="ALT1">
        <draw:frame draw:style-name="gr1459" draw:text-style-name="P1460" draw:layer="layout" svg:width="13.97cm" svg:height="1.195cm" svg:x="0.635cm" svg:y="0.635cm">
          <draw:text-box>
            <text:p><text:span text:style-name="T1458">Global Transactions (big picture)</text:span></text:p>
          </draw:text-box>
        </draw:frame>
        <draw:custom-shape draw:style-name="gr1462" draw:text-style-name="P1463" draw:layer="layout" svg:width="10.795cm" svg:height="4.445cm" svg:x="9.525cm" svg:y="5.08cm">
          <text:p text:style-name="P1461">WebSphere Application Serv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64" draw:text-style-name="P1463" draw:layer="layout" svg:width="3.81cm" svg:height="2.54cm" svg:x="8.255cm" svg:y="8.89cm">
          <text:p text:style-name="P1461">IMA RA</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62" draw:text-style-name="P1463" draw:layer="layout" svg:width="3.81cm" svg:height="2.54cm" svg:x="12.7cm" svg:y="8.89cm">
          <text:p text:style-name="P1461">DB2 JDBC Resource</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64" draw:text-style-name="P1463" draw:layer="layout" svg:width="3.81cm" svg:height="2.54cm" svg:x="17.145cm" svg:y="8.89cm">
          <text:p text:style-name="P1461">Evil RA</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65" draw:text-style-name="P1463" draw:layer="layout" svg:width="6.35cm" svg:height="3.81cm" svg:x="3.81cm" svg:y="13.335cm">
          <text:p text:style-name="P1461">MessageSight</text:p>
          <draw:enhanced-geometry svg:viewBox="0 0 153 132" draw:type="non-primitive" draw:enhanced-path="M 123 39 C 116 26 113 13 114 0 103 7 90 11 76 11 62 11 49 7 38 0 37 0 37 0 37 0 38 13 35 27 28 39 22 51 11 60 0 66 0 66 0 66 0 66 0 67 0 67 0 67 12 73 22 82 28 93 35 105 38 119 38 131 38 132 38 132 38 132 38 132 38 132 38 132 49 125 62 121 76 121 90 121 103 125 114 132 114 132 114 132 114 132 113 119 116 106 123 93 130 81 141 72 153 66 153 66 153 66 153 66 141 60 130 51 123 39 Z N"/>
        </draw:custom-shape>
        <draw:custom-shape draw:style-name="gr1466" draw:text-style-name="P1463" draw:layer="layout" svg:width="4.445cm" svg:height="2.54cm" svg:x="18.415cm" svg:y="13.97cm">
          <text:p text:style-name="P1461">FVT stuffs</text:p>
          <draw:enhanced-geometry svg:viewBox="0 0 21600 21600" draw:glue-points="10800 2020 0 10800 10800 19320 21600 10800" draw:text-areas="0 4360 21600 17240" draw:type="flowchart-punched-tape" draw:enhanced-path="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
        </draw:custom-shape>
        <draw:line draw:style-name="gr1467" draw:text-style-name="P1463" draw:layer="layout" svg:x1="2.54cm" svg:y1="20.955cm" svg:x2="4.445cm" svg:y2="16.51cm">
          <text:p/>
        </draw:line>
        <draw:line draw:style-name="gr1467" draw:text-style-name="P1463" draw:layer="layout" svg:x1="6.35cm" svg:y1="13.335cm" svg:x2="7.62cm" svg:y2="10.795cm">
          <text:p/>
        </draw:line>
        <draw:line draw:style-name="gr1467" draw:text-style-name="P1463" draw:layer="layout" svg:x1="8.89cm" svg:y1="11.43cm" svg:x2="8.255cm" svg:y2="13.335cm">
          <text:p/>
        </draw:line>
        <draw:line draw:style-name="gr1467" draw:text-style-name="P1463" draw:layer="layout" svg:x1="13.335cm" svg:y1="12.065cm" svg:x2="13.335cm" svg:y2="13.97cm">
          <text:p/>
        </draw:line>
        <draw:line draw:style-name="gr1467" draw:text-style-name="P1463" draw:layer="layout" svg:x1="13.97cm" svg:y1="13.335cm" svg:x2="13.97cm" svg:y2="11.43cm">
          <text:p/>
        </draw:line>
        <draw:line draw:style-name="gr1467" draw:text-style-name="P1463" draw:layer="layout" svg:x1="19.05cm" svg:y1="12.065cm" svg:x2="19.685cm" svg:y2="13.97cm">
          <text:p/>
        </draw:line>
        <draw:line draw:style-name="gr1467" draw:text-style-name="P1463" draw:layer="layout" svg:x1="21.59cm" svg:y1="13.97cm" svg:x2="22.225cm" svg:y2="13.335cm">
          <text:p/>
        </draw:line>
        <draw:frame draw:style-name="gr1468" draw:text-style-name="P1469" draw:layer="layout" svg:width="3.817cm" svg:height="2.387cm" svg:x="22.853cm" svg:y="12.065cm">
          <draw:text-box>
            <text:p>Oops! Cause XA to fail</text:p>
          </draw:text-box>
        </draw:frame>
        <draw:connector draw:style-name="gr1470" draw:text-style-name="P1463" draw:layer="layout" draw:type="curve" svg:x1="8.89cm" svg:y1="11.43cm" svg:x2="13.282cm" svg:y2="20.025cm" draw:end-shape="id1455" svg:d="m8890 11430c2919 0 723 8595 4392 8595">
          <text:p/>
        </draw:connector>
        <draw:frame draw:style-name="gr1471" draw:text-style-name="P1469" draw:id="id1455" draw:layer="layout" svg:width="12.753cm" svg:height="1.95cm" svg:x="13.282cm" svg:y="19.05cm">
          <draw:text-box>
            <text:p>Making sure nothing bad happens when</text:p>
            <text:p>a transaction goes south</text:p>
          </draw:text-box>
        </draw:frame>
        <draw:custom-shape draw:style-name="gr1472" draw:text-style-name="P1463" draw:layer="layout" svg:width="3.81cm" svg:height="3.81cm" svg:x="12.065cm" svg:y="13.97cm">
          <text:p text:style-name="P1461">DB2</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presentation:notes draw:style-name="dp1457">
          <draw:page-thumbnail draw:style-name="gr1473" draw:layer="layout" svg:width="13.968cm" svg:height="10.476cm" svg:x="3.81cm" svg:y="2.123cm" draw:page-number="10" presentation:class="page"/>
          <draw:frame presentation:style-name="pr1474" draw:text-style-name="P1469" draw:layer="layout" svg:width="17.271cm" svg:height="12.322cm" svg:x="2.159cm" svg:y="13.271cm" presentation:class="notes" presentation:placeholder="true">
            <draw:text-box/>
          </draw:frame>
        </presentation:notes>
      </draw:page>
      <draw:page draw:name="page11" draw:style-name="dp1492" draw:master-page-name="_28_Default_29__20_Title_20_Master" presentation:presentation-page-layout-name="ALT1">
        <draw:frame presentation:style-name="pr1495" draw:text-style-name="P1496" draw:layer="layout" svg:width="11.895cm" svg:height="1.243cm" svg:x="16.105cm" svg:y="0.027cm" presentation:class="title" presentation:user-transformed="true">
          <draw:text-box>
            <text:p><text:span text:style-name="T1494">Heuristic Transactions</text:span></text:p>
          </draw:text-box>
        </draw:frame>
        <presentation:notes draw:style-name="dp1493">
          <draw:page-thumbnail draw:style-name="gr1497" draw:layer="layout" svg:width="13.968cm" svg:height="10.476cm" svg:x="3.81cm" svg:y="2.123cm" draw:page-number="11" presentation:class="page"/>
          <draw:frame presentation:style-name="pr1498" draw:text-style-name="P1496" draw:layer="layout" svg:width="17.271cm" svg:height="12.322cm" svg:x="2.159cm" svg:y="13.271cm" presentation:class="notes" presentation:placeholder="true">
            <draw:text-box/>
          </draw:frame>
        </presentation:notes>
      </draw:pag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stroke-dash draw:name="Dash_20_2" draw:display-name="Dash 2"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Arial"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draw:stroke-dash="Dash_20_2" svg:stroke-width="0.06cm" svg:stroke-color="#808080" draw:marker-start-width="0.3cm" draw:marker-start-center="false" draw:marker-end-width="0.3cm" draw:marker-end-center="false" draw:fill="solid" draw:fill-color="#990000" draw:fill-gradient-name="Gradient_20_7" draw:fill-hatch-name="Hatch_20_1" draw:fill-image-name="Bitmape_20_1" draw:fill-image-width="0cm" draw:fill-image-height="0cm" fo:padding-top="0.125cm" fo:padding-bottom="0.125cm" fo:padding-left="0.25cm" fo:padding-right="0.25cm" draw:shadow="hidden" draw:shadow-offset-x="0.3cm" draw:shadow-offset-y="0.3cm" draw:shadow-color="#808080">
        <text:list-style style:name="standard">
          <text:list-level-style-bullet text:level="1" text:bullet-char="●">
            <style:list-level-properties text:min-label-width="1cm"/>
            <style:text-properties fo:font-family="StarSymbol" style:use-window-font-color="true" fo:font-size="45%"/>
          </text:list-level-style-bullet>
          <text:list-level-style-bullet text:level="2" text:bullet-char="●">
            <style:list-level-properties text:space-before="1cm" text:min-label-width="1cm"/>
            <style:text-properties fo:font-family="StarSymbol" style:use-window-font-color="true" fo:font-size="45%"/>
          </text:list-level-style-bullet>
          <text:list-level-style-bullet text:level="3" text:bullet-char="●">
            <style:list-level-properties text:space-before="2cm" text:min-label-width="1cm"/>
            <style:text-properties fo:font-family="StarSymbol" style:use-window-font-color="true" fo:font-size="45%"/>
          </text:list-level-style-bullet>
          <text:list-level-style-bullet text:level="4" text:bullet-char="●">
            <style:list-level-properties text:space-before="3cm" text:min-label-width="1cm"/>
            <style:text-properties fo:font-family="StarSymbol" style:use-window-font-color="true" fo:font-size="45%"/>
          </text:list-level-style-bullet>
          <text:list-level-style-bullet text:level="5" text:bullet-char="●">
            <style:list-level-properties text:space-before="4cm" text:min-label-width="1cm"/>
            <style:text-properties fo:font-family="StarSymbol" style:use-window-font-color="true" fo:font-size="45%"/>
          </text:list-level-style-bullet>
          <text:list-level-style-bullet text:level="6" text:bullet-char="●">
            <style:list-level-properties text:space-before="5cm" text:min-label-width="1cm"/>
            <style:text-properties fo:font-family="StarSymbol" style:use-window-font-color="true" fo:font-size="45%"/>
          </text:list-level-style-bullet>
          <text:list-level-style-bullet text:level="7" text:bullet-char="●">
            <style:list-level-properties text:space-before="6cm" text:min-label-width="1cm"/>
            <style:text-properties fo:font-family="StarSymbol" style:use-window-font-color="true" fo:font-size="45%"/>
          </text:list-level-style-bullet>
          <text:list-level-style-bullet text:level="8" text:bullet-char="●">
            <style:list-level-properties text:space-before="7cm" text:min-label-width="1cm"/>
            <style:text-properties fo:font-family="StarSymbol" style:use-window-font-color="true" fo:font-size="45%"/>
          </text:list-level-style-bullet>
          <text:list-level-style-bullet text:level="9" text:bullet-char="●">
            <style:list-level-properties text:space-before="8cm" text:min-label-width="1cm"/>
            <style:text-properties fo:font-family="StarSymbol" style:use-window-font-color="true" fo:font-size="45%"/>
          </text:list-level-style-bullet>
          <text:list-level-style-bullet text:level="10" text:bullet-char="●">
            <style:list-level-properties text:space-before="9cm" text:min-label-width="1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color="#000000" style:text-outline="false" style:text-line-through-style="none" fo:font-family="Arial" style:font-family-generic="roman" style:font-pitch="variable" fo:font-size="18pt" fo:font-style="normal" fo:text-shadow="none" style:text-underline-style="none" fo:font-weight="normal" style:letter-kerning="true" style:font-family-asian="'MS Gothic'"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_28_Default_29__20_Title_20_Master-background" style:display-name="(Default) Title Master-background" style:family="presentation">
      <style:graphic-properties draw:stroke="none" draw:fill="none"/>
      <style:text-properties style:letter-kerning="true"/>
    </style:style>
    <style:style style:name="_28_Default_29__20_Title_20_Master-backgroundobjects" style:display-name="(Default) Title Master-backgroundobjects" style:family="presentation">
      <style:graphic-properties svg:stroke-width="0.06cm" svg:stroke-color="#808080" draw:fill-color="#ffff99" draw:shadow="hidden" draw:shadow-offset-x="0.3cm" draw:shadow-offset-y="0.3cm" draw:shadow-color="#808080"/>
      <style:text-properties style:letter-kerning="true"/>
    </style:style>
    <style:style style:name="_28_Default_29__20_Title_20_Master-notes" style:display-name="(Default) Title Master-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12pt" fo:font-style="normal" fo:text-shadow="none" style:text-underline-style="none" fo:font-weight="normal" style:letter-kerning="true" style:font-family-asian="'MS Gothic'" style:font-family-generic-asian="system" style:font-pitch-asian="variable" style:font-size-asian="12pt" style:font-style-asian="normal" style:font-weight-asian="normal" style:font-family-complex="Tahoma"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_28_Default_29__20_Title_20_Master-outline1" style:display-name="(Default) Title Master-outline1" style:family="presentation">
      <style:graphic-properties draw:stroke="none" draw:fill="none">
        <text:list-style style:name="_28_Default_29__20_Title_20_Master-outline1" style:display-name="(Default) Title Mast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S Gothic'"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28_Default_29__20_Title_20_Master-outline2" style:display-name="(Default) Title Master-outline2" style:family="presentation" style:parent-style-name="_28_Default_29__20_Title_20_Master-outline1">
      <style:paragraph-properties fo:margin-top="0cm" fo:margin-bottom="0.4cm"/>
      <style:text-properties fo:font-size="28pt" style:font-size-asian="28pt" style:font-size-complex="28pt"/>
    </style:style>
    <style:style style:name="_28_Default_29__20_Title_20_Master-outline3" style:display-name="(Default) Title Master-outline3" style:family="presentation" style:parent-style-name="_28_Default_29__20_Title_20_Master-outline2">
      <style:paragraph-properties fo:margin-top="0cm" fo:margin-bottom="0.3cm"/>
      <style:text-properties fo:font-size="24pt" style:font-size-asian="24pt" style:font-size-complex="24pt"/>
    </style:style>
    <style:style style:name="_28_Default_29__20_Title_20_Master-outline4" style:display-name="(Default) Title Master-outline4" style:family="presentation" style:parent-style-name="_28_Default_29__20_Title_20_Master-outline3">
      <style:paragraph-properties fo:margin-top="0cm" fo:margin-bottom="0.2cm"/>
      <style:text-properties fo:font-size="20pt" style:font-size-asian="20pt" style:font-size-complex="20pt"/>
    </style:style>
    <style:style style:name="_28_Default_29__20_Title_20_Master-outline5" style:display-name="(Default) Title Master-outline5" style:family="presentation" style:parent-style-name="_28_Default_29__20_Title_20_Master-outline4">
      <style:paragraph-properties fo:margin-top="0cm" fo:margin-bottom="0.1cm"/>
      <style:text-properties fo:font-size="20pt" style:font-size-asian="20pt" style:font-size-complex="20pt"/>
    </style:style>
    <style:style style:name="_28_Default_29__20_Title_20_Master-outline6" style:display-name="(Default) Title Master-outline6" style:family="presentation" style:parent-style-name="_28_Default_29__20_Title_20_Master-outline5">
      <style:paragraph-properties fo:margin-top="0cm" fo:margin-bottom="0.1cm"/>
      <style:text-properties fo:font-size="20pt" style:font-size-asian="20pt" style:font-size-complex="20pt"/>
    </style:style>
    <style:style style:name="_28_Default_29__20_Title_20_Master-outline7" style:display-name="(Default) Title Master-outline7" style:family="presentation" style:parent-style-name="_28_Default_29__20_Title_20_Master-outline6">
      <style:paragraph-properties fo:margin-top="0cm" fo:margin-bottom="0.1cm"/>
      <style:text-properties fo:font-size="20pt" style:font-size-asian="20pt" style:font-size-complex="20pt"/>
    </style:style>
    <style:style style:name="_28_Default_29__20_Title_20_Master-outline8" style:display-name="(Default) Title Master-outline8" style:family="presentation" style:parent-style-name="_28_Default_29__20_Title_20_Master-outline7">
      <style:paragraph-properties fo:margin-top="0cm" fo:margin-bottom="0.1cm"/>
      <style:text-properties fo:font-size="20pt" style:font-size-asian="20pt" style:font-size-complex="20pt"/>
    </style:style>
    <style:style style:name="_28_Default_29__20_Title_20_Master-outline9" style:display-name="(Default) Title Master-outline9" style:family="presentation" style:parent-style-name="_28_Default_29__20_Title_20_Master-outline8">
      <style:paragraph-properties fo:margin-top="0cm" fo:margin-bottom="0.1cm"/>
      <style:text-properties fo:font-size="20pt" style:font-size-asian="20pt" style:font-size-complex="20pt"/>
    </style:style>
    <style:style style:name="_28_Default_29__20_Title_20_Master-subtitle" style:display-name="(Default) Title Master-subtitle" style:family="presentation">
      <style:graphic-properties draw:stroke="none" draw:fill="none" draw:textarea-vertical-align="middle">
        <text:list-style style:name="_28_Default_29__20_Title_20_Master-subtitle" style:display-name="(Default) Title Master-subtitle">
          <text:list-level-style-bullet text:level="1" text:bullet-char="●">
            <style:list-level-properties text:min-label-width="1cm"/>
            <style:text-properties fo:font-family="StarSymbol" style:use-window-font-color="true" fo:font-size="45%"/>
          </text:list-level-style-bullet>
          <text:list-level-style-bullet text:level="2" text:bullet-char="●">
            <style:list-level-properties text:space-before="1cm" text:min-label-width="1cm"/>
            <style:text-properties fo:font-family="StarSymbol" style:use-window-font-color="true" fo:font-size="45%"/>
          </text:list-level-style-bullet>
          <text:list-level-style-bullet text:level="3" text:bullet-char="●">
            <style:list-level-properties text:space-before="2cm" text:min-label-width="1cm"/>
            <style:text-properties fo:font-family="StarSymbol" style:use-window-font-color="true" fo:font-size="45%"/>
          </text:list-level-style-bullet>
          <text:list-level-style-bullet text:level="4" text:bullet-char="●">
            <style:list-level-properties text:space-before="3cm" text:min-label-width="1cm"/>
            <style:text-properties fo:font-family="StarSymbol" style:use-window-font-color="true" fo:font-size="45%"/>
          </text:list-level-style-bullet>
          <text:list-level-style-bullet text:level="5" text:bullet-char="●">
            <style:list-level-properties text:space-before="4cm" text:min-label-width="1cm"/>
            <style:text-properties fo:font-family="StarSymbol" style:use-window-font-color="true" fo:font-size="45%"/>
          </text:list-level-style-bullet>
          <text:list-level-style-bullet text:level="6" text:bullet-char="●">
            <style:list-level-properties text:space-before="5cm" text:min-label-width="1cm"/>
            <style:text-properties fo:font-family="StarSymbol" style:use-window-font-color="true" fo:font-size="45%"/>
          </text:list-level-style-bullet>
          <text:list-level-style-bullet text:level="7" text:bullet-char="●">
            <style:list-level-properties text:space-before="6cm" text:min-label-width="1cm"/>
            <style:text-properties fo:font-family="StarSymbol" style:use-window-font-color="true" fo:font-size="45%"/>
          </text:list-level-style-bullet>
          <text:list-level-style-bullet text:level="8" text:bullet-char="●">
            <style:list-level-properties text:space-before="7cm" text:min-label-width="1cm"/>
            <style:text-properties fo:font-family="StarSymbol" style:use-window-font-color="true" fo:font-size="45%"/>
          </text:list-level-style-bullet>
          <text:list-level-style-bullet text:level="9" text:bullet-char="●">
            <style:list-level-properties text:space-before="8cm" text:min-label-width="1cm"/>
            <style:text-properties fo:font-family="StarSymbol" style:use-window-font-color="true" fo:font-size="45%"/>
          </text:list-level-style-bullet>
          <text:list-level-style-bullet text:level="10" text:bullet-char="●">
            <style:list-level-properties text:space-before="9cm" text:min-label-width="1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S Gothic'"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28_Default_29__20_Title_20_Master-title" style:display-name="(Default) Title Master-title" style:family="presentation">
      <style:graphic-properties draw:stroke="none" draw:fill="none" draw:textarea-vertical-align="middle">
        <text:list-style style:name="_28_Default_29__20_Title_20_Master-title" style:display-name="(Default) Title Master-title">
          <text:list-level-style-bullet text:level="1" text:bullet-char="●">
            <style:list-level-properties text:min-label-width="1cm"/>
            <style:text-properties fo:font-family="StarSymbol" style:use-window-font-color="true" fo:font-size="45%"/>
          </text:list-level-style-bullet>
          <text:list-level-style-bullet text:level="2" text:bullet-char="●">
            <style:list-level-properties text:space-before="1cm" text:min-label-width="1cm"/>
            <style:text-properties fo:font-family="StarSymbol" style:use-window-font-color="true" fo:font-size="45%"/>
          </text:list-level-style-bullet>
          <text:list-level-style-bullet text:level="3" text:bullet-char="●">
            <style:list-level-properties text:space-before="2cm" text:min-label-width="1cm"/>
            <style:text-properties fo:font-family="StarSymbol" style:use-window-font-color="true" fo:font-size="45%"/>
          </text:list-level-style-bullet>
          <text:list-level-style-bullet text:level="4" text:bullet-char="●">
            <style:list-level-properties text:space-before="3cm" text:min-label-width="1cm"/>
            <style:text-properties fo:font-family="StarSymbol" style:use-window-font-color="true" fo:font-size="45%"/>
          </text:list-level-style-bullet>
          <text:list-level-style-bullet text:level="5" text:bullet-char="●">
            <style:list-level-properties text:space-before="4cm" text:min-label-width="1cm"/>
            <style:text-properties fo:font-family="StarSymbol" style:use-window-font-color="true" fo:font-size="45%"/>
          </text:list-level-style-bullet>
          <text:list-level-style-bullet text:level="6" text:bullet-char="●">
            <style:list-level-properties text:space-before="5cm" text:min-label-width="1cm"/>
            <style:text-properties fo:font-family="StarSymbol" style:use-window-font-color="true" fo:font-size="45%"/>
          </text:list-level-style-bullet>
          <text:list-level-style-bullet text:level="7" text:bullet-char="●">
            <style:list-level-properties text:space-before="6cm" text:min-label-width="1cm"/>
            <style:text-properties fo:font-family="StarSymbol" style:use-window-font-color="true" fo:font-size="45%"/>
          </text:list-level-style-bullet>
          <text:list-level-style-bullet text:level="8" text:bullet-char="●">
            <style:list-level-properties text:space-before="7cm" text:min-label-width="1cm"/>
            <style:text-properties fo:font-family="StarSymbol" style:use-window-font-color="true" fo:font-size="45%"/>
          </text:list-level-style-bullet>
          <text:list-level-style-bullet text:level="9" text:bullet-char="●">
            <style:list-level-properties text:space-before="8cm" text:min-label-width="1cm"/>
            <style:text-properties fo:font-family="StarSymbol" style:use-window-font-color="true" fo:font-size="45%"/>
          </text:list-level-style-bullet>
          <text:list-level-style-bullet text:level="10" text:bullet-char="●">
            <style:list-level-properties text:space-before="9cm" text:min-label-width="1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S Gothic'"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T0">
      <presentation:placeholder presentation:object="title" svg:x="2.058cm" svg:y="1.743cm" svg:width="23.912cm" svg:height="3.507cm"/>
      <presentation:placeholder presentation:object="subtitle" svg:x="2.058cm" svg:y="5.838cm" svg:width="23.912cm" svg:height="13.23cm"/>
    </style:presentation-page-layout>
    <style:presentation-page-layout style:name="AL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475" style:family="drawing-page">
      <style:drawing-page-properties draw:background-size="border" draw:fill="none"/>
    </style:style>
    <style:style style:name="Mdp1476" style:family="drawing-page">
      <style:drawing-page-properties presentation:display-header="true" presentation:display-footer="true" presentation:display-page-number="false" presentation:display-date-time="true"/>
    </style:style>
    <style:style style:name="Mgr1479" style:family="graphic" style:parent-style-name="standard">
      <style:graphic-properties draw:stroke="none" draw:fill="none" draw:fill-color="#ffffff" draw:auto-grow-height="false" fo:min-height="1.397cm" fo:wrap-option="wrap"/>
    </style:style>
    <style:style style:name="Mgr1483" style:family="graphic" style:parent-style-name="standard">
      <style:graphic-properties draw:stroke="none" draw:fill="none" draw:fill-color="#ffffff" draw:textarea-vertical-align="bottom" draw:auto-grow-height="false" fo:min-height="1.397cm" fo:wrap-option="wrap"/>
    </style:style>
    <style:style style:name="Mpr1484" style:family="presentation" style:parent-style-name="_28_Default_29__20_Title_20_Master-title">
      <style:graphic-properties fo:wrap-option="wrap"/>
    </style:style>
    <style:style style:name="Mpr1485" style:family="presentation" style:parent-style-name="_28_Default_29__20_Title_20_Master-subtitle">
      <style:graphic-properties fo:wrap-option="wrap"/>
    </style:style>
    <style:style style:name="Mpr1486" style:family="presentation" style:parent-style-name="_28_Default_29__20_Title_20_Master-backgroundobjects">
      <style:graphic-properties draw:stroke="none" draw:fill="none" draw:auto-grow-height="false" fo:min-height="1.449cm" fo:wrap-option="wrap"/>
    </style:style>
    <style:style style:name="Mpr1489" style:family="presentation" style:parent-style-name="_28_Default_29__20_Title_20_Master-notes">
      <style:graphic-properties fo:wrap-option="wrap"/>
    </style:style>
    <style:style style:name="Mpr1490" style:family="presentation" style:parent-style-name="_28_Default_29__20_Title_20_Master-backgroundobjects">
      <style:graphic-properties draw:stroke="none" draw:fill="none" draw:auto-grow-height="false" fo:min-height="1.397cm" fo:wrap-option="wrap"/>
    </style:style>
    <style:style style:name="Mpr1491" style:family="presentation" style:parent-style-name="_28_Default_29__20_Title_20_Master-backgroundobjects">
      <style:graphic-properties draw:stroke="none" draw:fill="none" draw:textarea-vertical-align="bottom" draw:auto-grow-height="false" fo:min-height="1.397cm" fo:wrap-option="wrap"/>
    </style:style>
    <style:style style:name="MP1477" style:family="paragraph">
      <style:paragraph-properties style:line-break="strict"/>
      <style:text-properties fo:font-size="14pt" style:font-size-asian="14pt" style:font-size-complex="14pt"/>
    </style:style>
    <style:style style:name="MP1480" style:family="paragraph">
      <style:paragraph-properties style:punctuation-wrap="simple" style:line-break="strict" style:writing-mode="lr-tb"/>
      <style:text-properties fo:font-size="14pt" style:font-size-asian="14pt" style:font-size-complex="14pt"/>
    </style:style>
    <style:style style:name="MP1481" style:family="paragraph">
      <style:paragraph-properties fo:text-align="end" style:line-break="strict"/>
      <style:text-properties fo:font-size="14pt" style:font-size-asian="14pt" style:font-size-complex="14pt"/>
    </style:style>
    <style:style style:name="MP1482" style:family="paragraph">
      <style:paragraph-properties fo:text-align="end" style:punctuation-wrap="simple" style:line-break="strict" style:writing-mode="lr-tb"/>
      <style:text-properties fo:font-size="14pt" style:font-size-asian="14pt" style:font-size-complex="14pt"/>
    </style:style>
    <style:style style:name="MP1487" style:family="paragraph">
      <style:paragraph-properties fo:text-align="center" style:line-break="strict"/>
      <style:text-properties fo:font-size="14pt" style:font-size-asian="14pt" style:font-size-complex="14pt"/>
    </style:style>
    <style:style style:name="MP1488" style:family="paragraph">
      <style:paragraph-properties fo:text-align="center" style:punctuation-wrap="simple" style:line-break="strict" style:writing-mode="lr-tb"/>
      <style:text-properties fo:font-size="14pt" style:font-size-asian="14pt" style:font-size-complex="14pt"/>
    </style:style>
    <style:style style:name="MT1478" style:family="text">
      <style:text-properties fo:font-size="14pt" style:font-size-asian="14pt" style:font-size-complex="14pt"/>
    </style:style>
    <text:list-style style:name="ML1475">
      <text:list-level-style-bullet text:level="1" text:bullet-char="●">
        <style:list-level-properties text:min-label-width="1cm"/>
        <style:text-properties fo:font-family="StarSymbol" style:use-window-font-color="true" fo:font-size="45%"/>
      </text:list-level-style-bullet>
      <text:list-level-style-bullet text:level="2" text:bullet-char="●">
        <style:list-level-properties text:space-before="1cm" text:min-label-width="1cm"/>
        <style:text-properties fo:font-family="StarSymbol" style:use-window-font-color="true" fo:font-size="45%"/>
      </text:list-level-style-bullet>
      <text:list-level-style-bullet text:level="3" text:bullet-char="●">
        <style:list-level-properties text:space-before="2cm" text:min-label-width="1cm"/>
        <style:text-properties fo:font-family="StarSymbol" style:use-window-font-color="true" fo:font-size="45%"/>
      </text:list-level-style-bullet>
      <text:list-level-style-bullet text:level="4" text:bullet-char="●">
        <style:list-level-properties text:space-before="3cm" text:min-label-width="1cm"/>
        <style:text-properties fo:font-family="StarSymbol" style:use-window-font-color="true" fo:font-size="45%"/>
      </text:list-level-style-bullet>
      <text:list-level-style-bullet text:level="5" text:bullet-char="●">
        <style:list-level-properties text:space-before="4cm" text:min-label-width="1cm"/>
        <style:text-properties fo:font-family="StarSymbol" style:use-window-font-color="true" fo:font-size="45%"/>
      </text:list-level-style-bullet>
      <text:list-level-style-bullet text:level="6" text:bullet-char="●">
        <style:list-level-properties text:space-before="5cm" text:min-label-width="1cm"/>
        <style:text-properties fo:font-family="StarSymbol" style:use-window-font-color="true" fo:font-size="45%"/>
      </text:list-level-style-bullet>
      <text:list-level-style-bullet text:level="7" text:bullet-char="●">
        <style:list-level-properties text:space-before="6cm" text:min-label-width="1cm"/>
        <style:text-properties fo:font-family="StarSymbol" style:use-window-font-color="true" fo:font-size="45%"/>
      </text:list-level-style-bullet>
      <text:list-level-style-bullet text:level="8" text:bullet-char="●">
        <style:list-level-properties text:space-before="7cm" text:min-label-width="1cm"/>
        <style:text-properties fo:font-family="StarSymbol" style:use-window-font-color="true" fo:font-size="45%"/>
      </text:list-level-style-bullet>
      <text:list-level-style-bullet text:level="9" text:bullet-char="●">
        <style:list-level-properties text:space-before="8cm" text:min-label-width="1cm"/>
        <style:text-properties fo:font-family="StarSymbol" style:use-window-font-color="true" fo:font-size="45%"/>
      </text:list-level-style-bullet>
      <text:list-level-style-bullet text:level="10" text:bullet-char="●">
        <style:list-level-properties text:space-before="9cm" text:min-label-width="1cm"/>
        <style:text-properties fo:font-family="StarSymbol" style:use-window-font-color="true" fo:font-size="45%"/>
      </text:list-level-style-bullet>
    </text:list-style>
    <text:list-style style:name="ML1476">
      <text:list-level-style-bullet text:level="1" text:bullet-char="●">
        <style:list-level-properties text:min-label-width="1cm"/>
        <style:text-properties fo:font-family="StarSymbol" style:use-window-font-color="true" fo:font-size="45%"/>
      </text:list-level-style-bullet>
      <text:list-level-style-bullet text:level="2" text:bullet-char="●">
        <style:list-level-properties text:space-before="1cm" text:min-label-width="1cm"/>
        <style:text-properties fo:font-family="StarSymbol" style:use-window-font-color="true" fo:font-size="45%"/>
      </text:list-level-style-bullet>
      <text:list-level-style-bullet text:level="3" text:bullet-char="●">
        <style:list-level-properties text:space-before="2cm" text:min-label-width="1cm"/>
        <style:text-properties fo:font-family="StarSymbol" style:use-window-font-color="true" fo:font-size="45%"/>
      </text:list-level-style-bullet>
      <text:list-level-style-bullet text:level="4" text:bullet-char="●">
        <style:list-level-properties text:space-before="3cm" text:min-label-width="1cm"/>
        <style:text-properties fo:font-family="StarSymbol" style:use-window-font-color="true" fo:font-size="45%"/>
      </text:list-level-style-bullet>
      <text:list-level-style-bullet text:level="5" text:bullet-char="●">
        <style:list-level-properties text:space-before="4cm" text:min-label-width="1cm"/>
        <style:text-properties fo:font-family="StarSymbol" style:use-window-font-color="true" fo:font-size="45%"/>
      </text:list-level-style-bullet>
      <text:list-level-style-bullet text:level="6" text:bullet-char="●">
        <style:list-level-properties text:space-before="5cm" text:min-label-width="1cm"/>
        <style:text-properties fo:font-family="StarSymbol" style:use-window-font-color="true" fo:font-size="45%"/>
      </text:list-level-style-bullet>
      <text:list-level-style-bullet text:level="7" text:bullet-char="●">
        <style:list-level-properties text:space-before="6cm" text:min-label-width="1cm"/>
        <style:text-properties fo:font-family="StarSymbol" style:use-window-font-color="true" fo:font-size="45%"/>
      </text:list-level-style-bullet>
      <text:list-level-style-bullet text:level="8" text:bullet-char="●">
        <style:list-level-properties text:space-before="7cm" text:min-label-width="1cm"/>
        <style:text-properties fo:font-family="StarSymbol" style:use-window-font-color="true" fo:font-size="45%"/>
      </text:list-level-style-bullet>
      <text:list-level-style-bullet text:level="9" text:bullet-char="●">
        <style:list-level-properties text:space-before="8cm" text:min-label-width="1cm"/>
        <style:text-properties fo:font-family="StarSymbol" style:use-window-font-color="true" fo:font-size="45%"/>
      </text:list-level-style-bullet>
      <text:list-level-style-bullet text:level="10" text:bullet-char="●">
        <style:list-level-properties text:space-before="9cm" text:min-label-width="1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T26" style:page-layout-name="PM0" draw:style-name="Mdp1476">
      <draw:page-thumbnail draw:layer="backgroundobjects" svg:width="9.294cm" svg:height="6.97cm" svg:x="1cm" svg:y="2.435cm" draw:page-number="1"/>
      <draw:page-thumbnail draw:layer="backgroundobjects" svg:width="9.294cm" svg:height="6.97cm" svg:x="1cm" svg:y="10.483cm" draw:page-number="1"/>
      <draw:page-thumbnail draw:layer="backgroundobjects" svg:width="9.294cm" svg:height="6.97cm" svg:x="1cm" svg:y="18.531cm" draw:page-number="1"/>
      <draw:page-thumbnail draw:layer="backgroundobjects" svg:width="9.294cm" svg:height="6.97cm" svg:x="11.295cm" svg:y="2.435cm" draw:page-number="1"/>
      <draw:page-thumbnail draw:layer="backgroundobjects" svg:width="9.294cm" svg:height="6.97cm" svg:x="11.295cm" svg:y="10.483cm" draw:page-number="1"/>
      <draw:page-thumbnail draw:layer="backgroundobjects" svg:width="9.294cm" svg:height="6.97cm" svg:x="11.295cm" svg:y="18.531cm" draw:page-number="1"/>
      <draw:frame draw:style-name="Mgr1479" draw:text-style-name="MP1480" draw:layer="backgroundobjects" svg:width="9.369cm" svg:height="1.396cm" svg:x="0cm" svg:y="0cm" presentation:class="header">
        <draw:text-box>
          <text:p text:style-name="MP1477"><text:span text:style-name="MT1478"><presentation:header/></text:span></text:p>
        </draw:text-box>
      </draw:frame>
      <draw:frame draw:style-name="Mgr1479" draw:text-style-name="MP1482" draw:layer="backgroundobjects" svg:width="9.369cm" svg:height="1.396cm" svg:x="12.22cm" svg:y="0cm" presentation:class="date-time">
        <draw:text-box>
          <text:p text:style-name="MP1481"><text:span text:style-name="MT1478"><presentation:date-time/></text:span></text:p>
        </draw:text-box>
      </draw:frame>
      <draw:frame draw:style-name="Mgr1483" draw:text-style-name="MP1480" draw:layer="backgroundobjects" svg:width="9.369cm" svg:height="1.396cm" svg:x="0cm" svg:y="26.543cm" presentation:class="footer">
        <draw:text-box>
          <text:p text:style-name="MP1477"><text:span text:style-name="MT1478"><presentation:footer/></text:span></text:p>
        </draw:text-box>
      </draw:frame>
      <draw:frame draw:style-name="Mgr1483" draw:text-style-name="MP1482" draw:layer="backgroundobjects" svg:width="9.369cm" svg:height="1.396cm" svg:x="12.22cm" svg:y="26.543cm" presentation:class="page-number">
        <draw:text-box>
          <text:p text:style-name="MP1481"><text:span text:style-name="MT1478"><text:page-number>&lt;number&gt;</text:page-number></text:span></text:p>
        </draw:text-box>
      </draw:frame>
    </style:handout-master>
    <style:master-page style:name="_28_Default_29__20_Title_20_Master" style:display-name="(Default) Title Master" style:page-layout-name="PM1" draw:style-name="Mdp1475">
      <draw:frame presentation:style-name="Mpr1484" draw:layer="backgroundobjects" svg:width="23.848cm" svg:height="4.494cm" svg:x="2.075cm" svg:y="5.617cm" presentation:class="title" presentation:placeholder="true">
        <draw:text-box/>
      </draw:frame>
      <draw:frame presentation:style-name="Mpr1485" draw:layer="backgroundobjects" svg:width="19.631cm" svg:height="5.347cm" svg:x="4.183cm" svg:y="11cm" presentation:class="subtitle" presentation:placeholder="true">
        <draw:text-box/>
      </draw:frame>
      <draw:frame presentation:style-name="Mpr1486" draw:text-style-name="MP1480" draw:layer="backgroundobjects" svg:width="6.523cm" svg:height="1.448cm" svg:x="1.4cm" svg:y="19.131cm" presentation:class="date-time">
        <draw:text-box>
          <text:p text:style-name="MP1477"><text:span text:style-name="MT1478"><presentation:date-time/></text:span></text:p>
        </draw:text-box>
      </draw:frame>
      <draw:frame presentation:style-name="Mpr1486" draw:text-style-name="MP1488" draw:layer="backgroundobjects" svg:width="8.875cm" svg:height="1.448cm" svg:x="9.576cm" svg:y="19.131cm" presentation:class="footer">
        <draw:text-box>
          <text:p text:style-name="MP1487"><text:span text:style-name="MT1478"><presentation:footer/></text:span></text:p>
        </draw:text-box>
      </draw:frame>
      <draw:frame presentation:style-name="Mpr1486" draw:text-style-name="MP1482" draw:layer="backgroundobjects" svg:width="6.523cm" svg:height="1.448cm" svg:x="20.076cm" svg:y="19.131cm" presentation:class="page-number">
        <draw:text-box>
          <text:p text:style-name="MP1481"><text:span text:style-name="MT1478"><text:page-number>&lt;number&gt;</text:page-number></text:span></text:p>
        </draw:text-box>
      </draw:frame>
      <presentation:notes style:page-layout-name="PM0">
        <draw:page-thumbnail presentation:style-name="Mpr1484" draw:layer="backgroundobjects" svg:width="13.968cm" svg:height="10.476cm" svg:x="3.81cm" svg:y="2.123cm" presentation:class="page"/>
        <draw:frame presentation:style-name="Mpr1489" draw:layer="backgroundobjects" svg:width="17.271cm" svg:height="12.572cm" svg:x="2.159cm" svg:y="13.271cm" presentation:class="notes" presentation:placeholder="true">
          <draw:text-box/>
        </draw:frame>
        <draw:frame presentation:style-name="Mpr1490" draw:text-style-name="MP1480" draw:layer="backgroundobjects" svg:width="9.369cm" svg:height="1.396cm" svg:x="0cm" svg:y="0cm" presentation:class="header">
          <draw:text-box>
            <text:p text:style-name="MP1477"><text:span text:style-name="MT1478"><presentation:header/></text:span></text:p>
          </draw:text-box>
        </draw:frame>
        <draw:frame presentation:style-name="Mpr1490" draw:text-style-name="MP1482" draw:layer="backgroundobjects" svg:width="9.369cm" svg:height="1.396cm" svg:x="12.22cm" svg:y="0cm" presentation:class="date-time">
          <draw:text-box>
            <text:p text:style-name="MP1481"><text:span text:style-name="MT1478"><presentation:date-time/></text:span></text:p>
          </draw:text-box>
        </draw:frame>
        <draw:frame presentation:style-name="Mpr1491" draw:text-style-name="MP1480" draw:layer="backgroundobjects" svg:width="9.369cm" svg:height="1.396cm" svg:x="0cm" svg:y="26.543cm" presentation:class="footer">
          <draw:text-box>
            <text:p text:style-name="MP1477"><text:span text:style-name="MT1478"><presentation:footer/></text:span></text:p>
          </draw:text-box>
        </draw:frame>
        <draw:frame presentation:style-name="Mpr1491" draw:text-style-name="MP1482" draw:layer="backgroundobjects" svg:width="9.369cm" svg:height="1.396cm" svg:x="12.22cm" svg:y="26.543cm" presentation:class="page-number">
          <draw:text-box>
            <text:p text:style-name="MP1481"><text:span text:style-name="MT1478"><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creation-date>2013-08-27T13:51:44.96</meta:creation-date>
    <dc:date>2014-02-06T11:23:50.67</dc:date>
    <meta:editing-duration>PT92H25M00S</meta:editing-duration>
    <meta:editing-cycles>69</meta:editing-cycles>
    <meta:generator>IBM_Lotus_Symphony/3.0$Win32 OpenOffice.org_project/310m11$Build-9399</meta:generator>
    <meta:document-statistic meta:object-count="210"/>
  </office:meta>
</office:document-meta>
</file>